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4445in"/>
    </style:style>
    <style:style style:name="co3" style:family="table-column">
      <style:table-column-properties fo:break-before="auto" style:column-width="3.689in"/>
    </style:style>
    <style:style style:name="co4" style:family="table-column">
      <style:table-column-properties fo:break-before="auto" style:column-width="0.6984in"/>
    </style:style>
    <style:style style:name="co5" style:family="table-column">
      <style:table-column-properties fo:break-before="auto" style:column-width="1.6299in"/>
    </style:style>
    <style:style style:name="co6" style:family="table-column">
      <style:table-column-properties fo:break-before="auto" style:column-width="1.0902in"/>
    </style:style>
    <style:style style:name="co7" style:family="table-column">
      <style:table-column-properties fo:break-before="auto" style:column-width="2.9953in"/>
    </style:style>
    <style:style style:name="co8" style:family="table-column">
      <style:table-column-properties fo:break-before="auto" style:column-width="1.0571in"/>
    </style:style>
    <style:style style:name="co9" style:family="table-column">
      <style:table-column-properties fo:break-before="auto" style:column-width="2.8075in"/>
    </style:style>
    <style:style style:name="co10" style:family="table-column">
      <style:table-column-properties fo:break-before="auto" style:column-width="0.8917in"/>
    </style:style>
    <style:style style:name="co11" style:family="table-column">
      <style:table-column-properties fo:break-before="auto" style:column-width="1.3984in"/>
    </style:style>
    <style:style style:name="co12" style:family="table-column">
      <style:table-column-properties fo:break-before="auto" style:column-width="0.3965in"/>
    </style:style>
    <style:style style:name="co13" style:family="table-column">
      <style:table-column-properties fo:break-before="auto" style:column-width="5.4508in"/>
    </style:style>
    <style:style style:name="co14" style:family="table-column">
      <style:table-column-properties fo:break-before="auto" style:column-width="1.5193in"/>
    </style:style>
    <style:style style:name="co15" style:family="table-column">
      <style:table-column-properties fo:break-before="auto" style:column-width="2.422in"/>
    </style:style>
    <style:style style:name="co16" style:family="table-column">
      <style:table-column-properties fo:break-before="auto" style:column-width="0.8146in"/>
    </style:style>
    <style:style style:name="co17" style:family="table-column">
      <style:table-column-properties fo:break-before="auto" style:column-width="0.9689in"/>
    </style:style>
    <style:style style:name="co18" style:family="table-column">
      <style:table-column-properties fo:break-before="auto" style:column-width="0.7484in"/>
    </style:style>
    <style:style style:name="co19" style:family="table-column">
      <style:table-column-properties fo:break-before="auto" style:column-width="0.8925in"/>
    </style:style>
    <style:style style:name="ro1" style:family="table-row">
      <style:table-row-properties style:row-height="0.1772in" fo:break-before="auto" style:use-optimal-row-height="true"/>
    </style:style>
    <style:style style:name="ro2" style:family="table-row">
      <style:table-row-properties style:row-height="0.2189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563in" fo:break-before="auto" style:use-optimal-row-height="false"/>
    </style:style>
    <style:style style:name="ro5" style:family="table-row">
      <style:table-row-properties style:row-height="0.25in" fo:break-before="auto" style:use-optimal-row-height="false"/>
    </style:style>
    <style:style style:name="ro6" style:family="table-row">
      <style:table-row-properties style:row-height="1.4327in" fo:break-before="auto" style:use-optimal-row-height="false"/>
    </style:style>
    <style:style style:name="ro7" style:family="table-row">
      <style:table-row-properties style:row-height="0.089in" fo:break-before="auto" style:use-optimal-row-height="false"/>
    </style:style>
    <style:style style:name="ro8" style:family="table-row">
      <style:table-row-properties style:row-height="0.4146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7709in" fo:break-before="auto" style:use-optimal-row-height="false"/>
    </style:style>
    <style:style style:name="ro11" style:family="table-row">
      <style:table-row-properties style:row-height="0.1957in" fo:break-before="auto" style:use-optimal-row-height="false"/>
    </style:style>
    <style:style style:name="ro12" style:family="table-row">
      <style:table-row-properties style:row-height="0.6252in" fo:break-before="auto" style:use-optimal-row-height="false"/>
    </style:style>
    <style:style style:name="ro13" style:family="table-row">
      <style:table-row-properties style:row-height="0.2689in" fo:break-before="auto" style:use-optimal-row-height="false"/>
    </style:style>
    <style:style style:name="ro14" style:family="table-row">
      <style:table-row-properties style:row-height="0.8646in" fo:break-before="auto" style:use-optimal-row-height="false"/>
    </style:style>
    <style:style style:name="ro15" style:family="table-row">
      <style:table-row-properties style:row-height="0.6929in" fo:break-before="auto" style:use-optimal-row-height="false"/>
    </style:style>
    <style:style style:name="ro16" style:family="table-row">
      <style:table-row-properties style:row-height="0.2811in" fo:break-before="auto" style:use-optimal-row-height="false"/>
    </style:style>
    <style:style style:name="ro17" style:family="table-row">
      <style:table-row-properties style:row-height="0.1772in" fo:break-before="auto" style:use-optimal-row-height="false"/>
    </style:style>
    <style:style style:name="ro18" style:family="table-row">
      <style:table-row-properties style:row-height="0.2291in" fo:break-before="auto" style:use-optimal-row-height="false"/>
    </style:style>
    <style:style style:name="ro19" style:family="table-row">
      <style:table-row-properties style:row-height="0.2429in" fo:break-before="auto" style:use-optimal-row-height="true"/>
    </style:style>
    <style:style style:name="ro20" style:family="table-row">
      <style:table-row-properties style:row-height="1.0783in" fo:break-before="auto" style:use-optimal-row-height="false"/>
    </style:style>
    <style:style style:name="ro21" style:family="table-row">
      <style:table-row-properties style:row-height="1.2035in" fo:break-before="auto" style:use-optimal-row-height="false"/>
    </style:style>
    <style:style style:name="ro22" style:family="table-row">
      <style:table-row-properties style:row-height="1.3335in" fo:break-before="auto" style:use-optimal-row-height="false"/>
    </style:style>
    <style:style style:name="ro23" style:family="table-row">
      <style:table-row-properties style:row-height="0.2165in" fo:break-before="auto" style:use-optimal-row-height="false"/>
    </style:style>
    <style:style style:name="ro24" style:family="table-row">
      <style:table-row-properties style:row-height="0.2138in" fo:break-before="auto" style:use-optimal-row-height="false"/>
    </style:style>
    <style:style style:name="ro25" style:family="table-row">
      <style:table-row-properties style:row-height="0.178in" fo:break-before="auto" style:use-optimal-row-height="true"/>
    </style:style>
    <style:style style:name="ta1" style:family="table" style:master-page-name="PageStyle_5f_Overview">
      <style:table-properties table:display="true" style:writing-mode="lr-tb"/>
    </style:style>
    <style:style style:name="ta2" style:family="table" style:master-page-name="PageStyle_5f_Section_20_3">
      <style:table-properties table:display="true" style:writing-mode="lr-tb"/>
    </style:style>
    <style:style style:name="ta3" style:family="table" style:master-page-name="PageStyle_5f_Section_20_3.1">
      <style:table-properties table:display="true" style:writing-mode="lr-tb"/>
    </style:style>
    <style:style style:name="ta4" style:family="table" style:master-page-name="Default">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order-bottom="0.31pt solid #1a1a1a" fo:background-color="#c0c0c0" style:diagonal-bl-tr="none" style:diagonal-tl-br="none" fo:border-left="0.31pt solid #1a1a1a" fo:padding="0.028in" fo:border-right="none" style:rotation-align="none" fo:border-top="0.31pt solid #1a1a1a"/>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0.31pt solid #1a1a1a" style:diagonal-bl-tr="none" style:diagonal-tl-br="none" fo:border-left="none" fo:padding="0.028in" fo:border-right="none" style:rotation-align="none" fo:border-top="0.31pt solid #1a1a1a"/>
    </style:style>
    <style:style style:name="ce5" style:family="table-cell" style:parent-style-name="Default">
      <style:table-cell-properties fo:background-color="#c0c0c0" style:diagonal-bl-tr="none" style:diagonal-tl-br="none" fo:border="0.31pt solid #1a1a1a" fo:padding="0.028in"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fo:background-color="#c0c0c0" style:diagonal-bl-tr="none" style:diagonal-tl-br="none" style:text-align-source="value-type" style:repeat-content="false" fo:wrap-option="no-wrap" fo:border="0.31pt solid #1a1a1a"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order-bottom="none" fo:background-color="#c0c0c0" style:diagonal-bl-tr="none" style:diagonal-tl-br="none" style:text-align-source="value-type" style:repeat-content="false" fo:wrap-option="no-wrap" fo:border-left="0.31pt solid #1a1a1a" style:direction="ltr" fo:padding="0.028in" fo:border-right="0.31pt solid #1a1a1a" style:rotation-angle="0" style:rotation-align="none" style:shrink-to-fit="false" fo:border-top="0.31pt solid #1a1a1a"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border-bottom="none" fo:background-color="#c0c0c0" style:diagonal-bl-tr="none" style:diagonal-tl-br="none" fo:border-left="0.31pt solid #1a1a1a" fo:padding="0.028in" fo:border-right="0.31pt solid #1a1a1a" style:rotation-align="none" fo:border-top="0.31pt solid #1a1a1a"/>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12" style:family="table-cell" style:parent-style-name="Default">
      <style:table-cell-properties fo:border-bottom="0.31pt solid #1a1a1a" fo:background-color="#c0c0c0" style:diagonal-bl-tr="none" style:diagonal-tl-br="none" fo:border-left="none" fo:padding="0.028in" fo:border-right="0.31pt solid #1a1a1a" style:rotation-align="none" fo:border-top="0.31pt solid #1a1a1a"/>
    </style:style>
    <style:style style:name="ce13" style:family="table-cell" style:parent-style-name="Default">
      <style:table-cell-properties fo:background-color="#ffff99" style:diagonal-bl-tr="none" style:diagonal-tl-br="none" fo:border="0.31pt solid #1a1a1a" fo:padding="0.028in"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99" style:diagonal-bl-tr="none" style:diagonal-tl-br="none" fo:border="0.06pt solid #000000" fo:padding="0.028in" style:rotation-align="none"/>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glyph-orientation-vertical="0" fo:border-bottom="none" fo:background-color="#ffff99" style:diagonal-bl-tr="none" style:diagonal-tl-br="none" style:text-align-source="value-type" style:repeat-content="false" fo:wrap-option="wrap" fo:border-left="0.31pt solid #1a1a1a" style:direction="ltr" fo:padding="0.028in" fo:border-right="0.31pt solid #1a1a1a" style:rotation-angle="0" style:rotation-align="none" style:shrink-to-fit="false" fo:border-top="0.31pt solid #1a1a1a"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ackground-color="#ffff99" style:diagonal-bl-tr="none" style:diagonal-tl-br="none" style:text-align-source="fix" style:repeat-content="false" fo:wrap-option="no-wrap" fo:border="0.31pt solid #1a1a1a"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17" style:family="table-cell" style:parent-style-name="Default">
      <style:table-cell-properties style:glyph-orientation-vertical="0" fo:border-bottom="none" fo:background-color="#ffff99" style:diagonal-bl-tr="none" style:diagonal-tl-br="none" style:text-align-source="fix" style:repeat-content="false" fo:wrap-option="no-wrap" fo:border-left="0.31pt solid #1a1a1a" style:direction="ltr" fo:padding="0.028in" fo:border-right="0.31pt solid #1a1a1a" style:rotation-angle="0" style:rotation-align="none" style:shrink-to-fit="false" fo:border-top="0.31pt solid #1a1a1a" style:vertical-align="automatic" style:vertical-justify="auto"/>
      <style:paragraph-properties fo:text-align="start" css3t:text-justify="auto" fo:margin-left="0in" style:writing-mode="page"/>
    </style:style>
    <style:style style:name="ce18" style:family="table-cell" style:parent-style-name="Default">
      <style:table-cell-properties style:diagonal-bl-tr="none" style:diagonal-tl-br="none" fo:background-color="transparent" fo:border="none" fo:padding="0.028in" style:rotation-align="none"/>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padding="0.028in"/>
      <style:text-properties fo:color="#ff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fo:background-color="#808080"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2" style:family="table-cell" style:parent-style-name="Default">
      <style:table-cell-properties style:glyph-orientation-vertical="0" fo:background-color="#ffff99" style:diagonal-bl-tr="none" style:diagonal-tl-br="none" style:text-align-source="fix" style:repeat-content="false" fo:wrap-option="no-wrap" fo:border="0.31pt solid #1a1a1a"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glyph-orientation-vertical="0" fo:background-color="#c0c0c0"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glyph-orientation-vertical="0" fo:background-color="#c0c0c0"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ackground-color="#ccffff"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glyph-orientation-vertical="0" fo:background-color="#ccffff"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glyph-orientation-vertical="0" fo:background-color="#ffff99" style:diagonal-bl-tr="none" style:diagonal-tl-br="none" style:text-align-source="fix" style:repeat-content="false" fo:wrap-option="no-wrap" fo:border="0.31pt solid #1a1a1a"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fo:background-color="#ffffff"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justify" css3t:text-justify="auto" fo:margin-left="0in" style:writing-mode="page"/>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fo:background-color="#ffff99"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glyph-orientation-vertical="0" fo:background-color="#ffff99"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glyph-orientation-vertical="0" fo:background-color="#c0c0c0"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glyph-orientation-vertical="0" fo:background-color="#ffffff"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ackground-color="#ffff99"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style:glyph-orientation-vertical="0" fo:background-color="#ffff99"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glyph-orientation-vertical="0" fo:background-color="#ffff99"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glyph-orientation-vertical="0" fo:background-color="#ffff99"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31pt solid #1a1a1a" style:diagonal-bl-tr="none" style:diagonal-tl-br="none" fo:border-left="0.31pt solid #1a1a1a" fo:padding="0.028in" fo:border-right="none" style:rotation-align="none" fo:border-top="0.31pt solid #1a1a1a"/>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glyph-orientation-vertical="0" fo:background-color="#ffff99" style:diagonal-bl-tr="none" style:diagonal-tl-br="none" style:text-align-source="fix" style:repeat-content="false" fo:wrap-option="no-wrap" fo:border="0.31pt solid #1a1a1a"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41" style:family="table-cell" style:parent-style-name="Default">
      <style:table-cell-properties style:glyph-orientation-vertical="0" fo:background-color="#ffff99" style:diagonal-bl-tr="none" style:diagonal-tl-br="none" style:text-align-source="fix" style:repeat-content="false" fo:wrap-option="no-wrap" fo:border="0.31pt solid #1a1a1a"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glyph-orientation-vertical="0" fo:background-color="#ffff99"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order-bottom="0.31pt solid #1a1a1a" style:diagonal-bl-tr="none" style:diagonal-tl-br="none" fo:border-left="none" fo:padding="0.028in" fo:border-right="none" style:rotation-align="none" fo:border-top="0.31pt solid #1a1a1a"/>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ffff99" style:diagonal-bl-tr="none" style:diagonal-tl-br="none" style:text-align-source="fix" style:repeat-content="false" fo:wrap-option="no-wrap" fo:border="0.31pt solid #1a1a1a"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order-bottom="0.31pt solid #1a1a1a" style:diagonal-bl-tr="none" style:diagonal-tl-br="none" fo:border-left="none" fo:padding="0.028in" fo:border-right="0.31pt solid #1a1a1a" style:rotation-align="none" fo:border-top="0.31pt solid #1a1a1a"/>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padding="0.028in"/>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fo:background-color="#969696" style:diagonal-bl-tr="none" style:diagonal-tl-br="none" style:text-align-source="fix" style:repeat-content="false" fo:wrap-option="wrap" fo:border="0.31pt solid #1a1a1a" style:direction="ltr" fo:padding="0.028in" style:rotation-angle="0" style:rotation-align="none" style:shrink-to-fit="false" style:vertical-align="automatic" style:vertical-justify="auto"/>
      <style:paragraph-properties fo:text-align="start" css3t:text-justify="auto" fo:margin-left="0in" style:writing-mode="page"/>
      <style:text-properties fo:color="#000000" style:text-outline="false" style:text-line-through-style="none"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9" style:family="table-cell" style:parent-style-name="Default">
      <style:table-cell-properties style:glyph-orientation-vertical="0" fo:background-color="#ffffff"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fo:color="#ff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0.31pt solid #1a1a1a"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start" css3t:text-justify="auto" fo:margin-left="0in" style:writing-mode="page"/>
      <style:text-properties fo:color="#3c3c3c" style:text-outline="false" style:text-line-through-styl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style:diagonal-bl-tr="none" style:diagonal-tl-br="none" style:text-align-source="fix" style:repeat-content="false" fo:wrap-option="wrap" fo:border="0.31pt solid #1a1a1a"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wrap-option="no-wrap" fo:border="0.31pt solid #1a1a1a" style:direction="ltr" fo:padding="0.028in" style:rotation-angle="0" style:rotation-align="none" style:shrink-to-fit="false" style:vertical-align="middle" style:vertical-justify="auto"/>
      <style:paragraph-properties fo:text-align="justify" css3t:text-justify="auto"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102in" svg:stroke-color="#000000" draw:marker-start="msArrowEnd_20_5" draw:marker-start-width="0.082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000000" style:text-outline="false" style:text-line-through-styl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3" style:family="text">
      <style:text-properties style:use-window-font-color="true" style:text-outline="false" style:text-line-through-style="none" style:text-position="0% 100%"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T4" style:family="text">
      <style:text-properties fo:color="#ff0000" style:text-outline="false" style:text-line-through-style="none" style:text-position="0% 100%" style:font-name="Arial"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None&quot;;&quot;2G&quot;;&quot;2&quot;;&quot;5G&quot;;&quot;2&quot;;&quot;75G&quot;;&quot;3G&quot;)" table:allow-empty-cell="true" table:display-list="unsorted" table:base-cell-address="Overview.C11">
          <table:error-message table:message-type="stop" table:display="true"/>
        </table:content-validation>
        <table:content-validation table:name="val2" table:condition="of:cell-content-is-in-list(&quot;Yes&quot;;&quot;No&quot;)" table:allow-empty-cell="true" table:display-list="unsorted" table:base-cell-address="'Section 3'.E3">
          <table:error-message table:message-type="stop" table:display="true"/>
        </table:content-validation>
        <table:content-validation table:name="val3" table:condition="of:cell-content-is-in-list(&quot;1a - Fatal&quot;;&quot;1b - Critical&quot;;&quot;2 - Serious&quot;;&quot;3 - Major&quot;;&quot;4 - Minor&quot;)" table:allow-empty-cell="true" table:display-list="unsorted" table:base-cell-address="'Section 3'.G2">
          <table:error-message table:message-type="stop" table:display="true"/>
        </table:content-validation>
        <table:content-validation table:name="val4" table:condition="of:cell-content-is-in-list(&quot;Yes&quot;;&quot;No&quot;)" table:allow-empty-cell="true" table:display-list="unsorted" table:base-cell-address="'Section 3.1'.E3">
          <table:error-message table:message-type="stop" table:display="true"/>
        </table:content-validation>
        <table:content-validation table:name="val5" table:condition="of:cell-content-is-in-list(&quot;Yes&quot;;&quot;No&quot;)" table:allow-empty-cell="true" table:display-list="unsorted" table:base-cell-address="'Section 3.1'.E110">
          <table:error-message table:message-type="stop" table:display="true"/>
        </table:content-validation>
        <table:content-validation table:name="val6" table:condition="of:cell-content-is-in-list(&quot;1a - Fatal&quot;;&quot;1b - Critical&quot;;&quot;2 - Serious&quot;;&quot;3 - Major&quot;;&quot;4 - Minor&quot;)" table:allow-empty-cell="true" table:display-list="unsorted" table:base-cell-address="'Section 3.1'.G2">
          <table:error-message table:message-type="stop" table:display="true"/>
        </table:content-validation>
        <table:content-validation table:name="val7" table:condition="of:cell-content-is-in-list(&quot;1a - Fatal&quot;;&quot;1b - Critical&quot;;&quot;2 - Serious&quot;;&quot;3 - Major&quot;;&quot;4 - Minor&quot;)" table:allow-empty-cell="true" table:display-list="unsorted" table:base-cell-address="'Section 3.1'.G109">
          <table:error-message table:message-type="stop" table:display="true"/>
        </table:content-validation>
      </table:content-validations>
      <table:table table:name="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1020" table:default-cell-style-name="Default"/>
        <table:table-row table:style-name="ro1" table:number-rows-repeated="2">
          <table:table-cell table:number-columns-repeated="1024"/>
        </table:table-row>
        <table:table-row table:style-name="ro2">
          <table:table-cell/>
          <table:table-cell table:style-name="ce3" office:value-type="string">
            <text:p>Application</text:p>
          </table:table-cell>
          <table:table-cell table:style-name="ce12"/>
          <table:table-cell table:number-columns-repeated="1021"/>
        </table:table-row>
        <table:table-row table:style-name="ro1">
          <table:table-cell/>
          <table:table-cell table:style-name="ce4" table:number-columns-repeated="2"/>
          <table:table-cell table:number-columns-repeated="1021"/>
        </table:table-row>
        <table:table-row table:style-name="ro1">
          <table:table-cell/>
          <table:table-cell table:style-name="ce5" office:value-type="string">
            <text:p>Developer Company Name:</text:p>
          </table:table-cell>
          <table:table-cell table:style-name="ce13" office:value-type="string">
            <text:p>NESPL</text:p>
          </table:table-cell>
          <table:table-cell table:number-columns-repeated="1021"/>
        </table:table-row>
        <table:table-row table:style-name="ro3">
          <table:table-cell/>
          <table:table-cell table:style-name="ce5" office:value-type="string">
            <text:p>Application Name:</text:p>
          </table:table-cell>
          <table:table-cell table:style-name="ce14" office:value-type="string">
            <text:p>NES_MAC_HS_UE_SEND</text:p>
          </table:table-cell>
          <table:table-cell table:number-columns-repeated="1021"/>
        </table:table-row>
        <table:table-row table:style-name="ro1">
          <table:table-cell/>
          <table:table-cell table:style-name="ce5" office:value-type="string">
            <text:p>Application Version Tested:</text:p>
          </table:table-cell>
          <table:table-cell table:style-name="ce13" office:value-type="string">
            <text:p>7.3.0</text:p>
          </table:table-cell>
          <table:table-cell table:number-columns-repeated="1021"/>
        </table:table-row>
        <table:table-row table:style-name="ro1">
          <table:table-cell table:number-columns-repeated="1024"/>
        </table:table-row>
        <table:table-row table:style-name="ro1">
          <table:table-cell/>
          <table:table-cell table:style-name="ce6" office:value-type="string">
            <text:p>Targeted <text:s/>OS Platforms:</text:p>
          </table:table-cell>
          <table:table-cell table:style-name="ce13" office:value-type="string">
            <text:p>Linux</text:p>
          </table:table-cell>
          <table:table-cell table:number-columns-repeated="1021"/>
        </table:table-row>
        <table:table-row table:style-name="ro1">
          <table:table-cell/>
          <table:table-cell table:style-name="ce6" office:value-type="string">
            <text:p>Kernel Device Version:</text:p>
          </table:table-cell>
          <table:table-cell table:style-name="ce13" office:value-type="string">
            <text:p>2.6.38-13-generic</text:p>
          </table:table-cell>
          <table:table-cell table:number-columns-repeated="1021"/>
        </table:table-row>
        <table:table-row table:style-name="ro1">
          <table:table-cell/>
          <table:table-cell table:style-name="ce6" office:value-type="string">
            <text:p>Required Technology:</text:p>
          </table:table-cell>
          <table:table-cell table:style-name="ce13" table:content-validation-name="val1" office:value-type="string">
            <office:annotation draw:style-name="gr1" draw:text-style-name="P1" svg:width="1.4787in" svg:height="0.728in" svg:x="4.2665in" svg:y="1.7217in" draw:caption-point-x="2.6622in" draw:caption-point-y="0.1087in">
              <dc:date>2013-02-25T00:00:00</dc:date>
              <text:p text:style-name="P1"><text:span text:style-name="T1">Nex-G:</text:span></text:p>
              <text:p text:style-name="P1"><text:span text:style-name="T2">Please select from list which appears when you select this field.</text:span></text:p>
            </office:annotation>
            <text:p>3G</text:p>
          </table:table-cell>
          <table:table-cell table:number-columns-repeated="1021"/>
        </table:table-row>
        <table:table-row table:style-name="ro1">
          <table:table-cell/>
          <table:table-cell table:style-name="ce5" office:value-type="string">
            <text:p>Required Memory (ROM/RAM):</text:p>
          </table:table-cell>
          <table:table-cell table:style-name="ce13" office:value-type="string">
            <text:p>1024KB/450KB</text:p>
          </table:table-cell>
          <table:table-cell table:number-columns-repeated="1021"/>
        </table:table-row>
        <table:table-row table:style-name="ro1" table:number-rows-repeated="2">
          <table:table-cell table:number-columns-repeated="1024"/>
        </table:table-row>
        <table:table-row table:style-name="ro2">
          <table:table-cell/>
          <table:table-cell table:style-name="ce3" office:value-type="string">
            <text:p>Testing</text:p>
          </table:table-cell>
          <table:table-cell table:style-name="ce12"/>
          <table:table-cell table:number-columns-repeated="1021"/>
        </table:table-row>
        <table:table-row table:style-name="ro1">
          <table:table-cell table:number-columns-repeated="1024"/>
        </table:table-row>
        <table:table-row table:style-name="ro1">
          <table:table-cell/>
          <table:table-cell table:style-name="ce7" office:value-type="string">
            <text:p>Accountable Tester:</text:p>
          </table:table-cell>
          <table:table-cell table:style-name="ce15" office:value-type="string">
            <text:p>MAC-HS TEAM</text:p>
          </table:table-cell>
          <table:table-cell table:number-columns-repeated="1021"/>
        </table:table-row>
        <table:table-row table:style-name="ro1">
          <table:table-cell/>
          <table:table-cell table:style-name="ce6" office:value-type="string">
            <text:p>Tested on Terminal:</text:p>
          </table:table-cell>
          <table:table-cell table:style-name="ce13" office:value-type="string">
            <text:p>NEXP4</text:p>
          </table:table-cell>
          <table:table-cell table:number-columns-repeated="1021"/>
        </table:table-row>
        <table:table-row table:style-name="ro1">
          <table:table-cell/>
          <table:table-cell table:style-name="ce6" office:value-type="string">
            <text:p>No. of Test cases:</text:p>
          </table:table-cell>
          <table:table-cell table:style-name="ce16" office:value-type="float" office:value="9">
            <text:p>9</text:p>
          </table:table-cell>
          <table:table-cell table:number-columns-repeated="1021"/>
        </table:table-row>
        <table:table-row table:style-name="ro1">
          <table:table-cell/>
          <table:table-cell table:style-name="ce6" office:value-type="string">
            <text:p>No. of Tests passed:</text:p>
          </table:table-cell>
          <table:table-cell table:style-name="ce16" office:value-type="float" office:value="9">
            <text:p>9</text:p>
          </table:table-cell>
          <table:table-cell table:number-columns-repeated="1021"/>
        </table:table-row>
        <table:table-row table:style-name="ro1">
          <table:table-cell/>
          <table:table-cell table:style-name="ce5" office:value-type="string">
            <text:p>No. of tests failed:</text:p>
          </table:table-cell>
          <table:table-cell table:style-name="ce16" office:value-type="float" office:value="0">
            <text:p>0</text:p>
          </table:table-cell>
          <table:table-cell table:number-columns-repeated="1021"/>
        </table:table-row>
        <table:table-row table:style-name="ro1">
          <table:table-cell/>
          <table:table-cell table:style-name="ce8" office:value-type="string">
            <text:p>No. of tests that are not applicable:</text:p>
          </table:table-cell>
          <table:table-cell table:style-name="ce17" office:value-type="float" office:value="0">
            <text:p>0</text:p>
          </table:table-cell>
          <table:table-cell table:number-columns-repeated="1021"/>
        </table:table-row>
        <table:table-row table:style-name="ro1">
          <table:table-cell/>
          <table:table-cell table:style-name="ce5" office:value-type="string">
            <text:p>No. of Waivers requested:</text:p>
          </table:table-cell>
          <table:table-cell table:style-name="ce16" office:value-type="float" office:value="0">
            <text:p>0</text:p>
          </table:table-cell>
          <table:table-cell table:number-columns-repeated="1021"/>
        </table:table-row>
        <table:table-row table:style-name="ro1" table:number-rows-repeated="2">
          <table:table-cell table:number-columns-repeated="1024"/>
        </table:table-row>
        <table:table-row table:style-name="ro2">
          <table:table-cell/>
          <table:table-cell table:style-name="ce3" office:value-type="string">
            <text:p>Nex-G</text:p>
          </table:table-cell>
          <table:table-cell table:style-name="ce12"/>
          <table:table-cell table:number-columns-repeated="1021"/>
        </table:table-row>
        <table:table-row table:style-name="ro1">
          <table:table-cell table:number-columns-repeated="1024"/>
        </table:table-row>
        <table:table-row table:style-name="ro1">
          <table:table-cell/>
          <table:table-cell table:style-name="ce6" office:value-type="string">
            <text:p>Nex-G contact:</text:p>
          </table:table-cell>
          <table:table-cell table:style-name="ce13" office:value-type="string">
            <text:p>Nex-G APM (Application Project Manager)</text:p>
          </table:table-cell>
          <table:table-cell table:number-columns-repeated="1021"/>
        </table:table-row>
        <table:table-row table:style-name="ro1" table:number-rows-repeated="2">
          <table:table-cell/>
          <table:table-cell table:style-name="ce9"/>
          <table:table-cell table:style-name="ce18"/>
          <table:table-cell table:number-columns-repeated="1021"/>
        </table:table-row>
        <table:table-row table:style-name="ro1">
          <table:table-cell/>
          <table:table-cell table:style-name="ce10" office:value-type="string">
            <text:p>NOIDA,20-02-2013________________</text:p>
          </table:table-cell>
          <table:table-cell table:style-name="ce18" office:value-type="string">
            <text:p>________________________________________</text:p>
          </table:table-cell>
          <table:table-cell table:number-columns-repeated="1021"/>
        </table:table-row>
        <table:table-row table:style-name="ro1">
          <table:table-cell/>
          <table:table-cell office:value-type="string">
            <text:p>City, Date</text:p>
          </table:table-cell>
          <table:table-cell table:style-name="ce19" office:value-type="string">
            <text:p>Signature accountable tester</text:p>
          </table:table-cell>
          <table:table-cell table:number-columns-repeated="1021"/>
        </table:table-row>
        <table:table-row table:style-name="ro1" table:number-rows-repeated="2">
          <table:table-cell table:number-columns-repeated="1024"/>
        </table:table-row>
        <table:table-row table:style-name="ro4" table:visibility="collapse">
          <table:table-cell/>
          <table:table-cell table:style-name="ce11" table:number-columns-spanned="2" table:number-rows-spanned="1"/>
          <table:covered-table-cell table:style-name="ce11"/>
          <table:table-cell table:number-columns-repeated="1021"/>
        </table:table-row>
        <table:table-row table:style-name="ro1">
          <table:table-cell table:number-columns-repeated="1024"/>
        </table:table-row>
        <table:table-row table:style-name="ro5">
          <table:table-cell table:style-name="ce1" office:value-type="string">
            <text:p>How to use this template: </text:p>
          </table:table-cell>
          <table:table-cell table:style-name="ce1"/>
          <table:table-cell table:style-name="ce20"/>
          <table:table-cell table:number-columns-repeated="1021"/>
        </table:table-row>
        <table:table-row table:style-name="ro6">
          <table:table-cell table:style-name="ce2" office:value-type="string" table:number-columns-spanned="4" table:number-rows-spanned="1">
            <text:p>This document shall list all test cases that were conducted during internal quality assurance. This goal is to document quality assurance activities of the protocol application developer. The test cases may be groupped into sections (e.g. Section 3 and Section 3.1 Excel Sheets in this template). Templates for test cases can be found on the next Excel Sheets (e.g. Section 1). Please extend the sections as needed by copying the single test case templates or add sections by adding further sheets. The description of how to fill in test case templates can be found within comments in the corresponding cells. <text:s/>This document needs to be delivered for each Platform (Reference Terminal) tested. <text:s text:c="2"/>Once filled in, this document has to be signed by the accountable tester and sent (in PDF) <text:s/>to the NESPL contact.</text:p>
          </table:table-cell>
          <table:covered-table-cell table:number-columns-repeated="3" table:style-name="ce2"/>
          <table:table-cell table:number-columns-repeated="1020"/>
        </table:table-row>
        <table:table-row table:style-name="ro1" table:number-rows-repeated="10">
          <table:table-cell table:number-columns-repeated="1024"/>
        </table:table-row>
        <table:table-row table:style-name="ro7">
          <table:table-cell table:number-columns-repeated="1024"/>
        </table:table-row>
        <table:table-row table:style-name="ro1" table:number-rows-repeated="1048526">
          <table:table-cell table:number-columns-repeated="1024"/>
        </table:table-row>
        <table:table-row table:style-name="ro1">
          <table:table-cell table:number-columns-repeated="1024"/>
        </table:table-row>
      </table:table>
      <table:table table:name="Section 3"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9" table:default-cell-style-name="Default"/>
        <table:table-row table:style-name="ro8">
          <table:table-cell table:style-name="ce21" office:value-type="string" table:number-columns-spanned="5" table:number-rows-spanned="1">
            <office:annotation draw:style-name="gr1" draw:text-style-name="P1" svg:width="1.8772in" svg:height="1.0134in" svg:x="9.7524in" svg:y="0.1567in" draw:caption-point-x="-0.2126in" draw:caption-point-y="-0.1528in">
              <dc:date>2013-02-25T00:00:00</dc:date>
              <text:p text:style-name="P1"><text:span text:style-name="T1">Nex-G:</text:span></text:p>
              <text:p text:style-name="P1"><text:span text:style-name="T2">If structuring your tests into sections please insert here the section name the tests on this sheet belong to.</text:span></text:p>
            </office:annotation>
            <text:p>Section:<text:span text:style-name="T3"> </text:span><text:span text:style-name="T4">UT_MAC_HS_SEND</text:span></text:p>
          </table:table-cell>
          <table:covered-table-cell table:number-columns-repeated="4" table:style-name="ce21"/>
          <table:table-cell table:style-name="ce39"/>
          <table:table-cell table:style-name="ce44" table:number-columns-repeated="2"/>
          <table:table-cell table:style-name="ce46"/>
          <table:table-cell table:style-name="ce47" table:number-columns-repeated="1015"/>
        </table:table-row>
        <table:table-row table:style-name="ro9">
          <table:table-cell table:style-name="ce22" office:value-type="string">
            <text:p>Test Case</text:p>
          </table:table-cell>
          <table:table-cell table:style-name="ce27" office:value-type="string" table:number-columns-spanned="2" table:number-rows-spanned="1">
            <office:annotation draw:style-name="gr1" draw:text-style-name="P1" svg:width="1.465in" svg:height="0.7657in" svg:x="5.8583in" svg:y="0.3114in" draw:caption-point-x="-0.1685in" draw:caption-point-y="0.1055in">
              <dc:date>2013-02-25T00:00:00</dc:date>
              <text:p text:style-name="P1"><text:span text:style-name="T1">Nex-G:</text:span></text:p>
              <text:p text:style-name="P1"><text:span text:style-name="T2">Please name the test case with a short phrase reflecting the test cases intention.</text:span></text:p>
            </office:annotation>
            <text:p>NES_MAC_HS_UE_SEND</text:p>
          </table:table-cell>
          <table:covered-table-cell table:style-name="ce27"/>
          <table:table-cell table:style-name="ce35" office:value-type="string" table:number-columns-spanned="2" table:number-rows-spanned="1">
            <office:annotation draw:style-name="gr1" draw:text-style-name="P1" svg:width="4.1906in" svg:height="0.7693in" svg:x="9.3146in" svg:y="0.6618in" draw:caption-point-x="0.2252in" draw:caption-point-y="-0.2449in">
              <dc:date>2013-02-25T00:00:00</dc:date>
              <text:p text:style-name="P1"><text:span text:style-name="T1">Nex-G:</text:span></text:p>
              <text:p text:style-name="P1"><text:span text:style-name="T2">Please use the following format: Abbreviation Company-Abbr. Section-Number of test in section:</text:span></text:p>
              <text:p text:style-name="P1"><text:span text:style-name="T2">e.g. NESPL-GEN-001</text:span></text:p>
              <text:p text:style-name="P1"><text:span text:style-name="T2"/></text:p>
            </office:annotation>
            <text:p>ID: NESPL_MAC_HS_SEND_001</text:p>
          </table:table-cell>
          <table:covered-table-cell table:style-name="ce35"/>
          <table:table-cell table:style-name="ce40" office:value-type="string">
            <text:p>Nex-G</text:p>
          </table:table-cell>
          <table:table-cell table:style-name="ce41" table:content-validation-name="val3" office:value-type="string">
            <office:annotation draw:style-name="gr1" draw:text-style-name="P1" svg:width="3.961in" svg:height="3.1173in" svg:x="11.4083in" svg:y="0.3114in" draw:caption-point-x="-0.0917in" draw:caption-point-y="0.1055in">
              <dc:date>2013-02-25T00:00:00</dc:date>
              <text:p text:style-name="P1"><text:span text:style-name="T1">Nex-G:</text:span></text:p>
              <text:p text:style-name="P1"><text:span text:style-name="T2">Severity 1a: <text:s text:c="2"/>Fatal: Recommended not to be purchased due to severe customer impact, network capacity, fraud.</text:span></text:p>
              <text:p text:style-name="P1"><text:span text:style-name="T2">Severity 1b: <text:s/>Critical: Recommended not to be purchased for specific markets due to severe customer impact, network capacity, fraud.</text:span></text:p>
              <text:p text:style-name="P1"><text:span text:style-name="T2">Severity 2: <text:s/>Serious: Solution required in the next release.</text:span></text:p>
              <text:p text:style-name="P1"><text:span text:style-name="T2">Severity 3: <text:s/>Major: Solution required in coming releases.</text:span></text:p>
              <text:p text:style-name="P1"><text:span text:style-name="T2">Severity 4: <text:s/>Minor: Implementation in future products.</text:span></text:p>
              <text:p text:style-name="P1"><text:span text:style-name="T2"/></text:p>
            </office:annotation>
            <text:p>1a - Fatal</text:p>
          </table:table-cell>
          <table:table-cell table:style-name="ce45" office:value-type="string" table:number-columns-spanned="2" table:number-rows-spanned="1">
            <office:annotation draw:style-name="gr1" draw:text-style-name="P1" svg:width="1.4055in" svg:height="0.7657in" svg:x="13.2622in" svg:y="0.3114in" draw:caption-point-x="-0.1689in" draw:caption-point-y="0.1055in">
              <dc:date>2013-02-25T00:00:00</dc:date>
              <text:p text:style-name="P1"><text:span text:style-name="T1">Nex-G:</text:span></text:p>
              <text:p text:style-name="P1"><text:span text:style-name="T2">Date, when the test was executed.</text:span></text:p>
            </office:annotation>
            <text:p>Date: 20.2.2013</text:p>
          </table:table-cell>
          <table:covered-table-cell table:style-name="ce45"/>
          <table:table-cell table:style-name="ce47" table:number-columns-repeated="1015"/>
        </table:table-row>
        <table:table-row table:style-name="ro9">
          <table:table-cell table:style-name="ce22"/>
          <table:table-cell table:style-name="ce27" table:number-columns-repeated="2"/>
          <table:table-cell table:style-name="ce35" office:value-type="string">
            <text:p>Network dependent:</text:p>
          </table:table-cell>
          <table:table-cell table:style-name="ce38" table:content-validation-name="val2" office:value-type="string">
            <office:annotation draw:style-name="gr1" draw:text-style-name="P1" svg:width="3.1602in" svg:height="0.6217in" svg:x="9.7091in" svg:y="0.5063in" draw:caption-point-x="-0.1693in" draw:caption-point-y="0.1181in">
              <dc:date>2013-02-25T00:00:00</dc:date>
              <text:p text:style-name="P1"><text:span text:style-name="T1">Nex-G:</text:span></text:p>
              <text:p text:style-name="P1"><text:span text:style-name="T2">If the applications needs access to the network it is "network dependent". If the test case is checking the network connection please insert "Yes" otherwise "No".</text:span></text:p>
            </office:annotation>
            <text:p>Yes</text:p>
          </table:table-cell>
          <table:table-cell table:style-name="ce41" table:number-columns-spanned="4" table:number-rows-spanned="1"/>
          <table:covered-table-cell table:number-columns-repeated="3" table:style-name="ce41"/>
          <table:table-cell table:style-name="ce47" table:number-columns-repeated="1015"/>
        </table:table-row>
        <table:table-row table:style-name="ro10">
          <table:table-cell table:style-name="ce23" office:value-type="string">
            <text:p>Test purpose</text:p>
          </table:table-cell>
          <table:table-cell table:style-name="ce28" office:value-type="string" table:number-columns-spanned="8" table:number-rows-spanned="1">
            <text:p>To create physical_pdu</text:p>
          </table:table-cell>
          <table:covered-table-cell table:number-columns-repeated="7" table:style-name="ce28"/>
          <table:table-cell table:style-name="ce47" table:number-columns-repeated="1015"/>
        </table:table-row>
        <table:table-row table:style-name="ro11">
          <table:table-cell table:style-name="ce23" office:value-type="string" table:number-columns-spanned="1" table:number-rows-spanned="5">
            <text:p>Test Criteria</text:p>
          </table:table-cell>
          <table:table-cell table:style-name="ce29" office:value-type="string" table:number-columns-spanned="2" table:number-rows-spanned="1">
            <office:annotation draw:style-name="gr1" draw:text-style-name="P1" svg:width="2.9346in" svg:height="1.0976in" svg:x="5.8583in" svg:y="1.4701in" draw:caption-point-x="-0.1685in" draw:caption-point-y="0.1299in">
              <dc:date>2013-02-25T00:00:00</dc:date>
              <text:p text:style-name="P1"><text:span text:style-name="T1">Nex-G:</text:span></text:p>
              <text:p text:style-name="P1"><text:span text:style-name="T2">Each Test case shall be performed in several steps. Each step might have its own result to observe. The test steps shall lead to the target described within the test purpose field.</text:span></text:p>
              <text:p text:style-name="P1"><text:span text:style-name="T2">The higher the level of details is the higher the quality of test cases can be assumed.</text:span></text:p>
            </office:annotation>
            <text:p>Test Step</text:p>
          </table:table-cell>
          <table:covered-table-cell table:style-name="ce29"/>
          <table:table-cell table:style-name="ce36" office:value-type="string" table:number-columns-spanned="2" table:number-rows-spanned="1">
            <text:p>Step Result</text:p>
          </table:table-cell>
          <table:covered-table-cell table:style-name="ce36"/>
          <table:table-cell table:style-name="ce22" office:value-type="string" table:number-columns-spanned="4" table:number-rows-spanned="1">
            <text:p>Test Steps</text:p>
          </table:table-cell>
          <table:covered-table-cell table:number-columns-repeated="3" table:style-name="ce22"/>
          <table:table-cell table:style-name="ce47" table:number-columns-repeated="1015"/>
        </table:table-row>
        <table:table-row table:style-name="ro11">
          <table:covered-table-cell table:style-name="ce23"/>
          <table:table-cell table:style-name="ce30" office:value-type="string">
            <office:annotation draw:style-name="gr1" draw:text-style-name="P1" svg:width="1.5094in" svg:height="1.5213in" svg:x="2.8846in" svg:y="1.6594in" draw:caption-point-x="-0.1787in" draw:caption-point-y="0.1354in">
              <dc:date>2013-02-25T00:00:00</dc:date>
              <text:p text:style-name="P1"><text:span text:style-name="T1">Nex-G:</text:span></text:p>
              <text:p text:style-name="P1"><text:span text:style-name="T2">Feel free to add further steps</text:span></text:p>
              <text:p text:style-name="P1"><text:span text:style-name="T2"/></text:p>
            </office:annotation>
            <text:p>No.</text:p>
          </table:table-cell>
          <table:table-cell table:style-name="ce30" office:value-type="string">
            <office:annotation draw:style-name="gr1" draw:text-style-name="P1" svg:width="1.465in" svg:height="0.7937in" svg:x="5.8583in" svg:y="1.6594in" draw:caption-point-x="-0.1685in" draw:caption-point-y="0.1354in">
              <dc:date>2013-02-25T00:00:00</dc:date>
              <text:p text:style-name="P1"><text:span text:style-name="T1">Nex-G:</text:span></text:p>
              <text:p text:style-name="P1"><text:span text:style-name="T2">Short but precise description of what to do within a step.</text:span></text:p>
            </office:annotation>
            <text:p>Description</text:p>
          </table:table-cell>
          <table:table-cell table:style-name="ce37" office:value-type="string" table:number-columns-spanned="2" table:number-rows-spanned="1">
            <office:annotation draw:style-name="gr1" draw:text-style-name="P1" svg:width="2.2276in" svg:height="0.9496in" svg:x="9.7091in" svg:y="1.6594in" draw:caption-point-x="-0.1693in" draw:caption-point-y="0.1354in">
              <dc:date>2013-02-25T00:00:00</dc:date>
              <text:p text:style-name="P1"><text:span text:style-name="T1">Nex-G:</text:span></text:p>
              <text:p text:style-name="P1"><text:span text:style-name="T2">Short but precise description of the result to observe on the action performed. Sometimes this field might be empty. But at least the last step shall have a result description.</text:span></text:p>
            </office:annotation>
            <text:p>Description</text:p>
          </table:table-cell>
          <table:covered-table-cell table:style-name="ce37"/>
          <table:table-cell table:style-name="ce30" office:value-type="string">
            <office:annotation draw:style-name="gr1" draw:text-style-name="P1" svg:width="1.4157in" svg:height="0.7937in" svg:x="10.5972in" svg:y="1.6594in" draw:caption-point-x="-0.1689in" draw:caption-point-y="0.1354in">
              <dc:date>2013-02-25T00:00:00</dc:date>
              <text:p text:style-name="P1"><text:span text:style-name="T1">Nex-G:</text:span></text:p>
              <text:p text:style-name="P1"><text:span text:style-name="T2">Mark this field with and "X" if the test case completely suceeded.</text:span></text:p>
            </office:annotation>
            <text:p>Pass</text:p>
          </table:table-cell>
          <table:table-cell table:style-name="ce30" office:value-type="string">
            <office:annotation draw:style-name="gr1" draw:text-style-name="P1" svg:width="3.248in" svg:height="0.8075in" svg:x="11.7815in" svg:y="1.8744in" draw:caption-point-x="-0.465in" draw:caption-point-y="-0.0795in">
              <dc:date>2013-02-25T00:00:00</dc:date>
              <text:p text:style-name="P1"><text:span text:style-name="T1">Nex-G:</text:span></text:p>
              <text:p text:style-name="P1"><text:span text:style-name="T2">If a test case feld please insert here an "X". In case of failure it is mandatory to deliver a detailed description of the observed behaviour and a description on how to reproduce the failure.</text:span></text:p>
              <text:p text:style-name="P1"><text:span text:style-name="T2"/></text:p>
            </office:annotation>
            <text:p>Fail</text:p>
          </table:table-cell>
          <table:table-cell table:style-name="ce30" office:value-type="string">
            <office:annotation draw:style-name="gr1" draw:text-style-name="P1" svg:width="3.3024in" svg:height="0.524in" svg:x="12.374in" svg:y="1.6594in" draw:caption-point-x="-0.1689in" draw:caption-point-y="0.1354in">
              <dc:date>2013-02-25T00:00:00</dc:date>
              <text:p text:style-name="P1"><text:span text:style-name="T1">Nex-G:</text:span></text:p>
              <text:p text:style-name="P1"><text:span text:style-name="T2">Please insert an "X" here if the test case is Not Applicable for the terminal currently tested. </text:span></text:p>
              <text:p text:style-name="P1"><text:span text:style-name="T2"/></text:p>
            </office:annotation>
            <text:p>N/A</text:p>
          </table:table-cell>
          <table:table-cell table:style-name="ce30" office:value-type="string">
            <office:annotation draw:style-name="gr1" draw:text-style-name="P1" svg:width="2.776in" svg:height="0.8035in" svg:x="13.2622in" svg:y="1.6594in" draw:caption-point-x="-0.1689in" draw:caption-point-y="0.1354in">
              <dc:date>2013-02-25T00:00:00</dc:date>
              <text:p text:style-name="P1"><text:span text:style-name="T1">Nex-G:</text:span></text:p>
              <text:p text:style-name="P1"><text:span text:style-name="T2">If a test case fails but the failure and its reason can be accepted please tick this field. The final decision if the failure might be waived will be done by Vodafone.</text:span></text:p>
            </office:annotation>
            <text:p>Waiver</text:p>
          </table:table-cell>
          <table:table-cell table:style-name="ce47" table:number-columns-repeated="1015"/>
        </table:table-row>
        <table:table-row table:style-name="ro12">
          <table:covered-table-cell table:style-name="ce23"/>
          <table:table-cell table:style-name="ce31" office:value-type="float" office:value="1">
            <text:p>1</text:p>
          </table:table-cell>
          <table:table-cell table:style-name="ce34" office:value-type="string">
            <text:p>phy_pdu <text:s/>is responsible for sending data to MAC-hs.</text:p>
          </table:table-cell>
          <table:table-cell table:style-name="ce34" office:value-type="string" table:number-columns-spanned="2" table:number-rows-spanned="1">
            <text:p>we get phy_pdu for all send data.</text:p>
          </table:table-cell>
          <table:covered-table-cell table:style-name="ce34"/>
          <table:table-cell table:style-name="ce42" office:value-type="string">
            <text:p>X</text:p>
          </table:table-cell>
          <table:table-cell table:style-name="ce42" table:number-columns-repeated="3"/>
          <table:table-cell table:style-name="ce47" table:number-columns-repeated="1015"/>
        </table:table-row>
        <table:table-row table:style-name="ro12">
          <table:covered-table-cell table:style-name="ce23"/>
          <table:table-cell table:style-name="ce31"/>
          <table:table-cell table:style-name="ce34"/>
          <table:table-cell table:style-name="ce34" table:number-columns-spanned="2" table:number-rows-spanned="1"/>
          <table:covered-table-cell table:style-name="ce34"/>
          <table:table-cell table:style-name="ce42" table:number-columns-repeated="4"/>
          <table:table-cell table:style-name="ce47" table:number-columns-repeated="1015"/>
        </table:table-row>
        <table:table-row table:style-name="ro12">
          <table:covered-table-cell table:style-name="ce23"/>
          <table:table-cell table:style-name="ce31"/>
          <table:table-cell table:style-name="ce34"/>
          <table:table-cell table:style-name="ce34" table:number-columns-spanned="2" table:number-rows-spanned="1"/>
          <table:covered-table-cell table:style-name="ce34"/>
          <table:table-cell table:style-name="ce42" table:number-columns-repeated="4"/>
          <table:table-cell table:style-name="ce47" table:number-columns-repeated="1015"/>
        </table:table-row>
        <table:table-row table:style-name="ro13">
          <table:table-cell table:style-name="ce24" office:value-type="string">
            <text:p>Overall Result</text:p>
          </table:table-cell>
          <table:table-cell table:style-name="ce32" table:number-columns-spanned="4" table:number-rows-spanned="1"/>
          <table:covered-table-cell table:number-columns-repeated="3" table:style-name="ce32"/>
          <table:table-cell table:style-name="ce43" office:value-type="string">
            <office:annotation draw:style-name="gr1" draw:text-style-name="P1" svg:width="2.9185in" svg:height="0.7587in" svg:x="10.5972in" svg:y="4.3508in" draw:caption-point-x="-0.1689in" draw:caption-point-y="-0.4929in">
              <dc:date>2013-02-25T00:00:00</dc:date>
              <text:p text:style-name="P1"><text:span text:style-name="T1">Nex-G:</text:span></text:p>
              <text:p text:style-name="P1"><text:span text:style-name="T2">The results for steps will be stated next to each step. Additionally an overall result needs to stated at the bottom of the test steps. These fields are intended to summarise the results found. </text:span></text:p>
            </office:annotation>
            <text:p>Pass</text:p>
          </table:table-cell>
          <table:table-cell table:style-name="ce43" table:number-columns-repeated="3"/>
          <table:table-cell table:style-name="ce47" table:number-columns-repeated="1015"/>
        </table:table-row>
        <table:table-row table:style-name="ro14">
          <table:table-cell table:style-name="ce23" office:value-type="string">
            <office:annotation draw:style-name="gr1" draw:text-style-name="P1" svg:width="2.7374in" svg:height="0.9031in" svg:x="1.7882in" svg:y="4.6201in" draw:caption-point-x="-0.1685in" draw:caption-point-y="-0.4945in">
              <dc:date>2013-02-25T00:00:00</dc:date>
              <text:p text:style-name="P1"><text:span text:style-name="T1">Nex-G:</text:span></text:p>
              <text:p text:style-name="P1"><text:span text:style-name="T2">If a test case fails it is mandatory to describe exactly the behaviour that was observed and how it was found. It is possible to find defects that are not caused by the application but by the terminal the test was conducted on. </text:span></text:p>
            </office:annotation>
            <text:p>Observed Results in case of failure</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5" office:value-type="string">
            <office:annotation draw:style-name="gr1" draw:text-style-name="P1" svg:width="2.8043in" svg:height="0.9146in" svg:x="1.7882in" svg:y="5.4815in" draw:caption-point-x="-0.1685in" draw:caption-point-y="-0.4945in">
              <dc:date>2013-02-25T00:00:00</dc:date>
              <text:p text:style-name="P1"><text:span text:style-name="T1">Nex-G:</text:span></text:p>
              <text:p text:style-name="P1"><text:span text:style-name="T2">Please insert here the description what will be the end user impact if the test case fails. This is only needed if you want to request a waiver. There needs to be a useful argumentation to grant the waiver.</text:span></text:p>
            </office:annotation>
            <text:p>End User Impact / Waiver description</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5">
          <table:table-cell table:style-name="ce26" office:value-type="string">
            <office:annotation draw:style-name="gr1" draw:text-style-name="P1" svg:width="1.5102in" svg:height="0.7102in" svg:x="1.7882in" svg:y="6.2504in" draw:caption-point-x="-0.1685in" draw:caption-point-y="-0.4953in">
              <dc:date>2013-02-25T00:00:00</dc:date>
              <text:p text:style-name="P1"><text:span text:style-name="T1">Nex-G:</text:span></text:p>
              <text:p text:style-name="P1"><text:span text:style-name="T2">Use this field to insert further comments you think are necessary.</text:span></text:p>
            </office:annotation>
            <text:p>Comments</text:p>
          </table:table-cell>
          <table:table-cell table:style-name="ce33" office:value-type="string" table:number-columns-spanned="8" table:number-rows-spanned="1">
            <text:p>This is the Module Testing report for the phy_pdu “main file” further testing report for send code is provided in sec3.1</text:p>
          </table:table-cell>
          <table:covered-table-cell table:number-columns-repeated="7" table:style-name="ce33"/>
          <table:table-cell table:style-name="ce47" table:number-columns-repeated="1015"/>
        </table:table-row>
        <table:table-row table:style-name="ro1" table:number-rows-repeated="1048562">
          <table:table-cell table:number-columns-repeated="1024"/>
        </table:table-row>
        <table:table-row table:style-name="ro1">
          <table:table-cell table:number-columns-repeated="1024"/>
        </table:table-row>
      </table:table>
      <table:table table:name="Section 3.1" table:style-name="ta3">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4" table:number-columns-repeated="1016" table:default-cell-style-name="Default"/>
        <table:table-row table:style-name="ro16">
          <table:table-cell table:style-name="ce48" office:value-type="string" table:number-columns-spanned="5" table:number-rows-spanned="1">
            <office:annotation draw:style-name="gr1" draw:text-style-name="P1" svg:width="1.8768in" svg:height="1.0079in" svg:x="11.3543in" svg:y="0.1555in" draw:caption-point-x="-0.2126in" draw:caption-point-y="-0.1516in">
              <dc:date>2013-02-25T00:00:00</dc:date>
              <text:p text:style-name="P1"><text:span text:style-name="T1">Nex-G:</text:span></text:p>
              <text:p text:style-name="P1"><text:span text:style-name="T2">If structuring your tests into sections please insert here the section name the tests on this sheet belong to.</text:span></text:p>
            </office:annotation>
            <text:p>Section: UT_mac_HS_UE_SEND</text:p>
          </table:table-cell>
          <table:covered-table-cell table:number-columns-repeated="4" table:style-name="ce48"/>
          <table:table-cell table:style-name="ce39"/>
          <table:table-cell table:style-name="ce44" table:number-columns-repeated="2"/>
          <table:table-cell table:style-name="ce46"/>
          <table:table-cell table:style-name="ce47" table:number-columns-repeated="1015"/>
        </table:table-row>
        <table:table-row table:style-name="ro9">
          <table:table-cell table:style-name="ce22" office:value-type="string">
            <text:p>Test Case</text:p>
          </table:table-cell>
          <table:table-cell table:style-name="ce27" office:value-type="string" table:number-columns-spanned="2" table:number-rows-spanned="1">
            <office:annotation draw:style-name="gr1" draw:text-style-name="P1" svg:width="1.4654in" svg:height="0.7571in" svg:x="7.3827in" svg:y="0.2803in" draw:caption-point-x="-0.1681in" draw:caption-point-y="0.0035in">
              <dc:date>2013-02-25T00:00:00</dc:date>
              <text:p text:style-name="P1"><text:span text:style-name="T1">Nex-G:</text:span></text:p>
              <text:p text:style-name="P1"><text:span text:style-name="T2">Please name the test case with a short phrase reflecting the test cases intention.</text:span></text:p>
            </office:annotation>
            <text:p>NES_MAC_HS_UE_TR_MACHSSEND If statement</text:p>
          </table:table-cell>
          <table:covered-table-cell table:style-name="ce27"/>
          <table:table-cell table:style-name="ce35" office:value-type="string" table:number-columns-spanned="2" table:number-rows-spanned="1">
            <office:annotation draw:style-name="gr1" draw:text-style-name="P1" svg:width="4.1906in" svg:height="0.7799in" svg:x="10.9146in" svg:y="0.5185in" draw:caption-point-x="0.2272in" draw:caption-point-y="-0.2346in">
              <dc:date>2013-02-25T00:00:00</dc:date>
              <text:p text:style-name="P1"><text:span text:style-name="T1">Nex-G:</text:span></text:p>
              <text:p text:style-name="P1"><text:span text:style-name="T2">Please use the following format: Abbreviation Company-Abbr. Section-Number of test in section:</text:span></text:p>
              <text:p text:style-name="P1"><text:span text:style-name="T2">e.g. NESPL-GEN-001</text:span></text:p>
              <text:p text:style-name="P1"><text:span text:style-name="T2"/></text:p>
            </office:annotation>
            <text:p>ID: NESPL_MAC_HS_MACSEND_001_001</text:p>
          </table:table-cell>
          <table:covered-table-cell table:style-name="ce35"/>
          <table:table-cell table:style-name="ce40" office:value-type="string">
            <text:p>Nex-G</text:p>
          </table:table-cell>
          <table:table-cell table:style-name="ce41" table:content-validation-name="val6" office:value-type="string">
            <office:annotation draw:style-name="gr1" draw:text-style-name="P1" svg:width="3.9547in" svg:height="3.111in" svg:x="13.0098in" svg:y="0.2803in" draw:caption-point-x="-0.0917in" draw:caption-point-y="0.0035in">
              <dc:date>2013-02-25T00:00:00</dc:date>
              <text:p text:style-name="P1"><text:span text:style-name="T1">Nex-G:</text:span></text:p>
              <text:p text:style-name="P1"><text:span text:style-name="T2">Severity 1a: <text:s text:c="2"/>Fatal: Recommended not to be purchased due to severe customer impact, network capacity, fraud.</text:span></text:p>
              <text:p text:style-name="P1"><text:span text:style-name="T2">Severity 1b: <text:s/>Critical: Recommended not to be purchased for specific markets due to severe customer impact, network capacity, fraud.</text:span></text:p>
              <text:p text:style-name="P1"><text:span text:style-name="T2">Severity 2: <text:s/>Serious: Solution required in the next release.</text:span></text:p>
              <text:p text:style-name="P1"><text:span text:style-name="T2">Severity 3: <text:s/>Major: Solution required in coming releases.</text:span></text:p>
              <text:p text:style-name="P1"><text:span text:style-name="T2">Severity 4: <text:s/>Minor: Implementation in future products.</text:span></text:p>
              <text:p text:style-name="P1"><text:span text:style-name="T2"/></text:p>
            </office:annotation>
            <text:p>1a - Fatal</text:p>
          </table:table-cell>
          <table:table-cell table:style-name="ce45" office:value-type="string" table:number-columns-spanned="2" table:number-rows-spanned="1">
            <office:annotation draw:style-name="gr1" draw:text-style-name="P1" svg:width="1.4043in" svg:height="0.715in" svg:x="14.5272in" svg:y="13.3067in" draw:caption-point-x="-0.1669in" draw:caption-point-y="-13.0228in">
              <dc:date>2013-02-25T00:00:00</dc:date>
              <text:p text:style-name="P1"><text:span text:style-name="T1">Nex-G:</text:span></text:p>
              <text:p text:style-name="P1"><text:span text:style-name="T2">Date, when the test was executed.</text:span></text:p>
            </office:annotation>
            <text:p>20-02-2013</text:p>
          </table:table-cell>
          <table:covered-table-cell table:style-name="ce45"/>
          <table:table-cell table:style-name="ce47" table:number-columns-repeated="1015"/>
        </table:table-row>
        <table:table-row table:style-name="ro9">
          <table:table-cell table:style-name="ce22"/>
          <table:table-cell table:style-name="ce27" table:number-columns-repeated="2"/>
          <table:table-cell table:style-name="ce35" office:value-type="string">
            <text:p>Network dependent:</text:p>
          </table:table-cell>
          <table:table-cell table:style-name="ce38" table:content-validation-name="val4" office:value-type="string">
            <office:annotation draw:style-name="gr1" draw:text-style-name="P1" svg:width="3.1409in" svg:height="0.6217in" svg:x="11.3114in" svg:y="0.3736in" draw:caption-point-x="-0.1697in" draw:caption-point-y="0.1177in">
              <dc:date>2013-02-25T00:00:00</dc:date>
              <text:p text:style-name="P1"><text:span text:style-name="T1">Nex-G:</text:span></text:p>
              <text:p text:style-name="P1"><text:span text:style-name="T2">If the applications needs access to the network it is "network dependent". If the test case is checking the network connection please insert "Yes" otherwise "No".</text:span></text:p>
            </office:annotation>
            <text:p>Yes</text:p>
          </table:table-cell>
          <table:table-cell table:style-name="ce41" table:number-columns-spanned="4" table:number-rows-spanned="1"/>
          <table:covered-table-cell table:number-columns-repeated="3" table:style-name="ce41"/>
          <table:table-cell table:style-name="ce47" table:number-columns-repeated="1015"/>
        </table:table-row>
        <table:table-row table:style-name="ro10">
          <table:table-cell table:style-name="ce23" office:value-type="string">
            <text:p>Test purpose</text:p>
          </table:table-cell>
          <table:table-cell table:style-name="ce49" office:value-type="string" table:number-columns-spanned="8" table:number-rows-spanned="1">
            <office:annotation draw:style-name="gr1" draw:text-style-name="P1" svg:width="2.3941in" svg:height="0.9969in" svg:x="14.5272in" svg:y="0.5705in" draw:caption-point-x="-0.1669in" draw:caption-point-y="0.1287in">
              <dc:date>2013-02-25T00:00:00</dc:date>
              <text:p text:style-name="P1"><text:span text:style-name="T1">Nex-G:</text:span></text:p>
              <text:p text:style-name="P1"><text:span text:style-name="T2">Within the test purpose field a short description of the intention shall be given. Why the test case is needed, what especially needs to be considered (environment, equipment…), etc. </text:span></text:p>
            </office:annotation>
            <text:p>To create message through nexg_msgget( ) function</text:p>
          </table:table-cell>
          <table:covered-table-cell table:number-columns-repeated="7" table:style-name="ce49"/>
          <table:table-cell table:style-name="ce47" table:number-columns-repeated="1015"/>
        </table:table-row>
        <table:table-row table:style-name="ro17">
          <table:table-cell table:style-name="ce23" office:value-type="string" table:number-columns-spanned="1" table:number-rows-spanned="5">
            <text:p>Test Criteria</text:p>
          </table:table-cell>
          <table:table-cell table:style-name="ce29" office:value-type="string" table:number-columns-spanned="2" table:number-rows-spanned="1">
            <office:annotation draw:style-name="gr1" draw:text-style-name="P1" svg:width="2.924in" svg:height="1.1102in" svg:x="7.3827in" svg:y="1.3374in" draw:caption-point-x="-0.1681in" draw:caption-point-y="0.1295in">
              <dc:date>2013-02-25T00:00:00</dc:date>
              <text:p text:style-name="P1"><text:span text:style-name="T1">Nex-G:</text:span></text:p>
              <text:p text:style-name="P1"><text:span text:style-name="T2">Each Test case shall be performed in several steps. Each step might have its own result to observe. The test steps shall lead to the target described within the test purpose field.</text:span></text:p>
              <text:p text:style-name="P1"><text:span text:style-name="T2">The higher the level of details is the higher the quality of test cases can be assumed.</text:span></text:p>
            </office:annotation>
            <text:p>Test Step</text:p>
          </table:table-cell>
          <table:covered-table-cell table:style-name="ce29"/>
          <table:table-cell table:style-name="ce36" office:value-type="string" table:number-columns-spanned="2" table:number-rows-spanned="1">
            <text:p>Step Result</text:p>
          </table:table-cell>
          <table:covered-table-cell table:style-name="ce36"/>
          <table:table-cell table:style-name="ce22" office:value-type="string" table:number-columns-spanned="4" table:number-rows-spanned="1">
            <text:p>Test Steps</text:p>
          </table:table-cell>
          <table:covered-table-cell table:number-columns-repeated="3" table:style-name="ce22"/>
          <table:table-cell table:style-name="ce47" table:number-columns-repeated="1015"/>
        </table:table-row>
        <table:table-row table:style-name="ro11">
          <table:covered-table-cell table:style-name="ce23"/>
          <table:table-cell table:style-name="ce30" office:value-type="string">
            <office:annotation draw:style-name="gr1" draw:text-style-name="P1" svg:width="1.5484in" svg:height="1.5339in" svg:x="1.9634in" svg:y="1.5047in" draw:caption-point-x="-0.1791in" draw:caption-point-y="0.1386in">
              <dc:date>2013-02-25T00:00:00</dc:date>
              <text:p text:style-name="P1"><text:span text:style-name="T1">Nex-G:</text:span></text:p>
              <text:p text:style-name="P1"><text:span text:style-name="T2">Feel free to add further steps</text:span></text:p>
              <text:p text:style-name="P1"><text:span text:style-name="T2"/></text:p>
            </office:annotation>
            <text:p>No.</text:p>
          </table:table-cell>
          <table:table-cell table:style-name="ce30" office:value-type="string">
            <office:annotation draw:style-name="gr1" draw:text-style-name="P1" svg:width="1.4654in" svg:height="0.8067in" svg:x="7.3827in" svg:y="1.5047in" draw:caption-point-x="-0.1681in" draw:caption-point-y="0.1386in">
              <dc:date>2013-02-25T00:00:00</dc:date>
              <text:p text:style-name="P1"><text:span text:style-name="T1">Nex-G:</text:span></text:p>
              <text:p text:style-name="P1"><text:span text:style-name="T2">Short but precise description of what to do within a step.</text:span></text:p>
            </office:annotation>
            <text:p>Description</text:p>
          </table:table-cell>
          <table:table-cell table:style-name="ce37" office:value-type="string" table:number-columns-spanned="2" table:number-rows-spanned="1">
            <office:annotation draw:style-name="gr1" draw:text-style-name="P1" svg:width="2.2264in" svg:height="0.9626in" svg:x="11.3114in" svg:y="1.5047in" draw:caption-point-x="-0.1697in" draw:caption-point-y="0.1386in">
              <dc:date>2013-02-25T00:00:00</dc:date>
              <text:p text:style-name="P1"><text:span text:style-name="T1">Nex-G:</text:span></text:p>
              <text:p text:style-name="P1"><text:span text:style-name="T2">Short but precise description of the result to observe on the action performed. Sometimes this field might be empty. But at least the last step shall have a result description.</text:span></text:p>
            </office:annotation>
            <text:p>Description</text:p>
          </table:table-cell>
          <table:covered-table-cell table:style-name="ce37"/>
          <table:table-cell table:style-name="ce30" office:value-type="string">
            <office:annotation draw:style-name="gr1" draw:text-style-name="P1" svg:width="1.4157in" svg:height="0.8067in" svg:x="12.122in" svg:y="1.5047in" draw:caption-point-x="-0.1689in" draw:caption-point-y="0.1386in">
              <dc:date>2013-02-25T00:00:00</dc:date>
              <text:p text:style-name="P1"><text:span text:style-name="T1">Nex-G:</text:span></text:p>
              <text:p text:style-name="P1"><text:span text:style-name="T2">Mark this field with and "X" if the test case completely suceeded.</text:span></text:p>
            </office:annotation>
            <text:p>Pass</text:p>
          </table:table-cell>
          <table:table-cell table:style-name="ce30" office:value-type="string">
            <office:annotation draw:style-name="gr1" draw:text-style-name="P1" svg:width="3.2457in" svg:height="0.8173in" svg:x="13.3827in" svg:y="1.7228in" draw:caption-point-x="-0.4646in" draw:caption-point-y="-0.0795in">
              <dc:date>2013-02-25T00:00:00</dc:date>
              <text:p text:style-name="P1"><text:span text:style-name="T1">Nex-G:</text:span></text:p>
              <text:p text:style-name="P1"><text:span text:style-name="T2">If a test case feld please insert here an "X". In case of failure it is mandatory to deliver a detailed description of the observed behaviour and a description on how to reproduce the failure.</text:span></text:p>
              <text:p text:style-name="P1"><text:span text:style-name="T2"/></text:p>
            </office:annotation>
            <text:p>Fail</text:p>
          </table:table-cell>
          <table:table-cell table:style-name="ce30" office:value-type="string">
            <office:annotation draw:style-name="gr1" draw:text-style-name="P1" svg:width="3.2965in" svg:height="0.5366in" svg:x="13.8315in" svg:y="1.5047in" draw:caption-point-x="-0.1673in" draw:caption-point-y="0.1386in">
              <dc:date>2013-02-25T00:00:00</dc:date>
              <text:p text:style-name="P1"><text:span text:style-name="T1">Nex-G:</text:span></text:p>
              <text:p text:style-name="P1"><text:span text:style-name="T2">Please insert an "X" here if the test case is Not Applicable for the terminal currently tested. </text:span></text:p>
              <text:p text:style-name="P1"><text:span text:style-name="T2"/></text:p>
            </office:annotation>
            <text:p>N/A</text:p>
          </table:table-cell>
          <table:table-cell table:style-name="ce30" office:value-type="string">
            <office:annotation draw:style-name="gr1" draw:text-style-name="P1" svg:width="2.7748in" svg:height="0.8189in" svg:x="14.5272in" svg:y="1.5047in" draw:caption-point-x="-0.1669in" draw:caption-point-y="0.1386in">
              <dc:date>2013-02-25T00:00:00</dc:date>
              <text:p text:style-name="P1"><text:span text:style-name="T1">Nex-G:</text:span></text:p>
              <text:p text:style-name="P1"><text:span text:style-name="T2">If a test case fails but the failure and its reason can be accepted please tick this field. The final decision if the failure might be waived will be done by Vodafone.</text:span></text:p>
            </office:annotation>
            <text:p>Waiver</text:p>
          </table:table-cell>
          <table:table-cell table:style-name="ce47" table:number-columns-repeated="1015"/>
        </table:table-row>
        <table:table-row table:style-name="ro12">
          <table:covered-table-cell table:style-name="ce23"/>
          <table:table-cell table:style-name="ce31" office:value-type="float" office:value="1">
            <text:p>1</text:p>
          </table:table-cell>
          <table:table-cell table:style-name="ce51" office:value-type="string">
            <text:p>Test of If statement</text:p>
          </table:table-cell>
          <table:table-cell table:style-name="ce54" office:value-type="string" table:number-columns-spanned="2" table:number-rows-spanned="1">
            <text:p>If message queue is not created successfully it will show error message at user terminal, otherwise message will not be generated.</text:p>
          </table:table-cell>
          <table:covered-table-cell table:style-name="ce34"/>
          <table:table-cell table:style-name="ce42" office:value-type="string">
            <text:p>X</text:p>
          </table:table-cell>
          <table:table-cell table:style-name="ce42" table:number-columns-repeated="3"/>
          <table:table-cell table:style-name="ce47" table:number-columns-repeated="1015"/>
        </table:table-row>
        <table:table-row table:style-name="ro12">
          <table:covered-table-cell table:style-name="ce23"/>
          <table:table-cell table:style-name="ce31"/>
          <table:table-cell table:style-name="ce51"/>
          <table:table-cell table:style-name="ce34" table:number-columns-spanned="2" table:number-rows-spanned="1"/>
          <table:covered-table-cell table:style-name="ce34"/>
          <table:table-cell table:style-name="ce42" table:number-columns-repeated="4"/>
          <table:table-cell table:style-name="ce47" table:number-columns-repeated="1015"/>
        </table:table-row>
        <table:table-row table:style-name="ro12">
          <table:covered-table-cell table:style-name="ce23"/>
          <table:table-cell table:style-name="ce42"/>
          <table:table-cell table:style-name="ce51"/>
          <table:table-cell table:style-name="ce34" table:number-columns-spanned="2" table:number-rows-spanned="1"/>
          <table:covered-table-cell table:style-name="ce34"/>
          <table:table-cell table:style-name="ce42" table:number-columns-repeated="4"/>
          <table:table-cell table:style-name="ce47" table:number-columns-repeated="1015"/>
        </table:table-row>
        <table:table-row table:style-name="ro18">
          <table:table-cell table:style-name="ce24" office:value-type="string">
            <text:p>Overall Result</text:p>
          </table:table-cell>
          <table:table-cell table:style-name="ce32" table:number-columns-spanned="4" table:number-rows-spanned="1"/>
          <table:covered-table-cell table:number-columns-repeated="3" table:style-name="ce32"/>
          <table:table-cell table:style-name="ce43" office:value-type="string">
            <office:annotation draw:style-name="gr1" draw:text-style-name="P1" svg:width="2.9177in" svg:height="0.7563in" svg:x="12.122in" svg:y="3.5886in" draw:caption-point-x="-0.1689in" draw:caption-point-y="0.1181in">
              <dc:date>2013-02-25T00:00:00</dc:date>
              <text:p text:style-name="P1"><text:span text:style-name="T1">Nex-G:</text:span></text:p>
              <text:p text:style-name="P1"><text:span text:style-name="T2">The results for steps will be stated next to each step. Additionally an overall result needs to stated at the bottom of the test steps. These fields are intended to summarise the results found. </text:span></text:p>
            </office:annotation>
            <text:p>Pass</text:p>
          </table:table-cell>
          <table:table-cell table:style-name="ce43" table:number-columns-repeated="3"/>
          <table:table-cell table:style-name="ce47" table:number-columns-repeated="1015"/>
        </table:table-row>
        <table:table-row table:style-name="ro14">
          <table:table-cell table:style-name="ce23" office:value-type="string">
            <office:annotation draw:style-name="gr1" draw:text-style-name="P1" svg:width="2.7756in" svg:height="0.9016in" svg:x="1.5583in" svg:y="3.8169in" draw:caption-point-x="-0.1689in" draw:caption-point-y="0.1177in">
              <dc:date>2013-02-25T00:00:00</dc:date>
              <text:p text:style-name="P1"><text:span text:style-name="T1">Nex-G:</text:span></text:p>
              <text:p text:style-name="P1"><text:span text:style-name="T2">If a test case fails it is mandatory to describe exactly the behaviour that was observed and how it was found. It is possible to find defects that are not caused by the application but by the terminal the test was conducted on. </text:span></text:p>
            </office:annotation>
            <text:p>Observed Results in case of failure</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5" office:value-type="string">
            <office:annotation draw:style-name="gr1" draw:text-style-name="P1" svg:width="2.8394in" svg:height="0.9224in" svg:x="1.5583in" svg:y="4.6681in" draw:caption-point-x="-0.1689in" draw:caption-point-y="0.128in">
              <dc:date>2013-02-25T00:00:00</dc:date>
              <text:p text:style-name="P1"><text:span text:style-name="T1">Nex-G:</text:span></text:p>
              <text:p text:style-name="P1"><text:span text:style-name="T2">Please insert here the description what will be the end user impact if the test case fails. This is only needed if you want to request a waiver. There needs to be a useful argumentation to grant the waiver.</text:span></text:p>
            </office:annotation>
            <text:p>End User Impact / Waiver description</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6" office:value-type="string">
            <office:annotation draw:style-name="gr1" draw:text-style-name="P1" svg:width="1.5346in" svg:height="0.7681in" svg:x="1.5583in" svg:y="5.4343in" draw:caption-point-x="-0.1689in" draw:caption-point-y="0.1299in">
              <dc:date>2013-02-25T00:00:00</dc:date>
              <text:p text:style-name="P1"><text:span text:style-name="T1">Nex-G:</text:span></text:p>
              <text:p text:style-name="P1"><text:span text:style-name="T2">Use this field to insert further comments you think are necessary.</text:span></text:p>
            </office:annotation>
            <text:p>Comments</text:p>
          </table:table-cell>
          <table:table-cell table:style-name="ce50" table:number-columns-spanned="8" table:number-rows-spanned="1"/>
          <table:covered-table-cell table:number-columns-repeated="7" table:style-name="ce50"/>
          <table:table-cell table:style-name="ce47" table:number-columns-repeated="1015"/>
        </table:table-row>
        <table:table-row table:style-name="ro3" table:number-rows-repeated="2">
          <table:table-cell table:style-name="ce47" table:number-columns-repeated="3"/>
          <table:table-cell table:style-name="ce55" table:number-columns-repeated="2"/>
          <table:table-cell table:style-name="ce47" table:number-columns-repeated="1019"/>
        </table:table-row>
        <table:table-row table:style-name="ro19">
          <table:table-cell table:style-name="ce22" office:value-type="string">
            <text:p>Test Case</text:p>
          </table:table-cell>
          <table:table-cell table:style-name="ce27" office:value-type="string" table:number-columns-spanned="2" table:number-rows-spanned="1">
            <office:annotation draw:style-name="gr1" draw:text-style-name="P1" svg:width="1.4654in" svg:height="0.7469in" svg:x="7.3827in" svg:y="6.6189in" draw:caption-point-x="-0.1681in" draw:caption-point-y="0.1075in">
              <dc:date>2013-02-25T00:00:00</dc:date>
              <text:p text:style-name="P1"><text:span text:style-name="T1">Nex-G:</text:span></text:p>
              <text:p text:style-name="P1"><text:span text:style-name="T2">Please name the test case with a short phrase reflecting the test cases intention.</text:span></text:p>
            </office:annotation>
            <text:p>NES_MAC_HS_UE_TR_MACHSSEND If statement</text:p>
          </table:table-cell>
          <table:covered-table-cell table:style-name="ce27"/>
          <table:table-cell table:style-name="ce35" office:value-type="string" table:number-columns-spanned="2" table:number-rows-spanned="1">
            <office:annotation draw:style-name="gr1" draw:text-style-name="P1" svg:width="4.1906in" svg:height="0.7685in" svg:x="10.9146in" svg:y="6.9512in" draw:caption-point-x="0.2272in" draw:caption-point-y="-0.2248in">
              <dc:date>2013-02-25T00:00:00</dc:date>
              <text:p text:style-name="P1"><text:span text:style-name="T1">Nex-G:</text:span></text:p>
              <text:p text:style-name="P1"><text:span text:style-name="T2">Please use the following format: Abbreviation Company-Abbr. Section-Number of test in section:</text:span></text:p>
              <text:p text:style-name="P1"><text:span text:style-name="T2">e.g. NESPL-GEN-001</text:span></text:p>
              <text:p text:style-name="P1"><text:span text:style-name="T2"/></text:p>
            </office:annotation>
            <text:p>ID: NESPL_MAC_HS_MACHS_001_001_002</text:p>
          </table:table-cell>
          <table:covered-table-cell table:style-name="ce35"/>
          <table:table-cell table:style-name="ce40" office:value-type="string">
            <text:p>Nex-G</text:p>
          </table:table-cell>
          <table:table-cell table:style-name="ce41" table:content-validation-name="val6" office:value-type="string">
            <office:annotation draw:style-name="gr1" draw:text-style-name="P1" svg:width="3.9547in" svg:height="3.1075in" svg:x="13.0098in" svg:y="6.6189in" draw:caption-point-x="-0.0917in" draw:caption-point-y="0.1075in">
              <dc:date>2013-02-25T00:00:00</dc:date>
              <text:p text:style-name="P1"><text:span text:style-name="T1">Nex-G:</text:span></text:p>
              <text:p text:style-name="P1"><text:span text:style-name="T2">Severity 1a: <text:s text:c="2"/>Fatal: Recommended not to be purchased due to severe customer impact, network capacity, fraud.</text:span></text:p>
              <text:p text:style-name="P1"><text:span text:style-name="T2">Severity 1b: <text:s/>Critical: Recommended not to be purchased for specific markets due to severe customer impact, network capacity, fraud.</text:span></text:p>
              <text:p text:style-name="P1"><text:span text:style-name="T2">Severity 2: <text:s/>Serious: Solution required in the next release.</text:span></text:p>
              <text:p text:style-name="P1"><text:span text:style-name="T2">Severity 3: <text:s/>Major: Solution required in coming releases.</text:span></text:p>
              <text:p text:style-name="P1"><text:span text:style-name="T2">Severity 4: <text:s/>Minor: Implementation in future products.</text:span></text:p>
              <text:p text:style-name="P1"><text:span text:style-name="T2"/></text:p>
            </office:annotation>
            <text:p>1a - Fatal</text:p>
          </table:table-cell>
          <table:table-cell table:style-name="ce45" office:value-type="string" table:number-columns-spanned="2" table:number-rows-spanned="1">
            <office:annotation draw:style-name="gr1" draw:text-style-name="P1" svg:width="1.4043in" svg:height="0.715in" svg:x="14.5272in" svg:y="19.7492in" draw:caption-point-x="-0.1669in" draw:caption-point-y="-13.0228in">
              <dc:date>2013-02-25T00:00:00</dc:date>
              <text:p text:style-name="P1"><text:span text:style-name="T1">Nex-G:</text:span></text:p>
              <text:p text:style-name="P1"><text:span text:style-name="T2">Date, when the test was executed.</text:span></text:p>
            </office:annotation>
            <text:p>20-02-2013</text:p>
          </table:table-cell>
          <table:covered-table-cell table:style-name="ce45"/>
          <table:table-cell table:style-name="ce47" table:number-columns-repeated="1015"/>
        </table:table-row>
        <table:table-row table:style-name="ro9">
          <table:table-cell table:style-name="ce22"/>
          <table:table-cell table:style-name="ce27" table:number-columns-repeated="2"/>
          <table:table-cell table:style-name="ce35" office:value-type="string">
            <text:p>Network dependent:</text:p>
          </table:table-cell>
          <table:table-cell table:style-name="ce38" table:content-validation-name="val4" office:value-type="string">
            <office:annotation draw:style-name="gr1" draw:text-style-name="P1" svg:width="3.1409in" svg:height="0.6232in" svg:x="11.3114in" svg:y="6.8055in" draw:caption-point-x="-0.1697in" draw:caption-point-y="0.1283in">
              <dc:date>2013-02-25T00:00:00</dc:date>
              <text:p text:style-name="P1"><text:span text:style-name="T1">Nex-G:</text:span></text:p>
              <text:p text:style-name="P1"><text:span text:style-name="T2">If the applications needs access to the network it is "network dependent". If the test case is checking the network connection please insert "Yes" otherwise "No".</text:span></text:p>
            </office:annotation>
            <text:p>Yes</text:p>
          </table:table-cell>
          <table:table-cell table:style-name="ce41" table:number-columns-spanned="4" table:number-rows-spanned="1"/>
          <table:covered-table-cell table:number-columns-repeated="3" table:style-name="ce41"/>
          <table:table-cell table:style-name="ce47" table:number-columns-repeated="1015"/>
        </table:table-row>
        <table:table-row table:style-name="ro10">
          <table:table-cell table:style-name="ce23" office:value-type="string">
            <text:p>Test purpose</text:p>
          </table:table-cell>
          <table:table-cell table:style-name="ce49" office:value-type="string" table:number-columns-spanned="8" table:number-rows-spanned="1">
            <office:annotation draw:style-name="gr1" draw:text-style-name="P1" svg:width="2.3941in" svg:height="0.9961in" svg:x="14.5272in" svg:y="6.9925in" draw:caption-point-x="-0.1669in" draw:caption-point-y="0.1492in">
              <dc:date>2013-02-25T00:00:00</dc:date>
              <text:p text:style-name="P1"><text:span text:style-name="T1">Nex-G:</text:span></text:p>
              <text:p text:style-name="P1"><text:span text:style-name="T2">Within the test purpose field a short description of the intention shall be given. Why the test case is needed, what especially needs to be considered (environment, equipment…), etc. </text:span></text:p>
            </office:annotation>
            <text:p>To receive message nexg_msgrcv( ) function.</text:p>
          </table:table-cell>
          <table:covered-table-cell table:number-columns-repeated="7" table:style-name="ce49"/>
          <table:table-cell table:style-name="ce47" table:number-columns-repeated="1015"/>
        </table:table-row>
        <table:table-row table:style-name="ro17">
          <table:table-cell table:style-name="ce23" office:value-type="string" table:number-columns-spanned="1" table:number-rows-spanned="5">
            <text:p>Test Criteria</text:p>
          </table:table-cell>
          <table:table-cell table:style-name="ce29" office:value-type="string" table:number-columns-spanned="2" table:number-rows-spanned="1">
            <office:annotation draw:style-name="gr1" draw:text-style-name="P1" svg:width="2.924in" svg:height="1.098in" svg:x="7.3827in" svg:y="7.7709in" draw:caption-point-x="-0.1681in" draw:caption-point-y="0.1386in">
              <dc:date>2013-02-25T00:00:00</dc:date>
              <text:p text:style-name="P1"><text:span text:style-name="T1">Nex-G:</text:span></text:p>
              <text:p text:style-name="P1"><text:span text:style-name="T2">Each Test case shall be performed in several steps. Each step might have its own result to observe. The test steps shall lead to the target described within the test purpose field.</text:span></text:p>
              <text:p text:style-name="P1"><text:span text:style-name="T2">The higher the level of details is the higher the quality of test cases can be assumed.</text:span></text:p>
            </office:annotation>
            <text:p>Test Step</text:p>
          </table:table-cell>
          <table:covered-table-cell table:style-name="ce29"/>
          <table:table-cell table:style-name="ce36" office:value-type="string" table:number-columns-spanned="2" table:number-rows-spanned="1">
            <text:p>Step Result</text:p>
          </table:table-cell>
          <table:covered-table-cell table:style-name="ce36"/>
          <table:table-cell table:style-name="ce22" office:value-type="string" table:number-columns-spanned="4" table:number-rows-spanned="1">
            <text:p>Test Steps</text:p>
          </table:table-cell>
          <table:covered-table-cell table:number-columns-repeated="3" table:style-name="ce22"/>
          <table:table-cell table:style-name="ce47" table:number-columns-repeated="1015"/>
        </table:table-row>
        <table:table-row table:style-name="ro11">
          <table:covered-table-cell table:style-name="ce23"/>
          <table:table-cell table:style-name="ce30" office:value-type="string">
            <office:annotation draw:style-name="gr1" draw:text-style-name="P1" svg:width="1.5484in" svg:height="1.5295in" svg:x="1.9634in" svg:y="7.9366in" draw:caption-point-x="-0.1791in" draw:caption-point-y="0.1492in">
              <dc:date>2013-02-25T00:00:00</dc:date>
              <text:p text:style-name="P1"><text:span text:style-name="T1">Nex-G:</text:span></text:p>
              <text:p text:style-name="P1"><text:span text:style-name="T2">Feel free to add further steps</text:span></text:p>
              <text:p text:style-name="P1"><text:span text:style-name="T2"/></text:p>
            </office:annotation>
            <text:p>No.</text:p>
          </table:table-cell>
          <table:table-cell table:style-name="ce30" office:value-type="string">
            <office:annotation draw:style-name="gr1" draw:text-style-name="P1" svg:width="1.4654in" svg:height="0.798in" svg:x="7.3827in" svg:y="7.9366in" draw:caption-point-x="-0.1681in" draw:caption-point-y="0.1492in">
              <dc:date>2013-02-25T00:00:00</dc:date>
              <text:p text:style-name="P1"><text:span text:style-name="T1">Nex-G:</text:span></text:p>
              <text:p text:style-name="P1"><text:span text:style-name="T2">Short but precise description of what to do within a step.</text:span></text:p>
            </office:annotation>
            <text:p>Description</text:p>
          </table:table-cell>
          <table:table-cell table:style-name="ce37" office:value-type="string" table:number-columns-spanned="2" table:number-rows-spanned="1">
            <office:annotation draw:style-name="gr1" draw:text-style-name="P1" svg:width="2.2264in" svg:height="0.9535in" svg:x="11.3114in" svg:y="7.9366in" draw:caption-point-x="-0.1697in" draw:caption-point-y="0.1492in">
              <dc:date>2013-02-25T00:00:00</dc:date>
              <text:p text:style-name="P1"><text:span text:style-name="T1">Nex-G:</text:span></text:p>
              <text:p text:style-name="P1"><text:span text:style-name="T2">Short but precise description of the result to observe on the action performed. Sometimes this field might be empty. But at least the last step shall have a result description.</text:span></text:p>
            </office:annotation>
            <text:p>Description</text:p>
          </table:table-cell>
          <table:covered-table-cell table:style-name="ce37"/>
          <table:table-cell table:style-name="ce30" office:value-type="string">
            <office:annotation draw:style-name="gr1" draw:text-style-name="P1" svg:width="1.4157in" svg:height="0.798in" svg:x="12.122in" svg:y="7.9366in" draw:caption-point-x="-0.1689in" draw:caption-point-y="0.1492in">
              <dc:date>2013-02-25T00:00:00</dc:date>
              <text:p text:style-name="P1"><text:span text:style-name="T1">Nex-G:</text:span></text:p>
              <text:p text:style-name="P1"><text:span text:style-name="T2">Mark this field with and "X" if the test case completely suceeded.</text:span></text:p>
            </office:annotation>
            <text:p>Pass</text:p>
          </table:table-cell>
          <table:table-cell table:style-name="ce30" office:value-type="string">
            <office:annotation draw:style-name="gr1" draw:text-style-name="P1" svg:width="3.2457in" svg:height="0.8059in" svg:x="13.3827in" svg:y="8.1555in" draw:caption-point-x="-0.4646in" draw:caption-point-y="-0.0697in">
              <dc:date>2013-02-25T00:00:00</dc:date>
              <text:p text:style-name="P1"><text:span text:style-name="T1">Nex-G:</text:span></text:p>
              <text:p text:style-name="P1"><text:span text:style-name="T2">If a test case feld please insert here an "X". In case of failure it is mandatory to deliver a detailed description of the observed behaviour and a description on how to reproduce the failure.</text:span></text:p>
              <text:p text:style-name="P1"><text:span text:style-name="T2"/></text:p>
            </office:annotation>
            <text:p>Fail</text:p>
          </table:table-cell>
          <table:table-cell table:style-name="ce30" office:value-type="string">
            <office:annotation draw:style-name="gr1" draw:text-style-name="P1" svg:width="3.2965in" svg:height="0.5295in" svg:x="13.8315in" svg:y="7.9366in" draw:caption-point-x="-0.1673in" draw:caption-point-y="0.1492in">
              <dc:date>2013-02-25T00:00:00</dc:date>
              <text:p text:style-name="P1"><text:span text:style-name="T1">Nex-G:</text:span></text:p>
              <text:p text:style-name="P1"><text:span text:style-name="T2">Please insert an "X" here if the test case is Not Applicable for the terminal currently tested. </text:span></text:p>
              <text:p text:style-name="P1"><text:span text:style-name="T2"/></text:p>
            </office:annotation>
            <text:p>N/A</text:p>
          </table:table-cell>
          <table:table-cell table:style-name="ce30" office:value-type="string">
            <office:annotation draw:style-name="gr1" draw:text-style-name="P1" svg:width="2.7748in" svg:height="0.8067in" svg:x="14.5272in" svg:y="7.9366in" draw:caption-point-x="-0.1669in" draw:caption-point-y="0.1492in">
              <dc:date>2013-02-25T00:00:00</dc:date>
              <text:p text:style-name="P1"><text:span text:style-name="T1">Nex-G:</text:span></text:p>
              <text:p text:style-name="P1"><text:span text:style-name="T2">If a test case fails but the failure and its reason can be accepted please tick this field. The final decision if the failure might be waived will be done by Vodafone.</text:span></text:p>
            </office:annotation>
            <text:p>Waiver</text:p>
          </table:table-cell>
          <table:table-cell table:style-name="ce47" table:number-columns-repeated="1015"/>
        </table:table-row>
        <table:table-row table:style-name="ro20">
          <table:covered-table-cell table:style-name="ce23"/>
          <table:table-cell table:style-name="ce31" office:value-type="float" office:value="1">
            <text:p>1</text:p>
          </table:table-cell>
          <table:table-cell table:style-name="ce34" office:value-type="string">
            <text:p>To test the if <text:s/>Statement</text:p>
          </table:table-cell>
          <table:table-cell table:style-name="ce54" office:value-type="string" table:number-columns-spanned="2" table:number-rows-spanned="1">
            <text:p>If message queue is not created successfully it will show error message at user terminal, otherwise message will be <text:s text:c="2"/>for send.</text:p>
          </table:table-cell>
          <table:covered-table-cell table:style-name="ce34"/>
          <table:table-cell table:style-name="ce42" office:value-type="string">
            <text:p>X</text:p>
          </table:table-cell>
          <table:table-cell table:style-name="ce42" table:number-columns-repeated="3"/>
          <table:table-cell table:style-name="ce47" table:number-columns-repeated="1015"/>
        </table:table-row>
        <table:table-row table:style-name="ro12">
          <table:covered-table-cell table:style-name="ce23"/>
          <table:table-cell table:style-name="ce31" office:value-type="float" office:value="2">
            <text:p>2</text:p>
          </table:table-cell>
          <table:table-cell table:style-name="ce52"/>
          <table:table-cell table:style-name="ce56" table:number-columns-spanned="2" table:number-rows-spanned="1"/>
          <table:covered-table-cell table:style-name="ce56"/>
          <table:table-cell table:style-name="ce42" table:number-columns-repeated="4"/>
          <table:table-cell table:style-name="ce47" table:number-columns-repeated="1015"/>
        </table:table-row>
        <table:table-row table:style-name="ro12">
          <table:covered-table-cell table:style-name="ce23"/>
          <table:table-cell table:style-name="ce42"/>
          <table:table-cell table:style-name="ce52"/>
          <table:table-cell table:style-name="ce52" table:number-columns-spanned="2" table:number-rows-spanned="1"/>
          <table:covered-table-cell table:style-name="ce52"/>
          <table:table-cell table:style-name="ce42" table:number-columns-repeated="4"/>
          <table:table-cell table:style-name="ce47" table:number-columns-repeated="1015"/>
        </table:table-row>
        <table:table-row table:style-name="ro18">
          <table:table-cell table:style-name="ce24" office:value-type="string">
            <text:p>Overall Result</text:p>
          </table:table-cell>
          <table:table-cell table:style-name="ce32" table:number-columns-spanned="4" table:number-rows-spanned="1"/>
          <table:covered-table-cell table:number-columns-repeated="3" table:style-name="ce32"/>
          <table:table-cell table:style-name="ce43" office:value-type="string">
            <office:annotation draw:style-name="gr1" draw:text-style-name="P1" svg:width="2.9177in" svg:height="0.7555in" svg:x="12.122in" svg:y="10.4634in" draw:caption-point-x="-0.1689in" draw:caption-point-y="0.1374in">
              <dc:date>2013-02-25T00:00:00</dc:date>
              <text:p text:style-name="P1"><text:span text:style-name="T1">Nex-G:</text:span></text:p>
              <text:p text:style-name="P1"><text:span text:style-name="T2">The results for steps will be stated next to each step. Additionally an overall result needs to stated at the bottom of the test steps. These fields are intended to summarise the results found. </text:span></text:p>
            </office:annotation>
            <text:p>Pass</text:p>
          </table:table-cell>
          <table:table-cell table:style-name="ce43" table:number-columns-repeated="3"/>
          <table:table-cell table:style-name="ce47" table:number-columns-repeated="1015"/>
        </table:table-row>
        <table:table-row table:style-name="ro14">
          <table:table-cell table:style-name="ce23" office:value-type="string">
            <office:annotation draw:style-name="gr1" draw:text-style-name="P1" svg:width="2.7756in" svg:height="0.902in" svg:x="1.5583in" svg:y="10.6906in" draw:caption-point-x="-0.1689in" draw:caption-point-y="0.1386in">
              <dc:date>2013-02-25T00:00:00</dc:date>
              <text:p text:style-name="P1"><text:span text:style-name="T1">Nex-G:</text:span></text:p>
              <text:p text:style-name="P1"><text:span text:style-name="T2">If a test case fails it is mandatory to describe exactly the behaviour that was observed and how it was found. It is possible to find defects that are not caused by the application but by the terminal the test was conducted on. </text:span></text:p>
            </office:annotation>
            <text:p>Observed Results in case of failure</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5" office:value-type="string">
            <office:annotation draw:style-name="gr1" draw:text-style-name="P1" svg:width="2.8394in" svg:height="0.9118in" svg:x="1.5583in" svg:y="11.552in" draw:caption-point-x="-0.1689in" draw:caption-point-y="0.1386in">
              <dc:date>2013-02-25T00:00:00</dc:date>
              <text:p text:style-name="P1"><text:span text:style-name="T1">Nex-G:</text:span></text:p>
              <text:p text:style-name="P1"><text:span text:style-name="T2">Please insert here the description what will be the end user impact if the test case fails. This is only needed if you want to request a waiver. There needs to be a useful argumentation to grant the waiver.</text:span></text:p>
            </office:annotation>
            <text:p>End User Impact / Waiver description</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6" office:value-type="string">
            <office:annotation draw:style-name="gr1" draw:text-style-name="P1" svg:width="1.5346in" svg:height="0.7681in" svg:x="1.5583in" svg:y="12.3197in" draw:caption-point-x="-0.1689in" draw:caption-point-y="0.1386in">
              <dc:date>2013-02-25T00:00:00</dc:date>
              <text:p text:style-name="P1"><text:span text:style-name="T1">Nex-G:</text:span></text:p>
              <text:p text:style-name="P1"><text:span text:style-name="T2">Use this field to insert further comments you think are necessary.</text:span></text:p>
            </office:annotation>
            <text:p>Comments</text:p>
          </table:table-cell>
          <table:table-cell table:style-name="ce50" table:number-columns-spanned="8" table:number-rows-spanned="1"/>
          <table:covered-table-cell table:number-columns-repeated="7" table:style-name="ce50"/>
          <table:table-cell table:style-name="ce47" table:number-columns-repeated="1015"/>
        </table:table-row>
        <table:table-row table:style-name="ro3" table:number-rows-repeated="2">
          <table:table-cell table:style-name="ce47" table:number-columns-repeated="3"/>
          <table:table-cell table:style-name="ce55" table:number-columns-repeated="2"/>
          <table:table-cell table:style-name="ce47" table:number-columns-repeated="1019"/>
        </table:table-row>
        <table:table-row table:style-name="ro19">
          <table:table-cell table:style-name="ce22" office:value-type="string">
            <text:p>Test Case</text:p>
          </table:table-cell>
          <table:table-cell table:style-name="ce27" office:value-type="string" table:number-columns-spanned="2" table:number-rows-spanned="1">
            <office:annotation draw:style-name="gr1" draw:text-style-name="P1" svg:width="1.4654in" svg:height="0.7591in" svg:x="7.3827in" svg:y="13.4921in" draw:caption-point-x="-0.1681in" draw:caption-point-y="0.1287in">
              <dc:date>2013-02-25T00:00:00</dc:date>
              <text:p text:style-name="P1"><text:span text:style-name="T1">Nex-G:</text:span></text:p>
              <text:p text:style-name="P1"><text:span text:style-name="T2">Please name the test case with a short phrase reflecting the test cases intention.</text:span></text:p>
            </office:annotation>
            <text:p>NES_MAC_HS_UE_TR_MACHSSEND If statement</text:p>
          </table:table-cell>
          <table:covered-table-cell table:style-name="ce27"/>
          <table:table-cell table:style-name="ce35" office:value-type="string" table:number-columns-spanned="2" table:number-rows-spanned="1">
            <office:annotation draw:style-name="gr1" draw:text-style-name="P1" svg:width="4.1906in" svg:height="0.7579in" svg:x="10.9146in" svg:y="13.835in" draw:caption-point-x="0.2272in" draw:caption-point-y="-0.2142in">
              <dc:date>2013-02-25T00:00:00</dc:date>
              <text:p text:style-name="P1"><text:span text:style-name="T1">Nex-G:</text:span></text:p>
              <text:p text:style-name="P1"><text:span text:style-name="T2">Please use the following format: Abbreviation Company-Abbr. Section-Number of test in section:</text:span></text:p>
              <text:p text:style-name="P1"><text:span text:style-name="T2">e.g. NESPL-GEN-001</text:span></text:p>
              <text:p text:style-name="P1"><text:span text:style-name="T2"/></text:p>
            </office:annotation>
            <text:p>ID: NESPL_MAC_HS_MACHS_001_001_003</text:p>
          </table:table-cell>
          <table:covered-table-cell table:style-name="ce35"/>
          <table:table-cell table:style-name="ce40" office:value-type="string">
            <text:p>Nex-G</text:p>
          </table:table-cell>
          <table:table-cell table:style-name="ce41" table:content-validation-name="val6" office:value-type="string">
            <office:annotation draw:style-name="gr1" draw:text-style-name="P1" svg:width="3.9547in" svg:height="3.1169in" svg:x="13.0098in" svg:y="13.4921in" draw:caption-point-x="-0.0917in" draw:caption-point-y="0.1287in">
              <dc:date>2013-02-25T00:00:00</dc:date>
              <text:p text:style-name="P1"><text:span text:style-name="T1">Nex-G:</text:span></text:p>
              <text:p text:style-name="P1"><text:span text:style-name="T2">Severity 1a: <text:s text:c="2"/>Fatal: Recommended not to be purchased due to severe customer impact, network capacity, fraud.</text:span></text:p>
              <text:p text:style-name="P1"><text:span text:style-name="T2">Severity 1b: <text:s/>Critical: Recommended not to be purchased for specific markets due to severe customer impact, network capacity, fraud.</text:span></text:p>
              <text:p text:style-name="P1"><text:span text:style-name="T2">Severity 2: <text:s/>Serious: Solution required in the next release.</text:span></text:p>
              <text:p text:style-name="P1"><text:span text:style-name="T2">Severity 3: <text:s/>Major: Solution required in coming releases.</text:span></text:p>
              <text:p text:style-name="P1"><text:span text:style-name="T2">Severity 4: <text:s/>Minor: Implementation in future products.</text:span></text:p>
              <text:p text:style-name="P1"><text:span text:style-name="T2"/></text:p>
            </office:annotation>
            <text:p>1a - Fatal</text:p>
          </table:table-cell>
          <table:table-cell table:style-name="ce45" office:value-type="string" table:number-columns-spanned="2" table:number-rows-spanned="1">
            <office:annotation draw:style-name="gr1" draw:text-style-name="P1" svg:width="1.4043in" svg:height="0.715in" svg:x="14.5272in" svg:y="26.6783in" draw:caption-point-x="-0.1669in" draw:caption-point-y="-13.0228in">
              <dc:date>2013-02-25T00:00:00</dc:date>
              <text:p text:style-name="P1"><text:span text:style-name="T1">Nex-G:</text:span></text:p>
              <text:p text:style-name="P1"><text:span text:style-name="T2">Date, when the test was executed.</text:span></text:p>
            </office:annotation>
            <text:p>20-02-2013</text:p>
          </table:table-cell>
          <table:covered-table-cell table:style-name="ce45"/>
          <table:table-cell table:style-name="ce47" table:number-columns-repeated="1015"/>
        </table:table-row>
        <table:table-row table:style-name="ro9">
          <table:table-cell table:style-name="ce22"/>
          <table:table-cell table:style-name="ce27" table:number-columns-repeated="2"/>
          <table:table-cell table:style-name="ce35" office:value-type="string">
            <text:p>Network dependent:</text:p>
          </table:table-cell>
          <table:table-cell table:style-name="ce38" table:content-validation-name="val4" office:value-type="string">
            <office:annotation draw:style-name="gr1" draw:text-style-name="P1" svg:width="3.1409in" svg:height="0.6213in" svg:x="11.3114in" svg:y="13.6898in" draw:caption-point-x="-0.1697in" draw:caption-point-y="0.1386in">
              <dc:date>2013-02-25T00:00:00</dc:date>
              <text:p text:style-name="P1"><text:span text:style-name="T1">Nex-G:</text:span></text:p>
              <text:p text:style-name="P1"><text:span text:style-name="T2">If the applications needs access to the network it is "network dependent". If the test case is checking the network connection please insert "Yes" otherwise "No".</text:span></text:p>
            </office:annotation>
            <text:p>Yes</text:p>
          </table:table-cell>
          <table:table-cell table:style-name="ce41" table:number-columns-spanned="4" table:number-rows-spanned="1"/>
          <table:covered-table-cell table:number-columns-repeated="3" table:style-name="ce41"/>
          <table:table-cell table:style-name="ce47" table:number-columns-repeated="1015"/>
        </table:table-row>
        <table:table-row table:style-name="ro10">
          <table:table-cell table:style-name="ce23" office:value-type="string">
            <text:p>Test purpose</text:p>
          </table:table-cell>
          <table:table-cell table:style-name="ce49" office:value-type="string" table:number-columns-spanned="8" table:number-rows-spanned="1">
            <office:annotation draw:style-name="gr1" draw:text-style-name="P1" svg:width="2.3941in" svg:height="0.9961in" svg:x="14.5272in" svg:y="13.8764in" draw:caption-point-x="-0.1669in" draw:caption-point-y="0.1594in">
              <dc:date>2013-02-25T00:00:00</dc:date>
              <text:p text:style-name="P1"><text:span text:style-name="T1">Nex-G:</text:span></text:p>
              <text:p text:style-name="P1"><text:span text:style-name="T2">Within the test purpose field a short description of the intention shall be given. Why the test case is needed, what especially needs to be considered (environment, equipment…), etc. </text:span></text:p>
            </office:annotation>
            <text:p>To create message through nexg_msgget( ) function</text:p>
          </table:table-cell>
          <table:covered-table-cell table:number-columns-repeated="7" table:style-name="ce49"/>
          <table:table-cell table:style-name="ce47" table:number-columns-repeated="1015"/>
        </table:table-row>
        <table:table-row table:style-name="ro17">
          <table:table-cell table:style-name="ce23" office:value-type="string" table:number-columns-spanned="1" table:number-rows-spanned="5">
            <text:p>Test Criteria</text:p>
          </table:table-cell>
          <table:table-cell table:style-name="ce29" office:value-type="string" table:number-columns-spanned="2" table:number-rows-spanned="1">
            <office:annotation draw:style-name="gr1" draw:text-style-name="P1" svg:width="2.924in" svg:height="1.087in" svg:x="7.3827in" svg:y="14.6559in" draw:caption-point-x="-0.1681in" draw:caption-point-y="0.148in">
              <dc:date>2013-02-25T00:00:00</dc:date>
              <text:p text:style-name="P1"><text:span text:style-name="T1">Nex-G:</text:span></text:p>
              <text:p text:style-name="P1"><text:span text:style-name="T2">Each Test case shall be performed in several steps. Each step might have its own result to observe. The test steps shall lead to the target described within the test purpose field.</text:span></text:p>
              <text:p text:style-name="P1"><text:span text:style-name="T2">The higher the level of details is the higher the quality of test cases can be assumed.</text:span></text:p>
            </office:annotation>
            <text:p>Test Step</text:p>
          </table:table-cell>
          <table:covered-table-cell table:style-name="ce29"/>
          <table:table-cell table:style-name="ce36" office:value-type="string" table:number-columns-spanned="2" table:number-rows-spanned="1">
            <text:p>Step Result</text:p>
          </table:table-cell>
          <table:covered-table-cell table:style-name="ce36"/>
          <table:table-cell table:style-name="ce22" office:value-type="string" table:number-columns-spanned="4" table:number-rows-spanned="1">
            <text:p>Test Steps</text:p>
          </table:table-cell>
          <table:covered-table-cell table:number-columns-repeated="3" table:style-name="ce22"/>
          <table:table-cell table:style-name="ce47" table:number-columns-repeated="1015"/>
        </table:table-row>
        <table:table-row table:style-name="ro11">
          <table:covered-table-cell table:style-name="ce23"/>
          <table:table-cell table:style-name="ce30" office:value-type="string">
            <office:annotation draw:style-name="gr1" draw:text-style-name="P1" svg:width="1.5484in" svg:height="1.5217in" svg:x="1.9634in" svg:y="14.8209in" draw:caption-point-x="-0.1791in" draw:caption-point-y="0.1594in">
              <dc:date>2013-02-25T00:00:00</dc:date>
              <text:p text:style-name="P1"><text:span text:style-name="T1">Nex-G:</text:span></text:p>
              <text:p text:style-name="P1"><text:span text:style-name="T2">Feel free to add further steps</text:span></text:p>
              <text:p text:style-name="P1"><text:span text:style-name="T2"/></text:p>
            </office:annotation>
            <text:p>No.</text:p>
          </table:table-cell>
          <table:table-cell table:style-name="ce30" office:value-type="string">
            <office:annotation draw:style-name="gr1" draw:text-style-name="P1" svg:width="1.4654in" svg:height="0.7862in" svg:x="7.3827in" svg:y="14.8209in" draw:caption-point-x="-0.1681in" draw:caption-point-y="0.1594in">
              <dc:date>2013-02-25T00:00:00</dc:date>
              <text:p text:style-name="P1"><text:span text:style-name="T1">Nex-G:</text:span></text:p>
              <text:p text:style-name="P1"><text:span text:style-name="T2">Short but precise description of what to do within a step.</text:span></text:p>
            </office:annotation>
            <text:p>Description</text:p>
          </table:table-cell>
          <table:table-cell table:style-name="ce37" office:value-type="string" table:number-columns-spanned="2" table:number-rows-spanned="1">
            <office:annotation draw:style-name="gr1" draw:text-style-name="P1" svg:width="2.2264in" svg:height="0.9547in" svg:x="11.3114in" svg:y="14.8209in" draw:caption-point-x="-0.1697in" draw:caption-point-y="0.1594in">
              <dc:date>2013-02-25T00:00:00</dc:date>
              <text:p text:style-name="P1"><text:span text:style-name="T1">Nex-G:</text:span></text:p>
              <text:p text:style-name="P1"><text:span text:style-name="T2">Short but precise description of the result to observe on the action performed. Sometimes this field might be empty. But at least the last step shall have a result description.</text:span></text:p>
            </office:annotation>
            <text:p>Description</text:p>
          </table:table-cell>
          <table:covered-table-cell table:style-name="ce37"/>
          <table:table-cell table:style-name="ce30" office:value-type="string">
            <office:annotation draw:style-name="gr1" draw:text-style-name="P1" svg:width="1.4157in" svg:height="0.7862in" svg:x="12.122in" svg:y="14.8209in" draw:caption-point-x="-0.1689in" draw:caption-point-y="0.1594in">
              <dc:date>2013-02-25T00:00:00</dc:date>
              <text:p text:style-name="P1"><text:span text:style-name="T1">Nex-G:</text:span></text:p>
              <text:p text:style-name="P1"><text:span text:style-name="T2">Mark this field with and "X" if the test case completely suceeded.</text:span></text:p>
            </office:annotation>
            <text:p>Pass</text:p>
          </table:table-cell>
          <table:table-cell table:style-name="ce30" office:value-type="string">
            <office:annotation draw:style-name="gr1" draw:text-style-name="P1" svg:width="3.2457in" svg:height="0.8071in" svg:x="13.3827in" svg:y="15.039in" draw:caption-point-x="-0.4646in" draw:caption-point-y="-0.0587in">
              <dc:date>2013-02-25T00:00:00</dc:date>
              <text:p text:style-name="P1"><text:span text:style-name="T1">Nex-G:</text:span></text:p>
              <text:p text:style-name="P1"><text:span text:style-name="T2">If a test case feld please insert here an "X". In case of failure it is mandatory to deliver a detailed description of the observed behaviour and a description on how to reproduce the failure.</text:span></text:p>
              <text:p text:style-name="P1"><text:span text:style-name="T2"/></text:p>
            </office:annotation>
            <text:p>Fail</text:p>
          </table:table-cell>
          <table:table-cell table:style-name="ce30" office:value-type="string">
            <office:annotation draw:style-name="gr1" draw:text-style-name="P1" svg:width="3.2965in" svg:height="0.5287in" svg:x="13.8315in" svg:y="14.8209in" draw:caption-point-x="-0.1673in" draw:caption-point-y="0.1594in">
              <dc:date>2013-02-25T00:00:00</dc:date>
              <text:p text:style-name="P1"><text:span text:style-name="T1">Nex-G:</text:span></text:p>
              <text:p text:style-name="P1"><text:span text:style-name="T2">Please insert an "X" here if the test case is Not Applicable for the terminal currently tested. </text:span></text:p>
              <text:p text:style-name="P1"><text:span text:style-name="T2"/></text:p>
            </office:annotation>
            <text:p>N/A</text:p>
          </table:table-cell>
          <table:table-cell table:style-name="ce30" office:value-type="string">
            <office:annotation draw:style-name="gr1" draw:text-style-name="P1" svg:width="2.7748in" svg:height="0.7957in" svg:x="14.5272in" svg:y="14.8209in" draw:caption-point-x="-0.1669in" draw:caption-point-y="0.1594in">
              <dc:date>2013-02-25T00:00:00</dc:date>
              <text:p text:style-name="P1"><text:span text:style-name="T1">Nex-G:</text:span></text:p>
              <text:p text:style-name="P1"><text:span text:style-name="T2">If a test case fails but the failure and its reason can be accepted please tick this field. The final decision if the failure might be waived will be done by Vodafone.</text:span></text:p>
            </office:annotation>
            <text:p>Waiver</text:p>
          </table:table-cell>
          <table:table-cell table:style-name="ce47" table:number-columns-repeated="1015"/>
        </table:table-row>
        <table:table-row table:style-name="ro21">
          <table:covered-table-cell table:style-name="ce23"/>
          <table:table-cell table:style-name="ce31" office:value-type="float" office:value="1">
            <text:p>1</text:p>
          </table:table-cell>
          <table:table-cell table:style-name="ce51" office:value-type="string">
            <text:p>Test of If statement</text:p>
          </table:table-cell>
          <table:table-cell table:style-name="ce54" office:value-type="string" table:number-columns-spanned="2" table:number-rows-spanned="1">
            <text:p>If message queue is not created successfully it will show error message at user terminal, otherwise message will not be generated.</text:p>
          </table:table-cell>
          <table:covered-table-cell table:style-name="ce34"/>
          <table:table-cell table:style-name="ce42" office:value-type="string">
            <text:p>X</text:p>
          </table:table-cell>
          <table:table-cell table:style-name="ce42" table:number-columns-repeated="3"/>
          <table:table-cell table:style-name="ce47" table:number-columns-repeated="1015"/>
        </table:table-row>
        <table:table-row table:style-name="ro12">
          <table:covered-table-cell table:style-name="ce23"/>
          <table:table-cell table:style-name="ce31" office:value-type="float" office:value="2">
            <text:p>2</text:p>
          </table:table-cell>
          <table:table-cell table:style-name="ce52"/>
          <table:table-cell table:style-name="ce52" table:number-columns-spanned="2" table:number-rows-spanned="1"/>
          <table:covered-table-cell table:style-name="ce52"/>
          <table:table-cell table:style-name="ce42" table:number-columns-repeated="4"/>
          <table:table-cell table:style-name="ce47" table:number-columns-repeated="1015"/>
        </table:table-row>
        <table:table-row table:style-name="ro12">
          <table:covered-table-cell table:style-name="ce23"/>
          <table:table-cell table:style-name="ce42" office:value-type="float" office:value="3">
            <text:p>3</text:p>
          </table:table-cell>
          <table:table-cell table:style-name="ce52"/>
          <table:table-cell table:style-name="ce52" table:number-columns-spanned="2" table:number-rows-spanned="1"/>
          <table:covered-table-cell table:style-name="ce52"/>
          <table:table-cell table:style-name="ce42" table:number-columns-repeated="4"/>
          <table:table-cell table:style-name="ce47" table:number-columns-repeated="1015"/>
        </table:table-row>
        <table:table-row table:style-name="ro18">
          <table:table-cell table:style-name="ce24" office:value-type="string">
            <text:p>Overall Result</text:p>
          </table:table-cell>
          <table:table-cell table:style-name="ce32" table:number-columns-spanned="4" table:number-rows-spanned="1"/>
          <table:covered-table-cell table:number-columns-repeated="3" table:style-name="ce32"/>
          <table:table-cell table:style-name="ce43" office:value-type="string">
            <office:annotation draw:style-name="gr1" draw:text-style-name="P1" svg:width="2.9177in" svg:height="0.75in" svg:x="12.122in" svg:y="17.2827in" draw:caption-point-x="-0.1689in" draw:caption-point-y="0.337in">
              <dc:date>2013-02-25T00:00:00</dc:date>
              <text:p text:style-name="P1"><text:span text:style-name="T1">Nex-G:</text:span></text:p>
              <text:p text:style-name="P1"><text:span text:style-name="T2">The results for steps will be stated next to each step. Additionally an overall result needs to stated at the bottom of the test steps. These fields are intended to summarise the results found. </text:span></text:p>
            </office:annotation>
            <text:p>Pass</text:p>
          </table:table-cell>
          <table:table-cell table:style-name="ce43" table:number-columns-repeated="3"/>
          <table:table-cell table:style-name="ce47" table:number-columns-repeated="1015"/>
        </table:table-row>
        <table:table-row table:style-name="ro14">
          <table:table-cell table:style-name="ce23" office:value-type="string">
            <office:annotation draw:style-name="gr1" draw:text-style-name="P1" svg:width="2.7756in" svg:height="0.9043in" svg:x="1.5583in" svg:y="17.5016in" draw:caption-point-x="-0.1689in" draw:caption-point-y="0.3465in">
              <dc:date>2013-02-25T00:00:00</dc:date>
              <text:p text:style-name="P1"><text:span text:style-name="T1">Nex-G:</text:span></text:p>
              <text:p text:style-name="P1"><text:span text:style-name="T2">If a test case fails it is mandatory to describe exactly the behaviour that was observed and how it was found. It is possible to find defects that are not caused by the application but by the terminal the test was conducted on. </text:span></text:p>
            </office:annotation>
            <text:p>Observed Results in case of failure</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5" office:value-type="string">
            <office:annotation draw:style-name="gr1" draw:text-style-name="P1" svg:width="2.8394in" svg:height="0.915in" svg:x="1.5583in" svg:y="18.3724in" draw:caption-point-x="-0.1689in" draw:caption-point-y="0.337in">
              <dc:date>2013-02-25T00:00:00</dc:date>
              <text:p text:style-name="P1"><text:span text:style-name="T1">Nex-G:</text:span></text:p>
              <text:p text:style-name="P1"><text:span text:style-name="T2">Please insert here the description what will be the end user impact if the test case fails. This is only needed if you want to request a waiver. There needs to be a useful argumentation to grant the waiver.</text:span></text:p>
            </office:annotation>
            <text:p>End User Impact / Waiver description</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6" office:value-type="string">
            <office:annotation draw:style-name="gr1" draw:text-style-name="P1" svg:width="1.5346in" svg:height="0.7681in" svg:x="1.5583in" svg:y="19.1406in" draw:caption-point-x="-0.1689in" draw:caption-point-y="0.3366in">
              <dc:date>2013-02-25T00:00:00</dc:date>
              <text:p text:style-name="P1"><text:span text:style-name="T1">Nex-G:</text:span></text:p>
              <text:p text:style-name="P1"><text:span text:style-name="T2">Use this field to insert further comments you think are necessary.</text:span></text:p>
            </office:annotation>
            <text:p>Comments</text:p>
          </table:table-cell>
          <table:table-cell table:style-name="ce50" table:number-columns-spanned="8" table:number-rows-spanned="1"/>
          <table:covered-table-cell table:number-columns-repeated="7" table:style-name="ce50"/>
          <table:table-cell table:style-name="ce47" table:number-columns-repeated="1015"/>
        </table:table-row>
        <table:table-row table:style-name="ro3" table:number-rows-repeated="2">
          <table:table-cell table:style-name="ce47" table:number-columns-repeated="3"/>
          <table:table-cell table:style-name="ce55" table:number-columns-repeated="2"/>
          <table:table-cell table:style-name="ce47" table:number-columns-repeated="1019"/>
        </table:table-row>
        <table:table-row table:style-name="ro19">
          <table:table-cell table:style-name="ce22" office:value-type="string">
            <text:p>Test Case</text:p>
          </table:table-cell>
          <table:table-cell table:style-name="ce27" office:value-type="string" table:number-columns-spanned="2" table:number-rows-spanned="1">
            <office:annotation draw:style-name="gr1" draw:text-style-name="P1" svg:width="1.4654in" svg:height="0.7476in" svg:x="7.3827in" svg:y="20.5012in" draw:caption-point-x="-0.1681in" draw:caption-point-y="0.1382in">
              <dc:date>2013-02-25T00:00:00</dc:date>
              <text:p text:style-name="P1"><text:span text:style-name="T1">Nex-G:</text:span></text:p>
              <text:p text:style-name="P1"><text:span text:style-name="T2">Please name the test case with a short phrase reflecting the test cases intention.</text:span></text:p>
            </office:annotation>
            <text:p>NES_MAC_HS_UE_TR_MACESMULTIPLEX If statement</text:p>
          </table:table-cell>
          <table:covered-table-cell table:style-name="ce27"/>
          <table:table-cell table:style-name="ce35" office:value-type="string" table:number-columns-spanned="2" table:number-rows-spanned="1">
            <office:annotation draw:style-name="gr1" draw:text-style-name="P1" svg:width="4.1906in" svg:height="0.7673in" svg:x="10.9146in" svg:y="20.8327in" draw:caption-point-x="0.2272in" draw:caption-point-y="-0.1933in">
              <dc:date>2013-02-25T00:00:00</dc:date>
              <text:p text:style-name="P1"><text:span text:style-name="T1">Nex-G:</text:span></text:p>
              <text:p text:style-name="P1"><text:span text:style-name="T2">Please use the following format: Abbreviation Company-Abbr. Section-Number of test in section:</text:span></text:p>
              <text:p text:style-name="P1"><text:span text:style-name="T2">e.g. NESPL-GEN-001</text:span></text:p>
              <text:p text:style-name="P1"><text:span text:style-name="T2"/></text:p>
            </office:annotation>
            <text:p>ID: NESPL_MAC_HS_MACHS_001_001_004</text:p>
          </table:table-cell>
          <table:covered-table-cell table:style-name="ce35"/>
          <table:table-cell table:style-name="ce40" office:value-type="string">
            <text:p>Nex-G</text:p>
          </table:table-cell>
          <table:table-cell table:style-name="ce41" table:content-validation-name="val6" office:value-type="string">
            <office:annotation draw:style-name="gr1" draw:text-style-name="P1" svg:width="3.9547in" svg:height="3.1004in" svg:x="13.0098in" svg:y="20.5012in" draw:caption-point-x="-0.0917in" draw:caption-point-y="0.1382in">
              <dc:date>2013-02-25T00:00:00</dc:date>
              <text:p text:style-name="P1"><text:span text:style-name="T1">Nex-G:</text:span></text:p>
              <text:p text:style-name="P1"><text:span text:style-name="T2">Severity 1a: <text:s text:c="2"/>Fatal: Recommended not to be purchased due to severe customer impact, network capacity, fraud.</text:span></text:p>
              <text:p text:style-name="P1"><text:span text:style-name="T2">Severity 1b: <text:s/>Critical: Recommended not to be purchased for specific markets due to severe customer impact, network capacity, fraud.</text:span></text:p>
              <text:p text:style-name="P1"><text:span text:style-name="T2">Severity 2: <text:s/>Serious: Solution required in the next release.</text:span></text:p>
              <text:p text:style-name="P1"><text:span text:style-name="T2">Severity 3: <text:s/>Major: Solution required in coming releases.</text:span></text:p>
              <text:p text:style-name="P1"><text:span text:style-name="T2">Severity 4: <text:s/>Minor: Implementation in future products.</text:span></text:p>
              <text:p text:style-name="P1"><text:span text:style-name="T2"/></text:p>
            </office:annotation>
            <text:p>1a - Fatal</text:p>
          </table:table-cell>
          <table:table-cell table:style-name="ce45" office:value-type="string" table:number-columns-spanned="2" table:number-rows-spanned="1">
            <office:annotation draw:style-name="gr1" draw:text-style-name="P1" svg:width="1.4043in" svg:height="0.715in" svg:x="14.5272in" svg:y="33.7315in" draw:caption-point-x="-0.1669in" draw:caption-point-y="-13.0228in">
              <dc:date>2013-02-25T00:00:00</dc:date>
              <text:p text:style-name="P1"><text:span text:style-name="T1">Nex-G:</text:span></text:p>
              <text:p text:style-name="P1"><text:span text:style-name="T2">Date, when the test was executed.</text:span></text:p>
            </office:annotation>
            <text:p>20-02-2013</text:p>
          </table:table-cell>
          <table:covered-table-cell table:style-name="ce45"/>
          <table:table-cell table:style-name="ce47" table:number-columns-repeated="1015"/>
        </table:table-row>
        <table:table-row table:style-name="ro9">
          <table:table-cell table:style-name="ce22"/>
          <table:table-cell table:style-name="ce27" table:number-columns-repeated="2"/>
          <table:table-cell table:style-name="ce35" office:value-type="string">
            <text:p>Network dependent:</text:p>
          </table:table-cell>
          <table:table-cell table:style-name="ce38" table:content-validation-name="val4" office:value-type="string">
            <office:annotation draw:style-name="gr1" draw:text-style-name="P1" svg:width="3.1409in" svg:height="0.6106in" svg:x="11.3114in" svg:y="20.6984in" draw:caption-point-x="-0.1697in" draw:caption-point-y="0.1488in">
              <dc:date>2013-02-25T00:00:00</dc:date>
              <text:p text:style-name="P1"><text:span text:style-name="T1">Nex-G:</text:span></text:p>
              <text:p text:style-name="P1"><text:span text:style-name="T2">If the applications needs access to the network it is "network dependent". If the test case is checking the network connection please insert "Yes" otherwise "No".</text:span></text:p>
            </office:annotation>
            <text:p>Yes</text:p>
          </table:table-cell>
          <table:table-cell table:style-name="ce41" table:number-columns-spanned="4" table:number-rows-spanned="1"/>
          <table:covered-table-cell table:number-columns-repeated="3" table:style-name="ce41"/>
          <table:table-cell table:style-name="ce47" table:number-columns-repeated="1015"/>
        </table:table-row>
        <table:table-row table:style-name="ro10">
          <table:table-cell table:style-name="ce23" office:value-type="string">
            <text:p>Test purpose</text:p>
          </table:table-cell>
          <table:table-cell table:style-name="ce49" office:value-type="string" table:number-columns-spanned="8" table:number-rows-spanned="1">
            <office:annotation draw:style-name="gr1" draw:text-style-name="P1" svg:width="2.3941in" svg:height="0.9965in" svg:x="14.5272in" svg:y="20.874in" draw:caption-point-x="-0.1669in" draw:caption-point-y="0.1807in">
              <dc:date>2013-02-25T00:00:00</dc:date>
              <text:p text:style-name="P1"><text:span text:style-name="T1">Nex-G:</text:span></text:p>
              <text:p text:style-name="P1"><text:span text:style-name="T2">Within the test purpose field a short description of the intention shall be given. Why the test case is needed, what especially needs to be considered (environment, equipment…), etc. </text:span></text:p>
            </office:annotation>
            <text:p>To receive message nexg_msgsnd( ) function.</text:p>
          </table:table-cell>
          <table:covered-table-cell table:number-columns-repeated="7" table:style-name="ce49"/>
          <table:table-cell table:style-name="ce47" table:number-columns-repeated="1015"/>
        </table:table-row>
        <table:table-row table:style-name="ro17">
          <table:table-cell table:style-name="ce23" office:value-type="string" table:number-columns-spanned="1" table:number-rows-spanned="5">
            <text:p>Test Criteria</text:p>
          </table:table-cell>
          <table:table-cell table:style-name="ce29" office:value-type="string" table:number-columns-spanned="2" table:number-rows-spanned="1">
            <office:annotation draw:style-name="gr1" draw:text-style-name="P1" svg:width="2.924in" svg:height="1.0969in" svg:x="7.3827in" svg:y="21.6539in" draw:caption-point-x="-0.1681in" draw:caption-point-y="0.1685in">
              <dc:date>2013-02-25T00:00:00</dc:date>
              <text:p text:style-name="P1"><text:span text:style-name="T1">Nex-G:</text:span></text:p>
              <text:p text:style-name="P1"><text:span text:style-name="T2">Each Test case shall be performed in several steps. Each step might have its own result to observe. The test steps shall lead to the target described within the test purpose field.</text:span></text:p>
              <text:p text:style-name="P1"><text:span text:style-name="T2">The higher the level of details is the higher the quality of test cases can be assumed.</text:span></text:p>
            </office:annotation>
            <text:p>Test Step</text:p>
          </table:table-cell>
          <table:covered-table-cell table:style-name="ce29"/>
          <table:table-cell table:style-name="ce36" office:value-type="string" table:number-columns-spanned="2" table:number-rows-spanned="1">
            <text:p>Step Result</text:p>
          </table:table-cell>
          <table:covered-table-cell table:style-name="ce36"/>
          <table:table-cell table:style-name="ce22" office:value-type="string" table:number-columns-spanned="4" table:number-rows-spanned="1">
            <text:p>Test Steps</text:p>
          </table:table-cell>
          <table:covered-table-cell table:number-columns-repeated="3" table:style-name="ce22"/>
          <table:table-cell table:style-name="ce47" table:number-columns-repeated="1015"/>
        </table:table-row>
        <table:table-row table:style-name="ro11">
          <table:covered-table-cell table:style-name="ce23"/>
          <table:table-cell table:style-name="ce30" office:value-type="string">
            <office:annotation draw:style-name="gr1" draw:text-style-name="P1" svg:width="1.5484in" svg:height="1.513in" svg:x="1.9634in" svg:y="21.8189in" draw:caption-point-x="-0.1791in" draw:caption-point-y="0.1803in">
              <dc:date>2013-02-25T00:00:00</dc:date>
              <text:p text:style-name="P1"><text:span text:style-name="T1">Nex-G:</text:span></text:p>
              <text:p text:style-name="P1"><text:span text:style-name="T2">Feel free to add further steps</text:span></text:p>
              <text:p text:style-name="P1"><text:span text:style-name="T2"/></text:p>
            </office:annotation>
            <text:p>No.</text:p>
          </table:table-cell>
          <table:table-cell table:style-name="ce30" office:value-type="string">
            <office:annotation draw:style-name="gr1" draw:text-style-name="P1" svg:width="1.4654in" svg:height="0.7969in" svg:x="7.3827in" svg:y="21.8189in" draw:caption-point-x="-0.1681in" draw:caption-point-y="0.1803in">
              <dc:date>2013-02-25T00:00:00</dc:date>
              <text:p text:style-name="P1"><text:span text:style-name="T1">Nex-G:</text:span></text:p>
              <text:p text:style-name="P1"><text:span text:style-name="T2">Short but precise description of what to do within a step.</text:span></text:p>
            </office:annotation>
            <text:p>Description</text:p>
          </table:table-cell>
          <table:table-cell table:style-name="ce37" office:value-type="string" table:number-columns-spanned="2" table:number-rows-spanned="1">
            <office:annotation draw:style-name="gr1" draw:text-style-name="P1" svg:width="2.2264in" svg:height="0.9528in" svg:x="11.3114in" svg:y="21.8189in" draw:caption-point-x="-0.1697in" draw:caption-point-y="0.1803in">
              <dc:date>2013-02-25T00:00:00</dc:date>
              <text:p text:style-name="P1"><text:span text:style-name="T1">Nex-G:</text:span></text:p>
              <text:p text:style-name="P1"><text:span text:style-name="T2">Short but precise description of the result to observe on the action performed. Sometimes this field might be empty. But at least the last step shall have a result description.</text:span></text:p>
            </office:annotation>
            <text:p>Description</text:p>
          </table:table-cell>
          <table:covered-table-cell table:style-name="ce37"/>
          <table:table-cell table:style-name="ce30" office:value-type="string">
            <office:annotation draw:style-name="gr1" draw:text-style-name="P1" svg:width="1.4157in" svg:height="0.7969in" svg:x="12.122in" svg:y="21.8189in" draw:caption-point-x="-0.1689in" draw:caption-point-y="0.1803in">
              <dc:date>2013-02-25T00:00:00</dc:date>
              <text:p text:style-name="P1"><text:span text:style-name="T1">Nex-G:</text:span></text:p>
              <text:p text:style-name="P1"><text:span text:style-name="T2">Mark this field with and "X" if the test case completely suceeded.</text:span></text:p>
            </office:annotation>
            <text:p>Pass</text:p>
          </table:table-cell>
          <table:table-cell table:style-name="ce30" office:value-type="string">
            <office:annotation draw:style-name="gr1" draw:text-style-name="P1" svg:width="3.2457in" svg:height="0.8075in" svg:x="13.3827in" svg:y="22.0366in" draw:caption-point-x="-0.4646in" draw:caption-point-y="-0.0374in">
              <dc:date>2013-02-25T00:00:00</dc:date>
              <text:p text:style-name="P1"><text:span text:style-name="T1">Nex-G:</text:span></text:p>
              <text:p text:style-name="P1"><text:span text:style-name="T2">If a test case feld please insert here an "X". In case of failure it is mandatory to deliver a detailed description of the observed behaviour and a description on how to reproduce the failure.</text:span></text:p>
              <text:p text:style-name="P1"><text:span text:style-name="T2"/></text:p>
            </office:annotation>
            <text:p>Fail</text:p>
          </table:table-cell>
          <table:table-cell table:style-name="ce30" office:value-type="string">
            <office:annotation draw:style-name="gr1" draw:text-style-name="P1" svg:width="3.2965in" svg:height="0.5272in" svg:x="13.8315in" svg:y="21.8189in" draw:caption-point-x="-0.1673in" draw:caption-point-y="0.1803in">
              <dc:date>2013-02-25T00:00:00</dc:date>
              <text:p text:style-name="P1"><text:span text:style-name="T1">Nex-G:</text:span></text:p>
              <text:p text:style-name="P1"><text:span text:style-name="T2">Please insert an "X" here if the test case is Not Applicable for the terminal currently tested. </text:span></text:p>
              <text:p text:style-name="P1"><text:span text:style-name="T2"/></text:p>
            </office:annotation>
            <text:p>N/A</text:p>
          </table:table-cell>
          <table:table-cell table:style-name="ce30" office:value-type="string">
            <office:annotation draw:style-name="gr1" draw:text-style-name="P1" svg:width="2.7748in" svg:height="0.8075in" svg:x="14.5272in" svg:y="21.8189in" draw:caption-point-x="-0.1669in" draw:caption-point-y="0.1803in">
              <dc:date>2013-02-25T00:00:00</dc:date>
              <text:p text:style-name="P1"><text:span text:style-name="T1">Nex-G:</text:span></text:p>
              <text:p text:style-name="P1"><text:span text:style-name="T2">If a test case fails but the failure and its reason can be accepted please tick this field. The final decision if the failure might be waived will be done by Vodafone.</text:span></text:p>
            </office:annotation>
            <text:p>Waiver</text:p>
          </table:table-cell>
          <table:table-cell table:style-name="ce47" table:number-columns-repeated="1015"/>
        </table:table-row>
        <table:table-row table:style-name="ro22">
          <table:covered-table-cell table:style-name="ce23"/>
          <table:table-cell table:style-name="ce31" office:value-type="float" office:value="1">
            <text:p>1</text:p>
          </table:table-cell>
          <table:table-cell table:style-name="ce34" office:value-type="string">
            <text:p>To test the if <text:s/>Statement</text:p>
          </table:table-cell>
          <table:table-cell table:style-name="ce54" office:value-type="string" table:number-columns-spanned="2" table:number-rows-spanned="1">
            <text:p>If message queue is not created successfully it will show error message at user terminal, otherwise message will be <text:s/>not be send to harq.</text:p>
          </table:table-cell>
          <table:covered-table-cell table:style-name="ce34"/>
          <table:table-cell table:style-name="ce42" office:value-type="string">
            <text:p>X</text:p>
          </table:table-cell>
          <table:table-cell table:style-name="ce42" table:number-columns-repeated="3"/>
          <table:table-cell table:style-name="ce47" table:number-columns-repeated="1015"/>
        </table:table-row>
        <table:table-row table:style-name="ro12">
          <table:covered-table-cell table:style-name="ce23"/>
          <table:table-cell table:style-name="ce31"/>
          <table:table-cell table:style-name="ce52"/>
          <table:table-cell table:style-name="ce56" table:number-columns-spanned="2" table:number-rows-spanned="1"/>
          <table:covered-table-cell table:style-name="ce56"/>
          <table:table-cell table:style-name="ce42" table:number-columns-repeated="4"/>
          <table:table-cell table:style-name="ce47" table:number-columns-repeated="1015"/>
        </table:table-row>
        <table:table-row table:style-name="ro12">
          <table:covered-table-cell table:style-name="ce23"/>
          <table:table-cell table:style-name="ce42"/>
          <table:table-cell table:style-name="ce52"/>
          <table:table-cell table:style-name="ce34" table:number-columns-spanned="2" table:number-rows-spanned="1"/>
          <table:covered-table-cell table:style-name="ce34"/>
          <table:table-cell table:style-name="ce42" table:number-columns-repeated="4"/>
          <table:table-cell table:style-name="ce47" table:number-columns-repeated="1015"/>
        </table:table-row>
        <table:table-row table:style-name="ro18">
          <table:table-cell table:style-name="ce24" office:value-type="string">
            <text:p>Overall Result</text:p>
          </table:table-cell>
          <table:table-cell table:style-name="ce32" table:number-columns-spanned="4" table:number-rows-spanned="1"/>
          <table:covered-table-cell table:number-columns-repeated="3" table:style-name="ce32"/>
          <table:table-cell table:style-name="ce43" office:value-type="string">
            <office:annotation draw:style-name="gr1" draw:text-style-name="P1" svg:width="2.9177in" svg:height="0.7587in" svg:x="12.122in" svg:y="24.2339in" draw:caption-point-x="-0.1689in" draw:caption-point-y="0.5339in">
              <dc:date>2013-02-25T00:00:00</dc:date>
              <text:p text:style-name="P1"><text:span text:style-name="T1">Nex-G:</text:span></text:p>
              <text:p text:style-name="P1"><text:span text:style-name="T2">The results for steps will be stated next to each step. Additionally an overall result needs to stated at the bottom of the test steps. These fields are intended to summarise the results found. </text:span></text:p>
            </office:annotation>
            <text:p>Pass</text:p>
          </table:table-cell>
          <table:table-cell table:style-name="ce43" table:number-columns-repeated="3"/>
          <table:table-cell table:style-name="ce47" table:number-columns-repeated="1015"/>
        </table:table-row>
        <table:table-row table:style-name="ro14">
          <table:table-cell table:style-name="ce23" office:value-type="string">
            <office:annotation draw:style-name="gr1" draw:text-style-name="P1" svg:width="2.7756in" svg:height="0.9008in" svg:x="1.5583in" svg:y="24.6402in" draw:caption-point-x="-0.1689in" draw:caption-point-y="0.3559in">
              <dc:date>2013-02-25T00:00:00</dc:date>
              <text:p text:style-name="P1"><text:span text:style-name="T1">Nex-G:</text:span></text:p>
              <text:p text:style-name="P1"><text:span text:style-name="T2">If a test case fails it is mandatory to describe exactly the behaviour that was observed and how it was found. It is possible to find defects that are not caused by the application but by the terminal the test was conducted on. </text:span></text:p>
            </office:annotation>
            <text:p>Observed Results in case of failure</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5" office:value-type="string">
            <office:annotation draw:style-name="gr1" draw:text-style-name="P1" svg:width="2.8394in" svg:height="0.9142in" svg:x="1.5583in" svg:y="25.5004in" draw:caption-point-x="-0.1689in" draw:caption-point-y="0.3571in">
              <dc:date>2013-02-25T00:00:00</dc:date>
              <text:p text:style-name="P1"><text:span text:style-name="T1">Nex-G:</text:span></text:p>
              <text:p text:style-name="P1"><text:span text:style-name="T2">Please insert here the description what will be the end user impact if the test case fails. This is only needed if you want to request a waiver. There needs to be a useful argumentation to grant the waiver.</text:span></text:p>
            </office:annotation>
            <text:p>End User Impact / Waiver description</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6" office:value-type="string">
            <office:annotation draw:style-name="gr1" draw:text-style-name="P1" svg:width="1.5346in" svg:height="0.7681in" svg:x="1.5583in" svg:y="26.2677in" draw:caption-point-x="-0.1689in" draw:caption-point-y="0.3579in">
              <dc:date>2013-02-25T00:00:00</dc:date>
              <text:p text:style-name="P1"><text:span text:style-name="T1">Nex-G:</text:span></text:p>
              <text:p text:style-name="P1"><text:span text:style-name="T2">Use this field to insert further comments you think are necessary.</text:span></text:p>
            </office:annotation>
            <text:p>Comments</text:p>
          </table:table-cell>
          <table:table-cell table:style-name="ce50" table:number-columns-spanned="8" table:number-rows-spanned="1"/>
          <table:covered-table-cell table:number-columns-repeated="7" table:style-name="ce50"/>
          <table:table-cell table:style-name="ce47" table:number-columns-repeated="1015"/>
        </table:table-row>
        <table:table-row table:style-name="ro19">
          <table:table-cell table:style-name="ce22" office:value-type="string">
            <text:p>Test Case</text:p>
          </table:table-cell>
          <table:table-cell table:style-name="ce27" office:value-type="string" table:number-columns-spanned="2" table:number-rows-spanned="1">
            <office:annotation draw:style-name="gr1" draw:text-style-name="P1" svg:width="1.4654in" svg:height="0.7598in" svg:x="7.3827in" svg:y="27.2846in" draw:caption-point-x="-0.1681in" draw:caption-point-y="0.1087in">
              <dc:date>2013-02-25T00:00:00</dc:date>
              <text:p text:style-name="P1"><text:span text:style-name="T1">Nex-G:</text:span></text:p>
              <text:p text:style-name="P1"><text:span text:style-name="T2">Please name the test case with a short phrase reflecting the test cases intention.</text:span></text:p>
            </office:annotation>
            <text:p>NES_MAC_HS_UE_TR_MACHSSEND If statement</text:p>
          </table:table-cell>
          <table:covered-table-cell table:style-name="ce27"/>
          <table:table-cell table:style-name="ce35" office:value-type="string" table:number-columns-spanned="2" table:number-rows-spanned="1">
            <office:annotation draw:style-name="gr1" draw:text-style-name="P1" svg:width="4.1906in" svg:height="0.7677in" svg:x="10.9146in" svg:y="27.628in" draw:caption-point-x="0.2272in" draw:caption-point-y="-0.2346in">
              <dc:date>2013-02-25T00:00:00</dc:date>
              <text:p text:style-name="P1"><text:span text:style-name="T1">Nex-G:</text:span></text:p>
              <text:p text:style-name="P1"><text:span text:style-name="T2">Please use the following format: Abbreviation Company-Abbr. Section-Number of test in section:</text:span></text:p>
              <text:p text:style-name="P1"><text:span text:style-name="T2">e.g. NESPL-GEN-001</text:span></text:p>
              <text:p text:style-name="P1"><text:span text:style-name="T2"/></text:p>
            </office:annotation>
            <text:p>ID: NESPL_MAC_HS_MACHS_001_001_005</text:p>
          </table:table-cell>
          <table:covered-table-cell table:style-name="ce35"/>
          <table:table-cell table:style-name="ce40" office:value-type="string">
            <text:p>Nex-G</text:p>
          </table:table-cell>
          <table:table-cell table:style-name="ce41" table:content-validation-name="val6" office:value-type="string">
            <office:annotation draw:style-name="gr1" draw:text-style-name="P1" svg:width="3.9547in" svg:height="3.1283in" svg:x="13.0098in" svg:y="27.2846in" draw:caption-point-x="-0.0917in" draw:caption-point-y="0.1087in">
              <dc:date>2013-02-25T00:00:00</dc:date>
              <text:p text:style-name="P1"><text:span text:style-name="T1">Nex-G:</text:span></text:p>
              <text:p text:style-name="P1"><text:span text:style-name="T2">Severity 1a: <text:s text:c="2"/>Fatal: Recommended not to be purchased due to severe customer impact, network capacity, fraud.</text:span></text:p>
              <text:p text:style-name="P1"><text:span text:style-name="T2">Severity 1b: <text:s/>Critical: Recommended not to be purchased for specific markets due to severe customer impact, network capacity, fraud.</text:span></text:p>
              <text:p text:style-name="P1"><text:span text:style-name="T2">Severity 2: <text:s/>Serious: Solution required in the next release.</text:span></text:p>
              <text:p text:style-name="P1"><text:span text:style-name="T2">Severity 3: <text:s/>Major: Solution required in coming releases.</text:span></text:p>
              <text:p text:style-name="P1"><text:span text:style-name="T2">Severity 4: <text:s/>Minor: Implementation in future products.</text:span></text:p>
              <text:p text:style-name="P1"><text:span text:style-name="T2"/></text:p>
            </office:annotation>
            <text:p>1a - Fatal</text:p>
          </table:table-cell>
          <table:table-cell table:style-name="ce45" office:value-type="string" table:number-columns-spanned="2" table:number-rows-spanned="1">
            <office:annotation draw:style-name="gr1" draw:text-style-name="P1" svg:width="1.4043in" svg:height="0.715in" svg:x="14.5272in" svg:y="40.5201in" draw:caption-point-x="-0.1669in" draw:caption-point-y="-13.0228in">
              <dc:date>2013-02-25T00:00:00</dc:date>
              <text:p text:style-name="P1"><text:span text:style-name="T1">Nex-G:</text:span></text:p>
              <text:p text:style-name="P1"><text:span text:style-name="T2">Date, when the test was executed.</text:span></text:p>
            </office:annotation>
            <text:p>20-02-2013</text:p>
          </table:table-cell>
          <table:covered-table-cell table:style-name="ce45"/>
          <table:table-cell table:style-name="ce47" table:number-columns-repeated="1015"/>
        </table:table-row>
        <table:table-row table:style-name="ro9">
          <table:table-cell table:style-name="ce22"/>
          <table:table-cell table:style-name="ce27" table:number-columns-repeated="2"/>
          <table:table-cell table:style-name="ce35" office:value-type="string">
            <text:p>Network dependent:</text:p>
          </table:table-cell>
          <table:table-cell table:style-name="ce38" table:content-validation-name="val4" office:value-type="string">
            <office:annotation draw:style-name="gr1" draw:text-style-name="P1" svg:width="3.1409in" svg:height="0.6236in" svg:x="11.3114in" svg:y="27.472in" draw:caption-point-x="-0.1697in" draw:caption-point-y="0.1287in">
              <dc:date>2013-02-25T00:00:00</dc:date>
              <text:p text:style-name="P1"><text:span text:style-name="T1">Nex-G:</text:span></text:p>
              <text:p text:style-name="P1"><text:span text:style-name="T2">If the applications needs access to the network it is "network dependent". If the test case is checking the network connection please insert "Yes" otherwise "No".</text:span></text:p>
            </office:annotation>
            <text:p>Yes</text:p>
          </table:table-cell>
          <table:table-cell table:style-name="ce41" table:number-columns-spanned="4" table:number-rows-spanned="1"/>
          <table:covered-table-cell table:number-columns-repeated="3" table:style-name="ce41"/>
          <table:table-cell table:style-name="ce47" table:number-columns-repeated="1015"/>
        </table:table-row>
        <table:table-row table:style-name="ro10">
          <table:table-cell table:style-name="ce23" office:value-type="string">
            <text:p>Test purpose</text:p>
          </table:table-cell>
          <table:table-cell table:style-name="ce49" office:value-type="string" table:number-columns-spanned="8" table:number-rows-spanned="1">
            <office:annotation draw:style-name="gr1" draw:text-style-name="P1" svg:width="2.3941in" svg:height="0.9965in" svg:x="14.5272in" svg:y="27.6386in" draw:caption-point-x="-0.1669in" draw:caption-point-y="0.1701in">
              <dc:date>2013-02-25T00:00:00</dc:date>
              <text:p text:style-name="P1"><text:span text:style-name="T1">Nex-G:</text:span></text:p>
              <text:p text:style-name="P1"><text:span text:style-name="T2">Within the test purpose field a short description of the intention shall be given. Why the test case is needed, what especially needs to be considered (environment, equipment…), etc. </text:span></text:p>
            </office:annotation>
            <text:p>To create message queue through nexg_msgget( ) function</text:p>
          </table:table-cell>
          <table:covered-table-cell table:number-columns-repeated="7" table:style-name="ce49"/>
          <table:table-cell table:style-name="ce47" table:number-columns-repeated="1015"/>
        </table:table-row>
        <table:table-row table:style-name="ro17">
          <table:table-cell table:style-name="ce23" office:value-type="string">
            <text:p>Test Criteria</text:p>
          </table:table-cell>
          <table:table-cell table:style-name="ce29" office:value-type="string" table:number-columns-spanned="2" table:number-rows-spanned="1">
            <office:annotation draw:style-name="gr1" draw:text-style-name="P1" svg:width="2.924in" svg:height="1.0976in" svg:x="7.3827in" svg:y="27.8465in" draw:caption-point-x="-0.1681in" draw:caption-point-y="0.7299in">
              <dc:date>2013-02-25T00:00:00</dc:date>
              <text:p text:style-name="P1"><text:span text:style-name="T1">Nex-G:</text:span></text:p>
              <text:p text:style-name="P1"><text:span text:style-name="T2">Each Test case shall be performed in several steps. Each step might have its own result to observe. The test steps shall lead to the target described within the test purpose field.</text:span></text:p>
              <text:p text:style-name="P1"><text:span text:style-name="T2">The higher the level of details is the higher the quality of test cases can be assumed.</text:span></text:p>
            </office:annotation>
            <text:p>Test Step</text:p>
          </table:table-cell>
          <table:covered-table-cell table:style-name="ce29"/>
          <table:table-cell table:style-name="ce36" office:value-type="string" table:number-columns-spanned="2" table:number-rows-spanned="1">
            <text:p>Step Result</text:p>
          </table:table-cell>
          <table:covered-table-cell table:style-name="ce36"/>
          <table:table-cell table:style-name="ce22" office:value-type="string" table:number-columns-spanned="4" table:number-rows-spanned="1">
            <text:p>Test Steps</text:p>
          </table:table-cell>
          <table:covered-table-cell table:number-columns-repeated="3" table:style-name="ce22"/>
          <table:table-cell table:style-name="ce47" table:number-columns-repeated="1015"/>
        </table:table-row>
        <table:table-row table:style-name="ro11">
          <table:table-cell table:style-name="ce23"/>
          <table:table-cell table:style-name="ce30" office:value-type="string">
            <office:annotation draw:style-name="gr1" draw:text-style-name="P1" svg:width="1.5484in" svg:height="1.5343in" svg:x="1.9634in" svg:y="28.0327in" draw:caption-point-x="-0.1791in" draw:caption-point-y="0.7201in">
              <dc:date>2013-02-25T00:00:00</dc:date>
              <text:p text:style-name="P1"><text:span text:style-name="T1">Nex-G:</text:span></text:p>
              <text:p text:style-name="P1"><text:span text:style-name="T2">Feel free to add further steps</text:span></text:p>
              <text:p text:style-name="P1"><text:span text:style-name="T2"/></text:p>
            </office:annotation>
            <text:p>No.</text:p>
          </table:table-cell>
          <table:table-cell table:style-name="ce30" office:value-type="string">
            <office:annotation draw:style-name="gr1" draw:text-style-name="P1" svg:width="1.4654in" svg:height="0.7992in" svg:x="7.3827in" svg:y="28.0327in" draw:caption-point-x="-0.1681in" draw:caption-point-y="0.7201in">
              <dc:date>2013-02-25T00:00:00</dc:date>
              <text:p text:style-name="P1"><text:span text:style-name="T1">Nex-G:</text:span></text:p>
              <text:p text:style-name="P1"><text:span text:style-name="T2">Short but precise description of what to do within a step.</text:span></text:p>
            </office:annotation>
            <text:p>Description</text:p>
          </table:table-cell>
          <table:table-cell table:style-name="ce37" office:value-type="string" table:number-columns-spanned="2" table:number-rows-spanned="1">
            <office:annotation draw:style-name="gr1" draw:text-style-name="P1" svg:width="2.2264in" svg:height="0.9535in" svg:x="11.3114in" svg:y="28.0327in" draw:caption-point-x="-0.1697in" draw:caption-point-y="0.7201in">
              <dc:date>2013-02-25T00:00:00</dc:date>
              <text:p text:style-name="P1"><text:span text:style-name="T1">Nex-G:</text:span></text:p>
              <text:p text:style-name="P1"><text:span text:style-name="T2">Short but precise description of the result to observe on the action performed. Sometimes this field might be empty. But at least the last step shall have a result description.</text:span></text:p>
            </office:annotation>
            <text:p>Description</text:p>
          </table:table-cell>
          <table:covered-table-cell table:style-name="ce37"/>
          <table:table-cell table:style-name="ce30" office:value-type="string">
            <office:annotation draw:style-name="gr1" draw:text-style-name="P1" svg:width="1.4157in" svg:height="0.7992in" svg:x="12.122in" svg:y="28.0327in" draw:caption-point-x="-0.1689in" draw:caption-point-y="0.7201in">
              <dc:date>2013-02-25T00:00:00</dc:date>
              <text:p text:style-name="P1"><text:span text:style-name="T1">Nex-G:</text:span></text:p>
              <text:p text:style-name="P1"><text:span text:style-name="T2">Mark this field with and "X" if the test case completely suceeded.</text:span></text:p>
            </office:annotation>
            <text:p>Pass</text:p>
          </table:table-cell>
          <table:table-cell table:style-name="ce30" office:value-type="string">
            <office:annotation draw:style-name="gr1" draw:text-style-name="P1" svg:width="3.2457in" svg:height="0.8047in" svg:x="13.3827in" svg:y="28.2516in" draw:caption-point-x="-0.4646in" draw:caption-point-y="0.5012in">
              <dc:date>2013-02-25T00:00:00</dc:date>
              <text:p text:style-name="P1"><text:span text:style-name="T1">Nex-G:</text:span></text:p>
              <text:p text:style-name="P1"><text:span text:style-name="T2">If a test case feld please insert here an "X". In case of failure it is mandatory to deliver a detailed description of the observed behaviour and a description on how to reproduce the failure.</text:span></text:p>
              <text:p text:style-name="P1"><text:span text:style-name="T2"/></text:p>
            </office:annotation>
            <text:p>Fail</text:p>
          </table:table-cell>
          <table:table-cell table:style-name="ce30" office:value-type="string">
            <office:annotation draw:style-name="gr1" draw:text-style-name="P1" svg:width="3.2965in" svg:height="0.5307in" svg:x="13.8315in" svg:y="28.0327in" draw:caption-point-x="-0.1673in" draw:caption-point-y="0.7201in">
              <dc:date>2013-02-25T00:00:00</dc:date>
              <text:p text:style-name="P1"><text:span text:style-name="T1">Nex-G:</text:span></text:p>
              <text:p text:style-name="P1"><text:span text:style-name="T2">Please insert an "X" here if the test case is Not Applicable for the terminal currently tested. </text:span></text:p>
              <text:p text:style-name="P1"><text:span text:style-name="T2"/></text:p>
            </office:annotation>
            <text:p>N/A</text:p>
          </table:table-cell>
          <table:table-cell table:style-name="ce30" office:value-type="string">
            <office:annotation draw:style-name="gr1" draw:text-style-name="P1" svg:width="2.7748in" svg:height="0.7992in" svg:x="14.5272in" svg:y="28.0327in" draw:caption-point-x="-0.1669in" draw:caption-point-y="0.7201in">
              <dc:date>2013-02-25T00:00:00</dc:date>
              <text:p text:style-name="P1"><text:span text:style-name="T1">Nex-G:</text:span></text:p>
              <text:p text:style-name="P1"><text:span text:style-name="T2">If a test case fails but the failure and its reason can be accepted please tick this field. The final decision if the failure might be waived will be done by Vodafone.</text:span></text:p>
            </office:annotation>
            <text:p>Waiver</text:p>
          </table:table-cell>
          <table:table-cell table:style-name="ce47" table:number-columns-repeated="1015"/>
        </table:table-row>
        <table:table-row table:style-name="ro21">
          <table:table-cell table:style-name="ce23"/>
          <table:table-cell table:style-name="ce31" office:value-type="float" office:value="1">
            <text:p>1</text:p>
          </table:table-cell>
          <table:table-cell table:style-name="ce51" office:value-type="string">
            <text:p>Test of If statement</text:p>
          </table:table-cell>
          <table:table-cell table:style-name="ce34" office:value-type="string" table:number-columns-spanned="2" table:number-rows-spanned="1">
            <text:p>The returning value I.e qid TWO compared with THREE If statement .It will give error report to the system </text:p>
          </table:table-cell>
          <table:covered-table-cell table:style-name="ce34"/>
          <table:table-cell table:style-name="ce42" office:value-type="string">
            <text:p>X</text:p>
          </table:table-cell>
          <table:table-cell table:style-name="ce42" table:number-columns-repeated="3"/>
          <table:table-cell table:style-name="ce47" table:number-columns-repeated="1015"/>
        </table:table-row>
        <table:table-row table:style-name="ro18">
          <table:table-cell table:style-name="ce24" office:value-type="string">
            <text:p>Overall Result</text:p>
          </table:table-cell>
          <table:table-cell table:style-name="ce32" table:number-columns-spanned="4" table:number-rows-spanned="1"/>
          <table:covered-table-cell table:number-columns-repeated="3" table:style-name="ce32"/>
          <table:table-cell table:style-name="ce43" office:value-type="string">
            <office:annotation draw:style-name="gr1" draw:text-style-name="P1" svg:width="2.9177in" svg:height="0.7685in" svg:x="12.122in" svg:y="42.8622in" draw:caption-point-x="-0.1689in" draw:caption-point-y="-12.7154in">
              <dc:date>2013-02-25T00:00:00</dc:date>
              <text:p text:style-name="P1"><text:span text:style-name="T1">Nex-G:</text:span></text:p>
              <text:p text:style-name="P1"><text:span text:style-name="T2">The results for steps will be stated next to each step. Additionally an overall result needs to stated at the bottom of the test steps. These fields are intended to summarise the results found. </text:span></text:p>
            </office:annotation>
            <text:p>Pass</text:p>
          </table:table-cell>
          <table:table-cell table:style-name="ce43" table:number-columns-repeated="3"/>
          <table:table-cell table:style-name="ce47" table:number-columns-repeated="1015"/>
        </table:table-row>
        <table:table-row table:style-name="ro14">
          <table:table-cell table:style-name="ce23" office:value-type="string">
            <office:annotation draw:style-name="gr1" draw:text-style-name="P1" svg:width="2.7756in" svg:height="0.9024in" svg:x="1.5583in" svg:y="43.6626in" draw:caption-point-x="-0.1689in" draw:caption-point-y="-13.2874in">
              <dc:date>2013-02-25T00:00:00</dc:date>
              <text:p text:style-name="P1"><text:span text:style-name="T1">Nex-G:</text:span></text:p>
              <text:p text:style-name="P1"><text:span text:style-name="T2">If a test case fails it is mandatory to describe exactly the behaviour that was observed and how it was found. It is possible to find defects that are not caused by the application but by the terminal the test was conducted on. </text:span></text:p>
            </office:annotation>
            <text:p>Observed Results in case of failure</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5" office:value-type="string">
            <office:annotation draw:style-name="gr1" draw:text-style-name="P1" svg:width="2.8394in" svg:height="0.9142in" svg:x="1.5583in" svg:y="43.8594in" draw:caption-point-x="-0.1689in" draw:caption-point-y="-12.6228in">
              <dc:date>2013-02-25T00:00:00</dc:date>
              <text:p text:style-name="P1"><text:span text:style-name="T1">Nex-G:</text:span></text:p>
              <text:p text:style-name="P1"><text:span text:style-name="T2">Please insert here the description what will be the end user impact if the test case fails. This is only needed if you want to request a waiver. There needs to be a useful argumentation to grant the waiver.</text:span></text:p>
            </office:annotation>
            <text:p>End User Impact / Waiver description</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6" office:value-type="string">
            <office:annotation draw:style-name="gr1" draw:text-style-name="P1" svg:width="1.5346in" svg:height="0.7673in" svg:x="1.5583in" svg:y="44.0567in" draw:caption-point-x="-0.1689in" draw:caption-point-y="-12.052in">
              <dc:date>2013-02-25T00:00:00</dc:date>
              <text:p text:style-name="P1"><text:span text:style-name="T1">Nex-G:</text:span></text:p>
              <text:p text:style-name="P1"><text:span text:style-name="T2">Use this field to insert further comments you think are necessary.</text:span></text:p>
            </office:annotation>
            <text:p>Comments</text:p>
          </table:table-cell>
          <table:table-cell table:style-name="ce50" table:number-columns-spanned="8" table:number-rows-spanned="1"/>
          <table:covered-table-cell table:number-columns-repeated="7" table:style-name="ce50"/>
          <table:table-cell table:style-name="ce47" table:number-columns-repeated="1015"/>
        </table:table-row>
        <table:table-row table:style-name="ro1" table:number-rows-repeated="3">
          <table:table-cell table:number-columns-repeated="1024"/>
        </table:table-row>
        <table:table-row table:style-name="ro19">
          <table:table-cell table:style-name="ce22" office:value-type="string">
            <text:p>Test Case</text:p>
          </table:table-cell>
          <table:table-cell table:style-name="ce27" office:value-type="string" table:number-columns-spanned="2" table:number-rows-spanned="1">
            <office:annotation draw:style-name="gr1" draw:text-style-name="P1" svg:width="1.4654in" svg:height="0.789in" svg:x="7.3827in" svg:y="31.8358in" draw:caption-point-x="-0.1681in" draw:caption-point-y="1.4661in">
              <dc:date>2013-02-25T00:00:00</dc:date>
              <text:p text:style-name="P1"><text:span text:style-name="T1">Nex-G:</text:span></text:p>
              <text:p text:style-name="P1"><text:span text:style-name="T2">Please name the test case with a short phrase reflecting the test cases intention.</text:span></text:p>
            </office:annotation>
            <text:p>NES_MAC_HS_UE_TR_MACHSSEND If statement</text:p>
          </table:table-cell>
          <table:covered-table-cell table:style-name="ce27"/>
          <table:table-cell table:style-name="ce35" office:value-type="string" table:number-columns-spanned="2" table:number-rows-spanned="1">
            <office:annotation draw:style-name="gr1" draw:text-style-name="P1" svg:width="4.1906in" svg:height="0.7476in" svg:x="10.9146in" svg:y="32.2079in" draw:caption-point-x="0.2272in" draw:caption-point-y="1.0941in">
              <dc:date>2013-02-25T00:00:00</dc:date>
              <text:p text:style-name="P1"><text:span text:style-name="T1">Nex-G:</text:span></text:p>
              <text:p text:style-name="P1"><text:span text:style-name="T2">Please use the following format: Abbreviation Company-Abbr. Section-Number of test in section:</text:span></text:p>
              <text:p text:style-name="P1"><text:span text:style-name="T2">e.g. NESPL-GEN-001</text:span></text:p>
              <text:p text:style-name="P1"><text:span text:style-name="T2"/></text:p>
            </office:annotation>
            <text:p>ID: NESPL_MAC_HS_MACHS_001_001_006</text:p>
          </table:table-cell>
          <table:covered-table-cell table:style-name="ce35"/>
          <table:table-cell table:style-name="ce40" office:value-type="string">
            <text:p>Nex-G</text:p>
          </table:table-cell>
          <table:table-cell table:style-name="ce41" table:content-validation-name="val6" office:value-type="string">
            <office:annotation draw:style-name="gr1" draw:text-style-name="P1" svg:width="3.9547in" svg:height="3.0685in" svg:x="13.0098in" svg:y="31.8358in" draw:caption-point-x="-0.0917in" draw:caption-point-y="1.4661in">
              <dc:date>2013-02-25T00:00:00</dc:date>
              <text:p text:style-name="P1"><text:span text:style-name="T1">Nex-G:</text:span></text:p>
              <text:p text:style-name="P1"><text:span text:style-name="T2">Severity 1a: <text:s text:c="2"/>Fatal: Recommended not to be purchased due to severe customer impact, network capacity, fraud.</text:span></text:p>
              <text:p text:style-name="P1"><text:span text:style-name="T2">Severity 1b: <text:s/>Critical: Recommended not to be purchased for specific markets due to severe customer impact, network capacity, fraud.</text:span></text:p>
              <text:p text:style-name="P1"><text:span text:style-name="T2">Severity 2: <text:s/>Serious: Solution required in the next release.</text:span></text:p>
              <text:p text:style-name="P1"><text:span text:style-name="T2">Severity 3: <text:s/>Major: Solution required in coming releases.</text:span></text:p>
              <text:p text:style-name="P1"><text:span text:style-name="T2">Severity 4: <text:s/>Minor: Implementation in future products.</text:span></text:p>
              <text:p text:style-name="P1"><text:span text:style-name="T2"/></text:p>
            </office:annotation>
            <text:p>1a - Fatal</text:p>
          </table:table-cell>
          <table:table-cell table:style-name="ce45" office:value-type="string" table:number-columns-spanned="2" table:number-rows-spanned="1">
            <office:annotation draw:style-name="gr1" draw:text-style-name="P1" svg:width="1.4043in" svg:height="0.715in" svg:x="14.5272in" svg:y="46.463in" draw:caption-point-x="-0.1669in" draw:caption-point-y="-13.0228in">
              <dc:date>2013-02-25T00:00:00</dc:date>
              <text:p text:style-name="P1"><text:span text:style-name="T1">Nex-G:</text:span></text:p>
              <text:p text:style-name="P1"><text:span text:style-name="T2">Date, when the test was executed.</text:span></text:p>
            </office:annotation>
            <text:p>20-02-2013</text:p>
          </table:table-cell>
          <table:covered-table-cell table:style-name="ce45"/>
          <table:table-cell table:style-name="ce47" table:number-columns-repeated="1015"/>
        </table:table-row>
        <table:table-row table:style-name="ro9">
          <table:table-cell table:style-name="ce22"/>
          <table:table-cell table:style-name="ce27" table:number-columns-repeated="2"/>
          <table:table-cell table:style-name="ce35" office:value-type="string">
            <text:p>Network dependent:</text:p>
          </table:table-cell>
          <table:table-cell table:style-name="ce38" table:content-validation-name="val4" office:value-type="string">
            <office:annotation draw:style-name="gr1" draw:text-style-name="P1" svg:width="3.1409in" svg:height="0.6331in" svg:x="11.3114in" svg:y="32.0307in" draw:caption-point-x="-0.1697in" draw:caption-point-y="1.4787in">
              <dc:date>2013-02-25T00:00:00</dc:date>
              <text:p text:style-name="P1"><text:span text:style-name="T1">Nex-G:</text:span></text:p>
              <text:p text:style-name="P1"><text:span text:style-name="T2">If the applications needs access to the network it is "network dependent". If the test case is checking the network connection please insert "Yes" otherwise "No".</text:span></text:p>
            </office:annotation>
            <text:p>Yes</text:p>
          </table:table-cell>
          <table:table-cell table:style-name="ce41" table:number-columns-spanned="4" table:number-rows-spanned="1"/>
          <table:covered-table-cell table:number-columns-repeated="3" table:style-name="ce41"/>
          <table:table-cell table:style-name="ce47" table:number-columns-repeated="1015"/>
        </table:table-row>
        <table:table-row table:style-name="ro10">
          <table:table-cell table:style-name="ce23" office:value-type="string">
            <text:p>Test purpose</text:p>
          </table:table-cell>
          <table:table-cell table:style-name="ce49" office:value-type="string" table:number-columns-spanned="8" table:number-rows-spanned="1">
            <office:annotation draw:style-name="gr1" draw:text-style-name="P1" svg:width="2.3941in" svg:height="0.9531in" svg:x="14.5272in" svg:y="32.2197in" draw:caption-point-x="-0.1669in" draw:caption-point-y="1.4972in">
              <dc:date>2013-02-25T00:00:00</dc:date>
              <text:p text:style-name="P1"><text:span text:style-name="T1">Nex-G:</text:span></text:p>
              <text:p text:style-name="P1"><text:span text:style-name="T2">Within the test purpose field a short description of the intention shall be given. Why the test case is needed, what especially needs to be considered (environment, equipment…), etc. </text:span></text:p>
            </office:annotation>
            <text:p>To create message through nexg_msgget( ) function</text:p>
          </table:table-cell>
          <table:covered-table-cell table:number-columns-repeated="7" table:style-name="ce49"/>
          <table:table-cell table:style-name="ce47" table:number-columns-repeated="1015"/>
        </table:table-row>
        <table:table-row table:style-name="ro17">
          <table:table-cell table:style-name="ce23" office:value-type="string" table:number-columns-spanned="1" table:number-rows-spanned="5">
            <text:p>Test Criteria</text:p>
          </table:table-cell>
          <table:table-cell table:style-name="ce29" office:value-type="string" table:number-columns-spanned="2" table:number-rows-spanned="1">
            <office:annotation draw:style-name="gr1" draw:text-style-name="P1" svg:width="2.924in" svg:height="1.0157in" svg:x="7.3827in" svg:y="32.4268in" draw:caption-point-x="-0.1681in" draw:caption-point-y="2.0583in">
              <dc:date>2013-02-25T00:00:00</dc:date>
              <text:p text:style-name="P1"><text:span text:style-name="T1">Nex-G:</text:span></text:p>
              <text:p text:style-name="P1"><text:span text:style-name="T2">Each Test case shall be performed in several steps. Each step might have its own result to observe. The test steps shall lead to the target described within the test purpose field.</text:span></text:p>
              <text:p text:style-name="P1"><text:span text:style-name="T2">The higher the level of details is the higher the quality of test cases can be assumed.</text:span></text:p>
            </office:annotation>
            <text:p>Test Step</text:p>
          </table:table-cell>
          <table:covered-table-cell table:style-name="ce29"/>
          <table:table-cell table:style-name="ce36" office:value-type="string" table:number-columns-spanned="2" table:number-rows-spanned="1">
            <text:p>Step Result</text:p>
          </table:table-cell>
          <table:covered-table-cell table:style-name="ce36"/>
          <table:table-cell table:style-name="ce22" office:value-type="string" table:number-columns-spanned="4" table:number-rows-spanned="1">
            <text:p>Test Steps</text:p>
          </table:table-cell>
          <table:covered-table-cell table:number-columns-repeated="3" table:style-name="ce22"/>
          <table:table-cell table:style-name="ce47" table:number-columns-repeated="1015"/>
        </table:table-row>
        <table:table-row table:style-name="ro11">
          <table:covered-table-cell table:style-name="ce23"/>
          <table:table-cell table:style-name="ce30" office:value-type="string">
            <office:annotation draw:style-name="gr1" draw:text-style-name="P1" svg:width="1.5484in" svg:height="1.4512in" svg:x="1.9634in" svg:y="32.6039in" draw:caption-point-x="-0.1791in" draw:caption-point-y="2.0575in">
              <dc:date>2013-02-25T00:00:00</dc:date>
              <text:p text:style-name="P1"><text:span text:style-name="T1">Nex-G:</text:span></text:p>
              <text:p text:style-name="P1"><text:span text:style-name="T2">Feel free to add further steps</text:span></text:p>
              <text:p text:style-name="P1"><text:span text:style-name="T2"/></text:p>
            </office:annotation>
            <text:p>No.</text:p>
          </table:table-cell>
          <table:table-cell table:style-name="ce30" office:value-type="string">
            <office:annotation draw:style-name="gr1" draw:text-style-name="P1" svg:width="1.4654in" svg:height="0.7354in" svg:x="7.3827in" svg:y="32.6039in" draw:caption-point-x="-0.1681in" draw:caption-point-y="2.0575in">
              <dc:date>2013-02-25T00:00:00</dc:date>
              <text:p text:style-name="P1"><text:span text:style-name="T1">Nex-G:</text:span></text:p>
              <text:p text:style-name="P1"><text:span text:style-name="T2">Short but precise description of what to do within a step.</text:span></text:p>
            </office:annotation>
            <text:p>Description</text:p>
          </table:table-cell>
          <table:table-cell table:style-name="ce37" office:value-type="string" table:number-columns-spanned="2" table:number-rows-spanned="1">
            <office:annotation draw:style-name="gr1" draw:text-style-name="P1" svg:width="2.2264in" svg:height="0.8807in" svg:x="11.3114in" svg:y="32.6039in" draw:caption-point-x="-0.1697in" draw:caption-point-y="2.0575in">
              <dc:date>2013-02-25T00:00:00</dc:date>
              <text:p text:style-name="P1"><text:span text:style-name="T1">Nex-G:</text:span></text:p>
              <text:p text:style-name="P1"><text:span text:style-name="T2">Short but precise description of the result to observe on the action performed. Sometimes this field might be empty. But at least the last step shall have a result description.</text:span></text:p>
            </office:annotation>
            <text:p>Description</text:p>
          </table:table-cell>
          <table:covered-table-cell table:style-name="ce37"/>
          <table:table-cell table:style-name="ce30" office:value-type="string">
            <office:annotation draw:style-name="gr1" draw:text-style-name="P1" svg:width="1.4157in" svg:height="0.7354in" svg:x="12.122in" svg:y="32.6039in" draw:caption-point-x="-0.1689in" draw:caption-point-y="2.0575in">
              <dc:date>2013-02-25T00:00:00</dc:date>
              <text:p text:style-name="P1"><text:span text:style-name="T1">Nex-G:</text:span></text:p>
              <text:p text:style-name="P1"><text:span text:style-name="T2">Mark this field with and "X" if the test case completely suceeded.</text:span></text:p>
            </office:annotation>
            <text:p>Pass</text:p>
          </table:table-cell>
          <table:table-cell table:style-name="ce30" office:value-type="string">
            <office:annotation draw:style-name="gr1" draw:text-style-name="P1" svg:width="3.2457in" svg:height="0.737in" svg:x="13.3827in" svg:y="32.8205in" draw:caption-point-x="-0.4646in" draw:caption-point-y="1.8409in">
              <dc:date>2013-02-25T00:00:00</dc:date>
              <text:p text:style-name="P1"><text:span text:style-name="T1">Nex-G:</text:span></text:p>
              <text:p text:style-name="P1"><text:span text:style-name="T2">If a test case feld please insert here an "X". In case of failure it is mandatory to deliver a detailed description of the observed behaviour and a description on how to reproduce the failure.</text:span></text:p>
              <text:p text:style-name="P1"><text:span text:style-name="T2"/></text:p>
            </office:annotation>
            <text:p>Fail</text:p>
          </table:table-cell>
          <table:table-cell table:style-name="ce30" office:value-type="string">
            <office:annotation draw:style-name="gr1" draw:text-style-name="P1" svg:width="3.2965in" svg:height="0.4972in" svg:x="13.8315in" svg:y="32.6039in" draw:caption-point-x="-0.1673in" draw:caption-point-y="2.0575in">
              <dc:date>2013-02-25T00:00:00</dc:date>
              <text:p text:style-name="P1"><text:span text:style-name="T1">Nex-G:</text:span></text:p>
              <text:p text:style-name="P1"><text:span text:style-name="T2">Please insert an "X" here if the test case is Not Applicable for the terminal currently tested. </text:span></text:p>
              <text:p text:style-name="P1"><text:span text:style-name="T2"/></text:p>
            </office:annotation>
            <text:p>N/A</text:p>
          </table:table-cell>
          <table:table-cell table:style-name="ce30" office:value-type="string">
            <office:annotation draw:style-name="gr1" draw:text-style-name="P1" svg:width="2.7748in" svg:height="0.7461in" svg:x="14.5272in" svg:y="32.6039in" draw:caption-point-x="-0.1669in" draw:caption-point-y="2.0575in">
              <dc:date>2013-02-25T00:00:00</dc:date>
              <text:p text:style-name="P1"><text:span text:style-name="T1">Nex-G:</text:span></text:p>
              <text:p text:style-name="P1"><text:span text:style-name="T2">If a test case fails but the failure and its reason can be accepted please tick this field. The final decision if the failure might be waived will be done by Vodafone.</text:span></text:p>
            </office:annotation>
            <text:p>Waiver</text:p>
          </table:table-cell>
          <table:table-cell table:style-name="ce47" table:number-columns-repeated="1015"/>
        </table:table-row>
        <table:table-row table:style-name="ro21">
          <table:covered-table-cell table:style-name="ce23"/>
          <table:table-cell table:style-name="ce31" office:value-type="float" office:value="1">
            <text:p>1</text:p>
          </table:table-cell>
          <table:table-cell table:style-name="ce34" office:value-type="string">
            <text:p>To test the if <text:s/>Statement</text:p>
          </table:table-cell>
          <table:table-cell table:style-name="ce54" office:value-type="string" table:number-columns-spanned="2" table:number-rows-spanned="1">
            <text:p>If message queue is not created successfully it will show error message at user terminal, otherwise message will not be generated.</text:p>
          </table:table-cell>
          <table:covered-table-cell table:style-name="ce34"/>
          <table:table-cell table:style-name="ce42" office:value-type="string">
            <text:p>X</text:p>
          </table:table-cell>
          <table:table-cell table:style-name="ce42" table:number-columns-repeated="3"/>
          <table:table-cell table:style-name="ce47" table:number-columns-repeated="1015"/>
        </table:table-row>
        <table:table-row table:style-name="ro12">
          <table:covered-table-cell table:style-name="ce23"/>
          <table:table-cell table:style-name="ce31" office:value-type="float" office:value="2">
            <text:p>2</text:p>
          </table:table-cell>
          <table:table-cell table:style-name="ce52"/>
          <table:table-cell table:style-name="ce56" table:number-columns-spanned="2" table:number-rows-spanned="1"/>
          <table:covered-table-cell table:style-name="ce56"/>
          <table:table-cell table:style-name="ce42" table:number-columns-repeated="4"/>
          <table:table-cell table:style-name="ce47" table:number-columns-repeated="1015"/>
        </table:table-row>
        <table:table-row table:style-name="ro12">
          <table:covered-table-cell table:style-name="ce23"/>
          <table:table-cell table:style-name="ce42" office:value-type="float" office:value="3">
            <text:p>3</text:p>
          </table:table-cell>
          <table:table-cell table:style-name="ce52"/>
          <table:table-cell table:style-name="ce52" table:number-columns-spanned="2" table:number-rows-spanned="1"/>
          <table:covered-table-cell table:style-name="ce52"/>
          <table:table-cell table:style-name="ce42" table:number-columns-repeated="4"/>
          <table:table-cell table:style-name="ce47" table:number-columns-repeated="1015"/>
        </table:table-row>
        <table:table-row table:style-name="ro18">
          <table:table-cell table:style-name="ce24" office:value-type="string">
            <text:p>Overall Result</text:p>
          </table:table-cell>
          <table:table-cell table:style-name="ce32" table:number-columns-spanned="4" table:number-rows-spanned="1"/>
          <table:covered-table-cell table:number-columns-repeated="3" table:style-name="ce32"/>
          <table:table-cell table:style-name="ce43" office:value-type="string">
            <office:annotation draw:style-name="gr1" draw:text-style-name="P1" svg:width="2.9177in" svg:height="0.6862in" svg:x="12.122in" svg:y="49.7854in" draw:caption-point-x="-0.1689in" draw:caption-point-y="-12.4846in">
              <dc:date>2013-02-25T00:00:00</dc:date>
              <text:p text:style-name="P1"><text:span text:style-name="T1">Nex-G:</text:span></text:p>
              <text:p text:style-name="P1"><text:span text:style-name="T2">The results for steps will be stated next to each step. Additionally an overall result needs to stated at the bottom of the test steps. These fields are intended to summarise the results found. </text:span></text:p>
            </office:annotation>
            <text:p>Pass</text:p>
          </table:table-cell>
          <table:table-cell table:style-name="ce43" table:number-columns-repeated="3"/>
          <table:table-cell table:style-name="ce47" table:number-columns-repeated="1015"/>
        </table:table-row>
        <table:table-row table:style-name="ro14">
          <table:table-cell table:style-name="ce23" office:value-type="string">
            <office:annotation draw:style-name="gr1" draw:text-style-name="P1" svg:width="2.7756in" svg:height="0.8087in" svg:x="1.5583in" svg:y="50.1504in" draw:caption-point-x="-0.1689in" draw:caption-point-y="-12.6213in">
              <dc:date>2013-02-25T00:00:00</dc:date>
              <text:p text:style-name="P1"><text:span text:style-name="T1">Nex-G:</text:span></text:p>
              <text:p text:style-name="P1"><text:span text:style-name="T2">If a test case fails it is mandatory to describe exactly the behaviour that was observed and how it was found. It is possible to find defects that are not caused by the application but by the terminal the test was conducted on. </text:span></text:p>
            </office:annotation>
            <text:p>Observed Results in case of failure</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5" office:value-type="string">
            <office:annotation draw:style-name="gr1" draw:text-style-name="P1" svg:width="2.8394in" svg:height="0.8323in" svg:x="1.5583in" svg:y="50.3252in" draw:caption-point-x="-0.1689in" draw:caption-point-y="-11.935in">
              <dc:date>2013-02-25T00:00:00</dc:date>
              <text:p text:style-name="P1"><text:span text:style-name="T1">Nex-G:</text:span></text:p>
              <text:p text:style-name="P1"><text:span text:style-name="T2">Please insert here the description what will be the end user impact if the test case fails. This is only needed if you want to request a waiver. There needs to be a useful argumentation to grant the waiver.</text:span></text:p>
            </office:annotation>
            <text:p>End User Impact / Waiver description</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6" office:value-type="string">
            <office:annotation draw:style-name="gr1" draw:text-style-name="P1" svg:width="1.5346in" svg:height="0.685in" svg:x="1.5583in" svg:y="50.5031in" draw:caption-point-x="-0.1689in" draw:caption-point-y="-11.3449in">
              <dc:date>2013-02-25T00:00:00</dc:date>
              <text:p text:style-name="P1"><text:span text:style-name="T1">Nex-G:</text:span></text:p>
              <text:p text:style-name="P1"><text:span text:style-name="T2">Use this field to insert further comments you think are necessary.</text:span></text:p>
            </office:annotation>
            <text:p>Comments</text:p>
          </table:table-cell>
          <table:table-cell table:style-name="ce50" table:number-columns-spanned="8" table:number-rows-spanned="1"/>
          <table:covered-table-cell table:number-columns-repeated="7" table:style-name="ce50"/>
          <table:table-cell table:style-name="ce47" table:number-columns-repeated="1015"/>
        </table:table-row>
        <table:table-row table:style-name="ro1">
          <table:table-cell table:number-columns-repeated="1024"/>
        </table:table-row>
        <table:table-row table:style-name="ro19">
          <table:table-cell table:style-name="ce22" office:value-type="string">
            <text:p>Test Case</text:p>
          </table:table-cell>
          <table:table-cell table:style-name="ce27" office:value-type="string" table:number-columns-spanned="2" table:number-rows-spanned="1">
            <office:annotation draw:style-name="gr1" draw:text-style-name="P1" svg:width="1.4654in" svg:height="0.7488in" svg:x="7.3827in" svg:y="40.0051in" draw:caption-point-x="-0.1681in" draw:caption-point-y="0.0976in">
              <dc:date>2013-02-25T00:00:00</dc:date>
              <text:p text:style-name="P1"><text:span text:style-name="T1">Nex-G:</text:span></text:p>
              <text:p text:style-name="P1"><text:span text:style-name="T2">Please name the test case with a short phrase reflecting the test cases intention.</text:span></text:p>
            </office:annotation>
            <text:p>NES_MAC_HS_UE_TR_MACHSSEND </text:p>
          </table:table-cell>
          <table:covered-table-cell table:style-name="ce27"/>
          <table:table-cell table:style-name="ce35" office:value-type="string" table:number-columns-spanned="2" table:number-rows-spanned="1">
            <office:annotation draw:style-name="gr1" draw:text-style-name="P1" svg:width="4.1906in" svg:height="0.7677in" svg:x="10.9146in" svg:y="40.3374in" draw:caption-point-x="0.2272in" draw:caption-point-y="-0.2346in">
              <dc:date>2013-02-25T00:00:00</dc:date>
              <text:p text:style-name="P1"><text:span text:style-name="T1">Nex-G:</text:span></text:p>
              <text:p text:style-name="P1"><text:span text:style-name="T2">Please use the following format: Abbreviation Company-Abbr. Section-Number of test in section:</text:span></text:p>
              <text:p text:style-name="P1"><text:span text:style-name="T2">e.g. NESPL-GEN-001</text:span></text:p>
              <text:p text:style-name="P1"><text:span text:style-name="T2"/></text:p>
            </office:annotation>
            <text:p>ID: NESPL_MAC_HS_MACHS_001_001_001</text:p>
          </table:table-cell>
          <table:covered-table-cell table:style-name="ce35"/>
          <table:table-cell table:style-name="ce40" office:value-type="string">
            <text:p>Nex-G</text:p>
          </table:table-cell>
          <table:table-cell table:style-name="ce41" table:content-validation-name="val6" office:value-type="string">
            <office:annotation draw:style-name="gr1" draw:text-style-name="P1" svg:width="3.9547in" svg:height="3.1173in" svg:x="13.0098in" svg:y="40.0051in" draw:caption-point-x="-0.0917in" draw:caption-point-y="0.0976in">
              <dc:date>2013-02-25T00:00:00</dc:date>
              <text:p text:style-name="P1"><text:span text:style-name="T1">Nex-G:</text:span></text:p>
              <text:p text:style-name="P1"><text:span text:style-name="T2">Severity 1a: <text:s text:c="2"/>Fatal: Recommended not to be purchased due to severe customer impact, network capacity, fraud.</text:span></text:p>
              <text:p text:style-name="P1"><text:span text:style-name="T2">Severity 1b: <text:s/>Critical: Recommended not to be purchased for specific markets due to severe customer impact, network capacity, fraud.</text:span></text:p>
              <text:p text:style-name="P1"><text:span text:style-name="T2">Severity 2: <text:s/>Serious: Solution required in the next release.</text:span></text:p>
              <text:p text:style-name="P1"><text:span text:style-name="T2">Severity 3: <text:s/>Major: Solution required in coming releases.</text:span></text:p>
              <text:p text:style-name="P1"><text:span text:style-name="T2">Severity 4: <text:s/>Minor: Implementation in future products.</text:span></text:p>
              <text:p text:style-name="P1"><text:span text:style-name="T2"/></text:p>
            </office:annotation>
            <text:p>1a - Fatal</text:p>
          </table:table-cell>
          <table:table-cell table:style-name="ce45" office:value-type="string" table:number-columns-spanned="2" table:number-rows-spanned="1">
            <office:annotation draw:style-name="gr1" draw:text-style-name="P1" svg:width="1.4043in" svg:height="0.715in" svg:x="14.5272in" svg:y="53.2984in" draw:caption-point-x="-0.1669in" draw:caption-point-y="-13.0228in">
              <dc:date>2013-02-25T00:00:00</dc:date>
              <text:p text:style-name="P1"><text:span text:style-name="T1">Nex-G:</text:span></text:p>
              <text:p text:style-name="P1"><text:span text:style-name="T2">Date, when the test was executed.</text:span></text:p>
            </office:annotation>
            <text:p>20-02-2013</text:p>
          </table:table-cell>
          <table:covered-table-cell table:style-name="ce45"/>
          <table:table-cell table:style-name="ce47" table:number-columns-repeated="1015"/>
        </table:table-row>
        <table:table-row table:style-name="ro9">
          <table:table-cell table:style-name="ce22"/>
          <table:table-cell table:style-name="ce27" table:number-columns-repeated="2"/>
          <table:table-cell table:style-name="ce35" office:value-type="string">
            <text:p>Network dependent:</text:p>
          </table:table-cell>
          <table:table-cell table:style-name="ce38" table:content-validation-name="val4" office:value-type="string">
            <office:annotation draw:style-name="gr1" draw:text-style-name="P1" svg:width="3.1409in" svg:height="0.6236in" svg:x="11.3114in" svg:y="40.1815in" draw:caption-point-x="-0.1697in" draw:caption-point-y="0.1287in">
              <dc:date>2013-02-25T00:00:00</dc:date>
              <text:p text:style-name="P1"><text:span text:style-name="T1">Nex-G:</text:span></text:p>
              <text:p text:style-name="P1"><text:span text:style-name="T2">If the applications needs access to the network it is "network dependent". If the test case is checking the network connection please insert "Yes" otherwise "No".</text:span></text:p>
            </office:annotation>
            <text:p>Yes</text:p>
          </table:table-cell>
          <table:table-cell table:style-name="ce41" table:number-columns-spanned="4" table:number-rows-spanned="1"/>
          <table:covered-table-cell table:number-columns-repeated="3" table:style-name="ce41"/>
          <table:table-cell table:style-name="ce47" table:number-columns-repeated="1015"/>
        </table:table-row>
        <table:table-row table:style-name="ro10">
          <table:table-cell table:style-name="ce23" office:value-type="string">
            <text:p>Test purpose</text:p>
          </table:table-cell>
          <table:table-cell table:style-name="ce49" office:value-type="string" table:number-columns-spanned="8" table:number-rows-spanned="1">
            <office:annotation draw:style-name="gr1" draw:text-style-name="P1" svg:width="2.3941in" svg:height="0.9961in" svg:x="14.5272in" svg:y="40.348in" draw:caption-point-x="-0.1669in" draw:caption-point-y="0.1697in">
              <dc:date>2013-02-25T00:00:00</dc:date>
              <text:p text:style-name="P1"><text:span text:style-name="T1">Nex-G:</text:span></text:p>
              <text:p text:style-name="P1"><text:span text:style-name="T2">Within the test purpose field a short description of the intention shall be given. Why the test case is needed, what especially needs to be considered (environment, equipment…), etc. </text:span></text:p>
            </office:annotation>
            <text:p>To delete <text:s/>message queue through nexg_msgctl( ) function</text:p>
          </table:table-cell>
          <table:covered-table-cell table:number-columns-repeated="7" table:style-name="ce49"/>
          <table:table-cell table:style-name="ce47" table:number-columns-repeated="1015"/>
        </table:table-row>
        <table:table-row table:style-name="ro17">
          <table:table-cell table:style-name="ce23" office:value-type="string" table:number-columns-spanned="1" table:number-rows-spanned="5">
            <text:p>Test Criteria</text:p>
          </table:table-cell>
          <table:table-cell table:style-name="ce29" office:value-type="string" table:number-columns-spanned="2" table:number-rows-spanned="1">
            <office:annotation draw:style-name="gr1" draw:text-style-name="P1" svg:width="2.924in" svg:height="1.0976in" svg:x="7.3827in" svg:y="40.5559in" draw:caption-point-x="-0.1681in" draw:caption-point-y="0.7299in">
              <dc:date>2013-02-25T00:00:00</dc:date>
              <text:p text:style-name="P1"><text:span text:style-name="T1">Nex-G:</text:span></text:p>
              <text:p text:style-name="P1"><text:span text:style-name="T2">Each Test case shall be performed in several steps. Each step might have its own result to observe. The test steps shall lead to the target described within the test purpose field.</text:span></text:p>
              <text:p text:style-name="P1"><text:span text:style-name="T2">The higher the level of details is the higher the quality of test cases can be assumed.</text:span></text:p>
            </office:annotation>
            <text:p>Test Step</text:p>
          </table:table-cell>
          <table:covered-table-cell table:style-name="ce29"/>
          <table:table-cell table:style-name="ce36" office:value-type="string" table:number-columns-spanned="2" table:number-rows-spanned="1">
            <text:p>Step Result</text:p>
          </table:table-cell>
          <table:covered-table-cell table:style-name="ce36"/>
          <table:table-cell table:style-name="ce22" office:value-type="string" table:number-columns-spanned="4" table:number-rows-spanned="1">
            <text:p>Test Steps</text:p>
          </table:table-cell>
          <table:covered-table-cell table:number-columns-repeated="3" table:style-name="ce22"/>
          <table:table-cell table:style-name="ce47" table:number-columns-repeated="1015"/>
        </table:table-row>
        <table:table-row table:style-name="ro11">
          <table:covered-table-cell table:style-name="ce23"/>
          <table:table-cell table:style-name="ce30" office:value-type="string">
            <office:annotation draw:style-name="gr1" draw:text-style-name="P1" svg:width="1.5484in" svg:height="1.5343in" svg:x="1.9634in" svg:y="40.7421in" draw:caption-point-x="-0.1791in" draw:caption-point-y="0.7201in">
              <dc:date>2013-02-25T00:00:00</dc:date>
              <text:p text:style-name="P1"><text:span text:style-name="T1">Nex-G:</text:span></text:p>
              <text:p text:style-name="P1"><text:span text:style-name="T2">Feel free to add further steps</text:span></text:p>
              <text:p text:style-name="P1"><text:span text:style-name="T2"/></text:p>
            </office:annotation>
            <text:p>No.</text:p>
          </table:table-cell>
          <table:table-cell table:style-name="ce30" office:value-type="string">
            <office:annotation draw:style-name="gr1" draw:text-style-name="P1" svg:width="1.4654in" svg:height="0.7996in" svg:x="7.3827in" svg:y="40.7421in" draw:caption-point-x="-0.1681in" draw:caption-point-y="0.7201in">
              <dc:date>2013-02-25T00:00:00</dc:date>
              <text:p text:style-name="P1"><text:span text:style-name="T1">Nex-G:</text:span></text:p>
              <text:p text:style-name="P1"><text:span text:style-name="T2">Short but precise description of what to do within a step.</text:span></text:p>
            </office:annotation>
            <text:p>Description</text:p>
          </table:table-cell>
          <table:table-cell table:style-name="ce37" office:value-type="string" table:number-columns-spanned="2" table:number-rows-spanned="1">
            <office:annotation draw:style-name="gr1" draw:text-style-name="P1" svg:width="2.2264in" svg:height="0.9535in" svg:x="11.3114in" svg:y="40.7421in" draw:caption-point-x="-0.1697in" draw:caption-point-y="0.7201in">
              <dc:date>2013-02-25T00:00:00</dc:date>
              <text:p text:style-name="P1"><text:span text:style-name="T1">Nex-G:</text:span></text:p>
              <text:p text:style-name="P1"><text:span text:style-name="T2">Short but precise description of the result to observe on the action performed. Sometimes this field might be empty. But at least the last step shall have a result description.</text:span></text:p>
            </office:annotation>
            <text:p>Description</text:p>
          </table:table-cell>
          <table:covered-table-cell table:style-name="ce37"/>
          <table:table-cell table:style-name="ce30" office:value-type="string">
            <office:annotation draw:style-name="gr1" draw:text-style-name="P1" svg:width="1.4157in" svg:height="0.7996in" svg:x="12.122in" svg:y="40.7421in" draw:caption-point-x="-0.1689in" draw:caption-point-y="0.7201in">
              <dc:date>2013-02-25T00:00:00</dc:date>
              <text:p text:style-name="P1"><text:span text:style-name="T1">Nex-G:</text:span></text:p>
              <text:p text:style-name="P1"><text:span text:style-name="T2">Mark this field with and "X" if the test case completely suceeded.</text:span></text:p>
            </office:annotation>
            <text:p>Pass</text:p>
          </table:table-cell>
          <table:table-cell table:style-name="ce30" office:value-type="string">
            <office:annotation draw:style-name="gr1" draw:text-style-name="P1" svg:width="3.2457in" svg:height="0.8051in" svg:x="13.3827in" svg:y="40.961in" draw:caption-point-x="-0.4646in" draw:caption-point-y="0.5012in">
              <dc:date>2013-02-25T00:00:00</dc:date>
              <text:p text:style-name="P1"><text:span text:style-name="T1">Nex-G:</text:span></text:p>
              <text:p text:style-name="P1"><text:span text:style-name="T2">If a test case feld please insert here an "X". In case of failure it is mandatory to deliver a detailed description of the observed behaviour and a description on how to reproduce the failure.</text:span></text:p>
              <text:p text:style-name="P1"><text:span text:style-name="T2"/></text:p>
            </office:annotation>
            <text:p>Fail</text:p>
          </table:table-cell>
          <table:table-cell table:style-name="ce30" office:value-type="string">
            <office:annotation draw:style-name="gr1" draw:text-style-name="P1" svg:width="3.2965in" svg:height="0.5311in" svg:x="13.8315in" svg:y="40.7421in" draw:caption-point-x="-0.1673in" draw:caption-point-y="0.7201in">
              <dc:date>2013-02-25T00:00:00</dc:date>
              <text:p text:style-name="P1"><text:span text:style-name="T1">Nex-G:</text:span></text:p>
              <text:p text:style-name="P1"><text:span text:style-name="T2">Please insert an "X" here if the test case is Not Applicable for the terminal currently tested. </text:span></text:p>
              <text:p text:style-name="P1"><text:span text:style-name="T2"/></text:p>
            </office:annotation>
            <text:p>N/A</text:p>
          </table:table-cell>
          <table:table-cell table:style-name="ce30" office:value-type="string">
            <office:annotation draw:style-name="gr1" draw:text-style-name="P1" svg:width="2.7748in" svg:height="0.7996in" svg:x="14.5272in" svg:y="40.7421in" draw:caption-point-x="-0.1669in" draw:caption-point-y="0.7201in">
              <dc:date>2013-02-25T00:00:00</dc:date>
              <text:p text:style-name="P1"><text:span text:style-name="T1">Nex-G:</text:span></text:p>
              <text:p text:style-name="P1"><text:span text:style-name="T2">If a test case fails but the failure and its reason can be accepted please tick this field. The final decision if the failure might be waived will be done by Vodafone.</text:span></text:p>
            </office:annotation>
            <text:p>Waiver</text:p>
          </table:table-cell>
          <table:table-cell table:style-name="ce47" table:number-columns-repeated="1015"/>
        </table:table-row>
        <table:table-row table:style-name="ro21">
          <table:covered-table-cell table:style-name="ce23"/>
          <table:table-cell table:style-name="ce31" office:value-type="float" office:value="1">
            <text:p>1</text:p>
          </table:table-cell>
          <table:table-cell table:style-name="ce34" office:value-type="string">
            <text:p>To delete <text:s/>the message queue</text:p>
          </table:table-cell>
          <table:table-cell table:style-name="ce34" office:value-type="string" table:number-columns-spanned="2" table:number-rows-spanned="1">
            <text:p>This function message qid THREEis deleted</text:p>
          </table:table-cell>
          <table:covered-table-cell table:style-name="ce34"/>
          <table:table-cell table:style-name="ce42" office:value-type="string">
            <text:p>X</text:p>
          </table:table-cell>
          <table:table-cell table:style-name="ce42" table:number-columns-repeated="3"/>
          <table:table-cell table:style-name="ce47" table:number-columns-repeated="1015"/>
        </table:table-row>
        <table:table-row table:style-name="ro12">
          <table:covered-table-cell table:style-name="ce23"/>
          <table:table-cell table:style-name="ce31" office:value-type="float" office:value="2">
            <text:p>2</text:p>
          </table:table-cell>
          <table:table-cell table:style-name="ce52"/>
          <table:table-cell table:style-name="ce56" table:number-columns-spanned="2" table:number-rows-spanned="1"/>
          <table:covered-table-cell table:style-name="ce56"/>
          <table:table-cell table:style-name="ce42" table:number-columns-repeated="4"/>
          <table:table-cell table:style-name="ce47" table:number-columns-repeated="1015"/>
        </table:table-row>
        <table:table-row table:style-name="ro12">
          <table:covered-table-cell table:style-name="ce23"/>
          <table:table-cell table:style-name="ce42" office:value-type="float" office:value="3">
            <text:p>3</text:p>
          </table:table-cell>
          <table:table-cell table:style-name="ce52"/>
          <table:table-cell table:style-name="ce52" table:number-columns-spanned="2" table:number-rows-spanned="1"/>
          <table:covered-table-cell table:style-name="ce52"/>
          <table:table-cell table:style-name="ce42" table:number-columns-repeated="4"/>
          <table:table-cell table:style-name="ce47" table:number-columns-repeated="1015"/>
        </table:table-row>
        <table:table-row table:style-name="ro18">
          <table:table-cell table:style-name="ce24" office:value-type="string">
            <text:p>Overall Result</text:p>
          </table:table-cell>
          <table:table-cell table:style-name="ce32" table:number-columns-spanned="4" table:number-rows-spanned="1"/>
          <table:covered-table-cell table:number-columns-repeated="3" table:style-name="ce32"/>
          <table:table-cell table:style-name="ce43" office:value-type="string">
            <office:annotation draw:style-name="gr1" draw:text-style-name="P1" svg:width="2.9177in" svg:height="0.685in" svg:x="12.122in" svg:y="53.7504in" draw:caption-point-x="-0.1689in" draw:caption-point-y="-9.6488in">
              <dc:date>2013-02-25T00:00:00</dc:date>
              <text:p text:style-name="P1"><text:span text:style-name="T1">Nex-G:</text:span></text:p>
              <text:p text:style-name="P1"><text:span text:style-name="T2">The results for steps will be stated next to each step. Additionally an overall result needs to stated at the bottom of the test steps. These fields are intended to summarise the results found. </text:span></text:p>
            </office:annotation>
            <text:p>Pass</text:p>
          </table:table-cell>
          <table:table-cell table:style-name="ce43" table:number-columns-repeated="3"/>
          <table:table-cell table:style-name="ce47" table:number-columns-repeated="1015"/>
        </table:table-row>
        <table:table-row table:style-name="ro14">
          <table:table-cell table:style-name="ce23" office:value-type="string">
            <office:annotation draw:style-name="gr1" draw:text-style-name="P1" svg:width="2.7756in" svg:height="0.8201in" svg:x="1.5583in" svg:y="54.0823in" draw:caption-point-x="-0.1689in" draw:caption-point-y="-9.7524in">
              <dc:date>2013-02-25T00:00:00</dc:date>
              <text:p text:style-name="P1"><text:span text:style-name="T1">Nex-G:</text:span></text:p>
              <text:p text:style-name="P1"><text:span text:style-name="T2">If a test case fails it is mandatory to describe exactly the behaviour that was observed and how it was found. It is possible to find defects that are not caused by the application but by the terminal the test was conducted on. </text:span></text:p>
            </office:annotation>
            <text:p>Observed Results in case of failure</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5" office:value-type="string">
            <office:annotation draw:style-name="gr1" draw:text-style-name="P1" svg:width="2.8394in" svg:height="0.8311in" svg:x="1.5583in" svg:y="54.2583in" draw:caption-point-x="-0.1689in" draw:caption-point-y="-9.0669in">
              <dc:date>2013-02-25T00:00:00</dc:date>
              <text:p text:style-name="P1"><text:span text:style-name="T1">Nex-G:</text:span></text:p>
              <text:p text:style-name="P1"><text:span text:style-name="T2">Please insert here the description what will be the end user impact if the test case fails. This is only needed if you want to request a waiver. There needs to be a useful argumentation to grant the waiver.</text:span></text:p>
            </office:annotation>
            <text:p>End User Impact / Waiver description</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6" office:value-type="string">
            <office:annotation draw:style-name="gr1" draw:text-style-name="P1" svg:width="1.5346in" svg:height="0.6953in" svg:x="1.5583in" svg:y="54.4354in" draw:caption-point-x="-0.1689in" draw:caption-point-y="-8.4764in">
              <dc:date>2013-02-25T00:00:00</dc:date>
              <text:p text:style-name="P1"><text:span text:style-name="T1">Nex-G:</text:span></text:p>
              <text:p text:style-name="P1"><text:span text:style-name="T2">Use this field to insert further comments you think are necessary.</text:span></text:p>
            </office:annotation>
            <text:p>Comments</text:p>
          </table:table-cell>
          <table:table-cell table:style-name="ce50" table:number-columns-spanned="8" table:number-rows-spanned="1"/>
          <table:covered-table-cell table:number-columns-repeated="7" table:style-name="ce50"/>
          <table:table-cell table:style-name="ce47" table:number-columns-repeated="1015"/>
        </table:table-row>
        <table:table-row table:style-name="ro23">
          <table:table-cell table:style-name="ce22" office:value-type="string">
            <text:p>Test Case</text:p>
          </table:table-cell>
          <table:table-cell table:style-name="ce27" office:value-type="string" table:number-columns-spanned="2" table:number-rows-spanned="1">
            <office:annotation draw:style-name="gr1" draw:text-style-name="P1" svg:width="1.4654in" svg:height="0.7571in" svg:x="7.3827in" svg:y="59.8528in" draw:caption-point-x="-0.1681in" draw:caption-point-y="-13.1256in">
              <dc:date>2013-02-25T00:00:00</dc:date>
              <text:p text:style-name="P1"><text:span text:style-name="T1">Nex-G:</text:span></text:p>
              <text:p text:style-name="P1"><text:span text:style-name="T2">Please name the test case with a short phrase reflecting the test cases intention.</text:span></text:p>
            </office:annotation>
            <text:p>NES_MAC_HS_UE_TR_MACHS </text:p>
          </table:table-cell>
          <table:covered-table-cell table:style-name="ce27"/>
          <table:table-cell table:style-name="ce35" office:value-type="string" table:number-columns-spanned="2" table:number-rows-spanned="1">
            <office:annotation draw:style-name="gr1" draw:text-style-name="P1" svg:width="4.1906in" svg:height="0.778in" svg:x="10.9146in" svg:y="60.1953in" draw:caption-point-x="0.2272in" draw:caption-point-y="-13.4681in">
              <dc:date>2013-02-25T00:00:00</dc:date>
              <text:p text:style-name="P1"><text:span text:style-name="T1">Nex-G:</text:span></text:p>
              <text:p text:style-name="P1"><text:span text:style-name="T2">Please use the following format: Abbreviation Company-Abbr. Section-Number of test in section:</text:span></text:p>
              <text:p text:style-name="P1"><text:span text:style-name="T2">e.g. NESPL-GEN-001</text:span></text:p>
              <text:p text:style-name="P1"><text:span text:style-name="T2"/></text:p>
            </office:annotation>
            <text:p>ID: NESPL_MAC_HS_MACHS_001_001</text:p>
          </table:table-cell>
          <table:covered-table-cell table:style-name="ce35"/>
          <table:table-cell table:style-name="ce40" office:value-type="string">
            <text:p>Nex-G</text:p>
          </table:table-cell>
          <table:table-cell table:style-name="ce41" table:content-validation-name="val7" office:value-type="string">
            <office:annotation draw:style-name="gr1" draw:text-style-name="P1" svg:width="3.9547in" svg:height="3.1134in" svg:x="13.0098in" svg:y="59.8528in" draw:caption-point-x="-0.0917in" draw:caption-point-y="-13.1256in">
              <dc:date>2013-02-25T00:00:00</dc:date>
              <text:p text:style-name="P1"><text:span text:style-name="T1">Nex-G:</text:span></text:p>
              <text:p text:style-name="P1"><text:span text:style-name="T2">Severity 1a: <text:s text:c="2"/>Fatal: Recommended not to be purchased due to severe customer impact, network capacity, fraud.</text:span></text:p>
              <text:p text:style-name="P1"><text:span text:style-name="T2">Severity 1b: <text:s/>Critical: Recommended not to be purchased for specific markets due to severe customer impact, network capacity, fraud.</text:span></text:p>
              <text:p text:style-name="P1"><text:span text:style-name="T2">Severity 2: <text:s/>Serious: Solution required in the next release.</text:span></text:p>
              <text:p text:style-name="P1"><text:span text:style-name="T2">Severity 3: <text:s/>Major: Solution required in coming releases.</text:span></text:p>
              <text:p text:style-name="P1"><text:span text:style-name="T2">Severity 4: <text:s/>Minor: Implementation in future products.</text:span></text:p>
              <text:p text:style-name="P1"><text:span text:style-name="T2"/></text:p>
            </office:annotation>
            <text:p>1a - Fatal</text:p>
          </table:table-cell>
          <table:table-cell table:style-name="ce45" office:value-type="string" table:number-columns-spanned="2" table:number-rows-spanned="1">
            <office:annotation draw:style-name="gr1" draw:text-style-name="P1" svg:width="1.4043in" svg:height="0.715in" svg:x="14.5272in" svg:y="59.9575in" draw:caption-point-x="-0.1669in" draw:caption-point-y="-13.0228in">
              <dc:date>2013-02-25T00:00:00</dc:date>
              <text:p text:style-name="P1"><text:span text:style-name="T1">Nex-G:</text:span></text:p>
              <text:p text:style-name="P1"><text:span text:style-name="T2">Date, when the test was executed.</text:span></text:p>
            </office:annotation>
            <text:p>20-02-2013</text:p>
          </table:table-cell>
          <table:covered-table-cell table:style-name="ce45"/>
          <table:table-cell table:style-name="ce47" table:number-columns-repeated="1015"/>
        </table:table-row>
        <table:table-row table:style-name="ro24">
          <table:table-cell table:style-name="ce22"/>
          <table:table-cell table:style-name="ce27" table:number-columns-repeated="2"/>
          <table:table-cell table:style-name="ce35" office:value-type="string">
            <text:p>Network dependent:</text:p>
          </table:table-cell>
          <table:table-cell table:style-name="ce38" table:content-validation-name="val5" office:value-type="string">
            <office:annotation draw:style-name="gr1" draw:text-style-name="P1" svg:width="3.1409in" svg:height="0.6437in" svg:x="11.3114in" svg:y="60.0394in" draw:caption-point-x="-0.1697in" draw:caption-point-y="-13.0965in">
              <dc:date>2013-02-25T00:00:00</dc:date>
              <text:p text:style-name="P1"><text:span text:style-name="T1">Nex-G:</text:span></text:p>
              <text:p text:style-name="P1"><text:span text:style-name="T2">If the applications needs access to the network it is "network dependent". If the test case is checking the network connection please insert "Yes" otherwise "No".</text:span></text:p>
            </office:annotation>
            <text:p>Yes</text:p>
          </table:table-cell>
          <table:table-cell table:style-name="ce41" table:number-columns-spanned="4" table:number-rows-spanned="1"/>
          <table:covered-table-cell table:number-columns-repeated="3" table:style-name="ce41"/>
          <table:table-cell table:style-name="ce47" table:number-columns-repeated="1015"/>
        </table:table-row>
        <table:table-row table:style-name="ro10">
          <table:table-cell table:style-name="ce23" office:value-type="string">
            <text:p>Test purpose</text:p>
          </table:table-cell>
          <table:table-cell table:style-name="ce49" office:value-type="string" table:number-columns-spanned="8" table:number-rows-spanned="1">
            <text:p>nexg_fclose function we used for closing the file.</text:p>
          </table:table-cell>
          <table:covered-table-cell table:number-columns-repeated="7" table:style-name="ce49"/>
          <table:table-cell table:style-name="ce47" table:number-columns-repeated="1015"/>
        </table:table-row>
        <table:table-row table:style-name="ro17">
          <table:table-cell table:style-name="ce23" office:value-type="string" table:number-columns-spanned="1" table:number-rows-spanned="5">
            <text:p>Test Criteria</text:p>
          </table:table-cell>
          <table:table-cell table:style-name="ce29" office:value-type="string" table:number-columns-spanned="2" table:number-rows-spanned="1">
            <office:annotation draw:style-name="gr1" draw:text-style-name="P1" svg:width="2.924in" svg:height="1.1102in" svg:x="7.3827in" svg:y="61.0154in" draw:caption-point-x="-0.1681in" draw:caption-point-y="-13.0913in">
              <dc:date>2013-02-25T00:00:00</dc:date>
              <text:p text:style-name="P1"><text:span text:style-name="T1">Nex-G:</text:span></text:p>
              <text:p text:style-name="P1"><text:span text:style-name="T2">Each Test case shall be performed in several steps. Each step might have its own result to observe. The test steps shall lead to the target described within the test purpose field.</text:span></text:p>
              <text:p text:style-name="P1"><text:span text:style-name="T2">The higher the level of details is the higher the quality of test cases can be assumed.</text:span></text:p>
            </office:annotation>
            <text:p>Test Step</text:p>
          </table:table-cell>
          <table:covered-table-cell table:style-name="ce29"/>
          <table:table-cell table:style-name="ce36" office:value-type="string" table:number-columns-spanned="2" table:number-rows-spanned="1">
            <text:p>Step Result</text:p>
          </table:table-cell>
          <table:covered-table-cell table:style-name="ce36"/>
          <table:table-cell table:style-name="ce22" office:value-type="string" table:number-columns-spanned="4" table:number-rows-spanned="1">
            <text:p>Test Steps</text:p>
          </table:table-cell>
          <table:covered-table-cell table:number-columns-repeated="3" table:style-name="ce22"/>
          <table:table-cell table:style-name="ce47" table:number-columns-repeated="1015"/>
        </table:table-row>
        <table:table-row table:style-name="ro11">
          <table:covered-table-cell table:style-name="ce23"/>
          <table:table-cell table:style-name="ce30" office:value-type="string">
            <office:annotation draw:style-name="gr1" draw:text-style-name="P1" svg:width="1.5484in" svg:height="1.5146in" svg:x="1.9634in" svg:y="61.1815in" draw:caption-point-x="-0.1791in" draw:caption-point-y="-13.0811in">
              <dc:date>2013-02-25T00:00:00</dc:date>
              <text:p text:style-name="P1"><text:span text:style-name="T1">Nex-G:</text:span></text:p>
              <text:p text:style-name="P1"><text:span text:style-name="T2">Feel free to add further steps</text:span></text:p>
              <text:p text:style-name="P1"><text:span text:style-name="T2"/></text:p>
            </office:annotation>
            <text:p>No.</text:p>
          </table:table-cell>
          <table:table-cell table:style-name="ce30" office:value-type="string">
            <office:annotation draw:style-name="gr1" draw:text-style-name="P1" svg:width="1.4654in" svg:height="0.7984in" svg:x="7.3827in" svg:y="61.1815in" draw:caption-point-x="-0.1681in" draw:caption-point-y="-13.0811in">
              <dc:date>2013-02-25T00:00:00</dc:date>
              <text:p text:style-name="P1"><text:span text:style-name="T1">Nex-G:</text:span></text:p>
              <text:p text:style-name="P1"><text:span text:style-name="T2">Short but precise description of what to do within a step.</text:span></text:p>
            </office:annotation>
            <text:p>Description</text:p>
          </table:table-cell>
          <table:table-cell table:style-name="ce37" office:value-type="string" table:number-columns-spanned="2" table:number-rows-spanned="1">
            <office:annotation draw:style-name="gr1" draw:text-style-name="P1" svg:width="2.2264in" svg:height="0.9543in" svg:x="11.3114in" svg:y="61.1815in" draw:caption-point-x="-0.1697in" draw:caption-point-y="-13.0811in">
              <dc:date>2013-02-25T00:00:00</dc:date>
              <text:p text:style-name="P1"><text:span text:style-name="T1">Nex-G:</text:span></text:p>
              <text:p text:style-name="P1"><text:span text:style-name="T2">Short but precise description of the result to observe on the action performed. Sometimes this field might be empty. But at least the last step shall have a result description.</text:span></text:p>
            </office:annotation>
            <text:p>Description</text:p>
          </table:table-cell>
          <table:covered-table-cell table:style-name="ce37"/>
          <table:table-cell table:style-name="ce30" office:value-type="string">
            <office:annotation draw:style-name="gr1" draw:text-style-name="P1" svg:width="1.4157in" svg:height="0.7984in" svg:x="12.122in" svg:y="61.1815in" draw:caption-point-x="-0.1689in" draw:caption-point-y="-13.0811in">
              <dc:date>2013-02-25T00:00:00</dc:date>
              <text:p text:style-name="P1"><text:span text:style-name="T1">Nex-G:</text:span></text:p>
              <text:p text:style-name="P1"><text:span text:style-name="T2">Mark this field with and "X" if the test case completely suceeded.</text:span></text:p>
            </office:annotation>
            <text:p>Pass</text:p>
          </table:table-cell>
          <table:table-cell table:style-name="ce30" office:value-type="string">
            <office:annotation draw:style-name="gr1" draw:text-style-name="P1" svg:width="3.2457in" svg:height="0.8091in" svg:x="13.3827in" svg:y="61.4094in" draw:caption-point-x="-0.4646in" draw:caption-point-y="-13.3091in">
              <dc:date>2013-02-25T00:00:00</dc:date>
              <text:p text:style-name="P1"><text:span text:style-name="T1">Nex-G:</text:span></text:p>
              <text:p text:style-name="P1"><text:span text:style-name="T2">If a test case feld please insert here an "X". In case of failure it is mandatory to deliver a detailed description of the observed behaviour and a description on how to reproduce the failure.</text:span></text:p>
              <text:p text:style-name="P1"><text:span text:style-name="T2"/></text:p>
            </office:annotation>
            <text:p>Fail</text:p>
          </table:table-cell>
          <table:table-cell table:style-name="ce30" office:value-type="string">
            <office:annotation draw:style-name="gr1" draw:text-style-name="P1" svg:width="3.2965in" svg:height="0.5299in" svg:x="13.8315in" svg:y="61.1815in" draw:caption-point-x="-0.1673in" draw:caption-point-y="-13.0811in">
              <dc:date>2013-02-25T00:00:00</dc:date>
              <text:p text:style-name="P1"><text:span text:style-name="T1">Nex-G:</text:span></text:p>
              <text:p text:style-name="P1"><text:span text:style-name="T2">Please insert an "X" here if the test case is Not Applicable for the terminal currently tested. </text:span></text:p>
              <text:p text:style-name="P1"><text:span text:style-name="T2"/></text:p>
            </office:annotation>
            <text:p>N/A</text:p>
          </table:table-cell>
          <table:table-cell table:style-name="ce30" office:value-type="string">
            <office:annotation draw:style-name="gr1" draw:text-style-name="P1" svg:width="2.7748in" svg:height="0.8091in" svg:x="14.5272in" svg:y="61.1815in" draw:caption-point-x="-0.1669in" draw:caption-point-y="-13.0811in">
              <dc:date>2013-02-25T00:00:00</dc:date>
              <text:p text:style-name="P1"><text:span text:style-name="T1">Nex-G:</text:span></text:p>
              <text:p text:style-name="P1"><text:span text:style-name="T2">If a test case fails but the failure and its reason can be accepted please tick this field. The final decision if the failure might be waived will be done by Vodafone.</text:span></text:p>
            </office:annotation>
            <text:p>Waiver</text:p>
          </table:table-cell>
          <table:table-cell table:style-name="ce47" table:number-columns-repeated="1015"/>
        </table:table-row>
        <table:table-row table:style-name="ro22">
          <table:covered-table-cell table:style-name="ce23"/>
          <table:table-cell table:style-name="ce31" office:value-type="float" office:value="1">
            <text:p>1</text:p>
          </table:table-cell>
          <table:table-cell table:style-name="ce34" office:value-type="string">
            <text:p>Using nexg_fclose function memory which we used had freed,</text:p>
          </table:table-cell>
          <table:table-cell table:style-name="ce34" office:value-type="string" table:number-columns-spanned="2" table:number-rows-spanned="1">
            <text:p>All memory which used in File pointer has now freed.</text:p>
          </table:table-cell>
          <table:covered-table-cell table:style-name="ce34"/>
          <table:table-cell table:style-name="ce42" office:value-type="string">
            <text:p>X</text:p>
          </table:table-cell>
          <table:table-cell table:style-name="ce42" table:number-columns-repeated="3"/>
          <table:table-cell table:style-name="ce47" table:number-columns-repeated="1015"/>
        </table:table-row>
        <table:table-row table:style-name="ro12">
          <table:covered-table-cell table:style-name="ce23"/>
          <table:table-cell table:style-name="ce31"/>
          <table:table-cell table:style-name="ce53"/>
          <table:table-cell table:style-name="ce34" table:number-columns-spanned="2" table:number-rows-spanned="1"/>
          <table:covered-table-cell table:style-name="ce34"/>
          <table:table-cell table:style-name="ce42" table:number-columns-repeated="4"/>
          <table:table-cell table:style-name="ce47" table:number-columns-repeated="1015"/>
        </table:table-row>
        <table:table-row table:style-name="ro12">
          <table:covered-table-cell table:style-name="ce23"/>
          <table:table-cell table:style-name="ce42"/>
          <table:table-cell table:style-name="ce52"/>
          <table:table-cell table:style-name="ce52" table:number-columns-spanned="2" table:number-rows-spanned="1"/>
          <table:covered-table-cell table:style-name="ce52"/>
          <table:table-cell table:style-name="ce42" table:number-columns-repeated="4"/>
          <table:table-cell table:style-name="ce47" table:number-columns-repeated="1015"/>
        </table:table-row>
        <table:table-row table:style-name="ro18">
          <table:table-cell table:style-name="ce24" office:value-type="string">
            <text:p>Overall Result</text:p>
          </table:table-cell>
          <table:table-cell table:style-name="ce32" table:number-columns-spanned="4" table:number-rows-spanned="1"/>
          <table:covered-table-cell table:number-columns-repeated="3" table:style-name="ce32"/>
          <table:table-cell table:style-name="ce43" office:value-type="string">
            <office:annotation draw:style-name="gr1" draw:text-style-name="P1" svg:width="2.9177in" svg:height="0.7587in" svg:x="12.122in" svg:y="63.5988in" draw:caption-point-x="-0.1689in" draw:caption-point-y="-12.7295in">
              <dc:date>2013-02-25T00:00:00</dc:date>
              <text:p text:style-name="P1"><text:span text:style-name="T1">Nex-G:</text:span></text:p>
              <text:p text:style-name="P1"><text:span text:style-name="T2">The results for steps will be stated next to each step. Additionally an overall result needs to stated at the bottom of the test steps. These fields are intended to summarise the results found. </text:span></text:p>
            </office:annotation>
            <text:p>Pass</text:p>
          </table:table-cell>
          <table:table-cell table:style-name="ce43" table:number-columns-repeated="3"/>
          <table:table-cell table:style-name="ce47" table:number-columns-repeated="1015"/>
        </table:table-row>
        <table:table-row table:style-name="ro14">
          <table:table-cell table:style-name="ce23" office:value-type="string">
            <office:annotation draw:style-name="gr1" draw:text-style-name="P1" svg:width="2.7756in" svg:height="0.9028in" svg:x="1.5583in" svg:y="64.0039in" draw:caption-point-x="-0.1689in" draw:caption-point-y="-12.9063in">
              <dc:date>2013-02-25T00:00:00</dc:date>
              <text:p text:style-name="P1"><text:span text:style-name="T1">Nex-G:</text:span></text:p>
              <text:p text:style-name="P1"><text:span text:style-name="T2">If a test case fails it is mandatory to describe exactly the behaviour that was observed and how it was found. It is possible to find defects that are not caused by the application but by the terminal the test was conducted on. </text:span></text:p>
            </office:annotation>
            <text:p>Observed Results in case of failure</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5" office:value-type="string">
            <office:annotation draw:style-name="gr1" draw:text-style-name="P1" svg:width="2.8394in" svg:height="0.9138in" svg:x="1.5583in" svg:y="64.865in" draw:caption-point-x="-0.1689in" draw:caption-point-y="-12.9059in">
              <dc:date>2013-02-25T00:00:00</dc:date>
              <text:p text:style-name="P1"><text:span text:style-name="T1">Nex-G:</text:span></text:p>
              <text:p text:style-name="P1"><text:span text:style-name="T2">Please insert here the description what will be the end user impact if the test case fails. This is only needed if you want to request a waiver. There needs to be a useful argumentation to grant the waiver.</text:span></text:p>
            </office:annotation>
            <text:p>End User Impact / Waiver description</text:p>
          </table:table-cell>
          <table:table-cell table:style-name="ce33" table:number-columns-spanned="8" table:number-rows-spanned="1"/>
          <table:covered-table-cell table:number-columns-repeated="7" table:style-name="ce33"/>
          <table:table-cell table:style-name="ce47" table:number-columns-repeated="1015"/>
        </table:table-row>
        <table:table-row table:style-name="ro10">
          <table:table-cell table:style-name="ce26" office:value-type="string">
            <office:annotation draw:style-name="gr1" draw:text-style-name="P1" svg:width="1.5346in" svg:height="0.7677in" svg:x="1.5583in" svg:y="65.6331in" draw:caption-point-x="-0.1689in" draw:caption-point-y="-12.9063in">
              <dc:date>2013-02-25T00:00:00</dc:date>
              <text:p text:style-name="P1"><text:span text:style-name="T1">Nex-G:</text:span></text:p>
              <text:p text:style-name="P1"><text:span text:style-name="T2">Use this field to insert further comments you think are necessary.</text:span></text:p>
            </office:annotation>
            <text:p>Comments</text:p>
          </table:table-cell>
          <table:table-cell table:style-name="ce50" table:number-columns-spanned="8" table:number-rows-spanned="1"/>
          <table:covered-table-cell table:number-columns-repeated="7" table:style-name="ce50"/>
          <table:table-cell table:style-name="ce47" table:number-columns-repeated="1015"/>
        </table:table-row>
        <table:table-row table:style-name="ro1" table:number-rows-repeated="1048455">
          <table:table-cell table:number-columns-repeated="1024"/>
        </table:table-row>
        <table:table-row table:style-name="ro1">
          <table:table-cell table:number-columns-repeated="1024"/>
        </table:table-row>
      </table:table>
      <table:table table:name="Sheet4" table:style-name="ta4">
        <office:forms form:automatic-focus="false" form:apply-design-mode="false"/>
        <table:table-column table:style-name="co19" table:default-cell-style-name="Default"/>
        <table:table-row table:style-name="ro2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Arial" svg:font-family="Arial"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number:text>($</number:text>
      <number:number number:decimal-places="2" number:min-integer-digits="1" number:grouping="true"/>
      <number:text>)</number:text>
      <style:map style:condition="value()&gt;=0" style:apply-style-name="N126P0"/>
    </number:number-style>
    <number:number-style style:name="N127P0" style:volatile="true">
      <number:text>$</number:text>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number:text>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 $(</number:text>
      <number:number number:decimal-places="0" number:min-integer-digits="1" number:grouping="true"/>
      <number:text>)</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style:text-properties fo:color="#ff0000"/>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1P0" style:volatile="true" number:language="en" number:country="US">
      <number:currency-symbol/>
      <number:number number:decimal-places="0" number:min-integer-digits="1" number:grouping="true"/>
      <number:text> </number:text>
    </number:currency-style>
    <number:currency-style style:name="N5131" number:language="en" number:country="US">
      <number:text>(</number:text>
      <number:currency-symbol/>
      <number:number number:decimal-places="0" number:min-integer-digits="1" number:grouping="true"/>
      <number:text>)</number:text>
      <style:map style:condition="value()&gt;=0" style:apply-style-name="N5131P0"/>
    </number:currency-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style:text-properties fo:color="#ff0000"/>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2" number:min-integer-digits="1" number:grouping="true"/>
      <number:text> </number:text>
    </number:currency-style>
    <number:currency-style style:name="N5133" number:language="en" number:country="US">
      <number:text>(</number:text>
      <number:currency-symbol/>
      <number:number number:decimal-places="2" number:min-integer-digits="1" number:grouping="true"/>
      <number:text>)</number:text>
      <style:map style:condition="value()&gt;=0" style:apply-style-name="N5133P0"/>
    </number:currency-style>
    <number:currency-style style:name="N5134P0" style:volatile="true" number:language="en" number:country="US">
      <number:currency-symbol/>
      <number:number number:decimal-places="2" number:min-integer-digits="1" number:grouping="true"/>
      <number:text> </number:text>
    </number:currency-style>
    <number:currency-style style:name="N5134" number:language="en" number:country="US">
      <style:text-properties fo:color="#ff0000"/>
      <number:text>(</number:text>
      <number:currency-symbol/>
      <number:number number:decimal-places="2" number:min-integer-digits="1" number:grouping="true"/>
      <number:text>)</number:text>
      <style:map style:condition="value()&gt;=0" style:apply-style-name="N5134P0"/>
    </number:currency-style>
    <style:style style:name="Default" style:family="table-cell">
      <style:table-cell-properties fo:padding="0.028in"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5902in" fo:margin-bottom="0.7902in" fo:margin-left="0.4598in" fo:margin-right="0.5598in" style:first-page-number="continue" style:scale-to="100%" style:writing-mode="lr-tb"/>
      <style:header-style>
        <style:header-footer-properties fo:min-height="0.2957in" fo:margin-left="0.2882in" fo:margin-right="0.1882in" fo:margin-bottom="0in"/>
      </style:header-style>
      <style:footer-style>
        <style:header-footer-properties fo:min-height="0.2957in" fo:margin-left="0.2882in" fo:margin-right="0.1882in" fo:margin-top="0in"/>
      </style:footer-style>
    </style:page-layout>
    <style:page-layout style:name="Mpm4">
      <style:page-layout-properties fo:page-width="8.2681in" fo:page-height="11.6929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25">02/25/2013</text:date>, <text:time>13:18:55</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Section_20_3" style:display-name="PageStyle_Section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ction_20_3.1" style:display-name="PageStyle_Section 3.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Bhanu-Nawal </dc:creator>
    <dc:date>2013-02-25T13:18:54</dc:date>
    <meta:editing-cycles>4</meta:editing-cycles>
    <meta:editing-duration>P2171DT10H25M19S</meta:editing-duration>
    <meta:generator>LibreOffice/3.4$Linux LibreOffice_project/340m1$Build-402</meta:generator>
    <meta:document-statistic meta:table-count="4" meta:cell-count="319" meta:object-count="0"/>
  </office:meta>
</office:document-meta>
</file>